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453.51pt" svg:height="255.09pt" svg:x="371.79pt" svg:y="2.83pt">
            <draw:object draw:notify-on-update-of-ranges="'relay1.comm.sub.network'.E2:'relay1.comm.sub.network'.E332 'relay1.comm.sub.network'.F2:'relay1.comm.sub.network'.F3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26271.06793" calcext:value-type="float">
            <text:p>1456026271.06793</text:p>
          </table:table-cell>
          <table:table-cell office:value-type="float" office:value="1456026271.06983" calcext:value-type="float">
            <text:p>1456026271.06983</text:p>
          </table:table-cell>
          <table:table-cell office:value-type="float" office:value="7824" calcext:value-type="float">
            <text:p>7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26271.29894" calcext:value-type="float">
            <text:p>1456026271.29894</text:p>
          </table:table-cell>
          <table:table-cell office:value-type="float" office:value="1456026271.29921" calcext:value-type="float">
            <text:p>1456026271.29921</text:p>
          </table:table-cell>
          <table:table-cell office:value-type="float" office:value="4384" calcext:value-type="float">
            <text:p>4384</text:p>
          </table:table-cell>
          <table:table-cell table:formula="of:=[.B3]-[.B$2]" office:value-type="float" office:value="0.231004238128662" calcext:value-type="float">
            <text:p>0.2310042381</text:p>
          </table:table-cell>
          <table:table-cell table:formula="of:=[.D3]/([.E3]-[.E2])" office:value-type="float" office:value="18978.0067911925" calcext:value-type="float">
            <text:p>18978.00679119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26271.31079" calcext:value-type="float">
            <text:p>1456026271.31079</text:p>
          </table:table-cell>
          <table:table-cell office:value-type="float" office:value="1456026271.31246" calcext:value-type="float">
            <text:p>1456026271.31246</text:p>
          </table:table-cell>
          <table:table-cell office:value-type="float" office:value="4384" calcext:value-type="float">
            <text:p>4384</text:p>
          </table:table-cell>
          <table:table-cell table:formula="of:=[.B4]-[.B$2]" office:value-type="float" office:value="0.242856979370117" calcext:value-type="float">
            <text:p>0.2428569794</text:p>
          </table:table-cell>
          <table:table-cell table:formula="of:=[.D4]/([.E4]-[.E3])" office:value-type="float" office:value="369872.243955425" calcext:value-type="float">
            <text:p>369872.2439554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26271.42341" calcext:value-type="float">
            <text:p>1456026271.42341</text:p>
          </table:table-cell>
          <table:table-cell office:value-type="float" office:value="1456026271.42369" calcext:value-type="float">
            <text:p>1456026271.42369</text:p>
          </table:table-cell>
          <table:table-cell office:value-type="float" office:value="4440" calcext:value-type="float">
            <text:p>4440</text:p>
          </table:table-cell>
          <table:table-cell table:formula="of:=[.B5]-[.B$2]" office:value-type="float" office:value="0.355480909347534" calcext:value-type="float">
            <text:p>0.3554809093</text:p>
          </table:table-cell>
          <table:table-cell table:formula="of:=[.D5]/([.E5]-[.E4])" office:value-type="float" office:value="39423.2380355604" calcext:value-type="float">
            <text:p>39423.23803556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26271.73097" calcext:value-type="float">
            <text:p>1456026271.73097</text:p>
          </table:table-cell>
          <table:table-cell office:value-type="float" office:value="1456026271.73125" calcext:value-type="float">
            <text:p>1456026271.73125</text:p>
          </table:table-cell>
          <table:table-cell office:value-type="float" office:value="4624" calcext:value-type="float">
            <text:p>4624</text:p>
          </table:table-cell>
          <table:table-cell table:formula="of:=[.B6]-[.B$2]" office:value-type="float" office:value="0.663039207458496" calcext:value-type="float">
            <text:p>0.6630392075</text:p>
          </table:table-cell>
          <table:table-cell table:formula="of:=[.D6]/([.E6]-[.E5])" office:value-type="float" office:value="15034.5480138264" calcext:value-type="float">
            <text:p>15034.54801382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26271.75716" calcext:value-type="float">
            <text:p>1456026271.75716</text:p>
          </table:table-cell>
          <table:table-cell office:value-type="float" office:value="1456026271.75742" calcext:value-type="float">
            <text:p>1456026271.75742</text:p>
          </table:table-cell>
          <table:table-cell office:value-type="float" office:value="4640" calcext:value-type="float">
            <text:p>4640</text:p>
          </table:table-cell>
          <table:table-cell table:formula="of:=[.B7]-[.B$2]" office:value-type="float" office:value="0.689223766326904" calcext:value-type="float">
            <text:p>0.6892237663</text:p>
          </table:table-cell>
          <table:table-cell table:formula="of:=[.D7]/([.E7]-[.E6])" office:value-type="float" office:value="177203.672718664" calcext:value-type="float">
            <text:p>177203.6727186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26271.76904" calcext:value-type="float">
            <text:p>1456026271.76904</text:p>
          </table:table-cell>
          <table:table-cell office:value-type="float" office:value="1456026271.77075" calcext:value-type="float">
            <text:p>1456026271.77075</text:p>
          </table:table-cell>
          <table:table-cell office:value-type="float" office:value="4656" calcext:value-type="float">
            <text:p>4656</text:p>
          </table:table-cell>
          <table:table-cell table:formula="of:=[.B8]-[.B$2]" office:value-type="float" office:value="0.701109886169434" calcext:value-type="float">
            <text:p>0.7011098862</text:p>
          </table:table-cell>
          <table:table-cell table:formula="of:=[.D8]/([.E8]-[.E7])" office:value-type="float" office:value="391717.403297629" calcext:value-type="float">
            <text:p>391717.4032976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26271.99948" calcext:value-type="float">
            <text:p>1456026271.99948</text:p>
          </table:table-cell>
          <table:table-cell office:value-type="float" office:value="1456026271.99976" calcext:value-type="float">
            <text:p>1456026271.99976</text:p>
          </table:table-cell>
          <table:table-cell office:value-type="float" office:value="4848" calcext:value-type="float">
            <text:p>4848</text:p>
          </table:table-cell>
          <table:table-cell table:formula="of:=[.B9]-[.B$2]" office:value-type="float" office:value="0.931549787521362" calcext:value-type="float">
            <text:p>0.9315497875</text:p>
          </table:table-cell>
          <table:table-cell table:formula="of:=[.D9]/([.E9]-[.E8])" office:value-type="float" office:value="21038.0232397171" calcext:value-type="float">
            <text:p>21038.02323971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26272.01148" calcext:value-type="float">
            <text:p>1456026272.01148</text:p>
          </table:table-cell>
          <table:table-cell office:value-type="float" office:value="1456026272.01326" calcext:value-type="float">
            <text:p>1456026272.01326</text:p>
          </table:table-cell>
          <table:table-cell office:value-type="float" office:value="4856" calcext:value-type="float">
            <text:p>4856</text:p>
          </table:table-cell>
          <table:table-cell table:formula="of:=[.B10]-[.B$2]" office:value-type="float" office:value="0.943544864654541" calcext:value-type="float">
            <text:p>0.9435448647</text:p>
          </table:table-cell>
          <table:table-cell table:formula="of:=[.D10]/([.E10]-[.E9])" office:value-type="float" office:value="404832.744807299" calcext:value-type="float">
            <text:p>404832.7448072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26272.12021" calcext:value-type="float">
            <text:p>1456026272.12021</text:p>
          </table:table-cell>
          <table:table-cell office:value-type="float" office:value="1456026272.12051" calcext:value-type="float">
            <text:p>1456026272.12051</text:p>
          </table:table-cell>
          <table:table-cell office:value-type="float" office:value="4960" calcext:value-type="float">
            <text:p>4960</text:p>
          </table:table-cell>
          <table:table-cell table:formula="of:=[.B11]-[.B$2]" office:value-type="float" office:value="1.0522792339325" calcext:value-type="float">
            <text:p>1.0522792339</text:p>
          </table:table-cell>
          <table:table-cell table:formula="of:=[.D11]/([.E11]-[.E10])" office:value-type="float" office:value="45615.7517897668" calcext:value-type="float">
            <text:p>45615.75178976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26272.42831" calcext:value-type="float">
            <text:p>1456026272.42831</text:p>
          </table:table-cell>
          <table:table-cell office:value-type="float" office:value="1456026272.42858" calcext:value-type="float">
            <text:p>1456026272.42858</text:p>
          </table:table-cell>
          <table:table-cell office:value-type="float" office:value="5280" calcext:value-type="float">
            <text:p>5280</text:p>
          </table:table-cell>
          <table:table-cell table:formula="of:=[.B12]-[.B$2]" office:value-type="float" office:value="1.36037516593933" calcext:value-type="float">
            <text:p>1.3603751659</text:p>
          </table:table-cell>
          <table:table-cell table:formula="of:=[.D12]/([.E12]-[.E11])" office:value-type="float" office:value="17137.5193616086" calcext:value-type="float">
            <text:p>17137.519361608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26272.45772" calcext:value-type="float">
            <text:p>1456026272.45772</text:p>
          </table:table-cell>
          <table:table-cell office:value-type="float" office:value="1456026272.45798" calcext:value-type="float">
            <text:p>1456026272.45798</text:p>
          </table:table-cell>
          <table:table-cell office:value-type="float" office:value="5312" calcext:value-type="float">
            <text:p>5312</text:p>
          </table:table-cell>
          <table:table-cell table:formula="of:=[.B13]-[.B$2]" office:value-type="float" office:value="1.38978457450867" calcext:value-type="float">
            <text:p>1.3897845745</text:p>
          </table:table-cell>
          <table:table-cell table:formula="of:=[.D13]/([.E13]-[.E12])" office:value-type="float" office:value="180622.469420844" calcext:value-type="float">
            <text:p>180622.4694208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26272.46989" calcext:value-type="float">
            <text:p>1456026272.46989</text:p>
          </table:table-cell>
          <table:table-cell office:value-type="float" office:value="1456026272.47158" calcext:value-type="float">
            <text:p>1456026272.47158</text:p>
          </table:table-cell>
          <table:table-cell office:value-type="float" office:value="5328" calcext:value-type="float">
            <text:p>5328</text:p>
          </table:table-cell>
          <table:table-cell table:formula="of:=[.B14]-[.B$2]" office:value-type="float" office:value="1.40195751190186" calcext:value-type="float">
            <text:p>1.4019575119</text:p>
          </table:table-cell>
          <table:table-cell table:formula="of:=[.D14]/([.E14]-[.E13])" office:value-type="float" office:value="437692.220694518" calcext:value-type="float">
            <text:p>437692.2206945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26272.69961" calcext:value-type="float">
            <text:p>1456026272.69961</text:p>
          </table:table-cell>
          <table:table-cell office:value-type="float" office:value="1456026272.69988" calcext:value-type="float">
            <text:p>1456026272.69988</text:p>
          </table:table-cell>
          <table:table-cell office:value-type="float" office:value="5600" calcext:value-type="float">
            <text:p>5600</text:p>
          </table:table-cell>
          <table:table-cell table:formula="of:=[.B15]-[.B$2]" office:value-type="float" office:value="1.63167762756348" calcext:value-type="float">
            <text:p>1.6316776276</text:p>
          </table:table-cell>
          <table:table-cell table:formula="of:=[.D15]/([.E15]-[.E14])" office:value-type="float" office:value="24377.4907733758" calcext:value-type="float">
            <text:p>24377.49077337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26272.71149" calcext:value-type="float">
            <text:p>1456026272.71149</text:p>
          </table:table-cell>
          <table:table-cell office:value-type="float" office:value="1456026272.7134" calcext:value-type="float">
            <text:p>1456026272.7134</text:p>
          </table:table-cell>
          <table:table-cell office:value-type="float" office:value="5616" calcext:value-type="float">
            <text:p>5616</text:p>
          </table:table-cell>
          <table:table-cell table:formula="of:=[.B16]-[.B$2]" office:value-type="float" office:value="1.64355826377869" calcext:value-type="float">
            <text:p>1.6435582638</text:p>
          </table:table-cell>
          <table:table-cell table:formula="of:=[.D16]/([.E16]-[.E15])" office:value-type="float" office:value="472701.957897694" calcext:value-type="float">
            <text:p>472701.9578976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26272.81633" calcext:value-type="float">
            <text:p>1456026272.81633</text:p>
          </table:table-cell>
          <table:table-cell office:value-type="float" office:value="1456026272.8166" calcext:value-type="float">
            <text:p>1456026272.8166</text:p>
          </table:table-cell>
          <table:table-cell office:value-type="float" office:value="5744" calcext:value-type="float">
            <text:p>5744</text:p>
          </table:table-cell>
          <table:table-cell table:formula="of:=[.B17]-[.B$2]" office:value-type="float" office:value="1.74839448928833" calcext:value-type="float">
            <text:p>1.7483944893</text:p>
          </table:table-cell>
          <table:table-cell table:formula="of:=[.D17]/([.E17]-[.E16])" office:value-type="float" office:value="54790.2213388217" calcext:value-type="float">
            <text:p>54790.22133882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26273.1254" calcext:value-type="float">
            <text:p>1456026273.1254</text:p>
          </table:table-cell>
          <table:table-cell office:value-type="float" office:value="1456026273.1258" calcext:value-type="float">
            <text:p>1456026273.1258</text:p>
          </table:table-cell>
          <table:table-cell office:value-type="float" office:value="6128" calcext:value-type="float">
            <text:p>6128</text:p>
          </table:table-cell>
          <table:table-cell table:formula="of:=[.B18]-[.B$2]" office:value-type="float" office:value="2.05746531486511" calcext:value-type="float">
            <text:p>2.0574653149</text:p>
          </table:table-cell>
          <table:table-cell table:formula="of:=[.D18]/([.E18]-[.E17])" office:value-type="float" office:value="19827.1706446703" calcext:value-type="float">
            <text:p>19827.17064467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26273.15685" calcext:value-type="float">
            <text:p>1456026273.15685</text:p>
          </table:table-cell>
          <table:table-cell office:value-type="float" office:value="1456026273.15711" calcext:value-type="float">
            <text:p>1456026273.15711</text:p>
          </table:table-cell>
          <table:table-cell office:value-type="float" office:value="6168" calcext:value-type="float">
            <text:p>6168</text:p>
          </table:table-cell>
          <table:table-cell table:formula="of:=[.B19]-[.B$2]" office:value-type="float" office:value="2.08891415596008" calcext:value-type="float">
            <text:p>2.088914156</text:p>
          </table:table-cell>
          <table:table-cell table:formula="of:=[.D19]/([.E19]-[.E18])" office:value-type="float" office:value="196128.053856534" calcext:value-type="float">
            <text:p>196128.0538565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26273.17257" calcext:value-type="float">
            <text:p>1456026273.17257</text:p>
          </table:table-cell>
          <table:table-cell office:value-type="float" office:value="1456026273.17283" calcext:value-type="float">
            <text:p>1456026273.17283</text:p>
          </table:table-cell>
          <table:table-cell office:value-type="float" office:value="6184" calcext:value-type="float">
            <text:p>6184</text:p>
          </table:table-cell>
          <table:table-cell table:formula="of:=[.B20]-[.B$2]" office:value-type="float" office:value="2.10463690757751" calcext:value-type="float">
            <text:p>2.1046369076</text:p>
          </table:table-cell>
          <table:table-cell table:formula="of:=[.D20]/([.E20]-[.E19])" office:value-type="float" office:value="393315.378279198" calcext:value-type="float">
            <text:p>393315.37827919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26273.40067" calcext:value-type="float">
            <text:p>1456026273.40067</text:p>
          </table:table-cell>
          <table:table-cell office:value-type="float" office:value="1456026273.40095" calcext:value-type="float">
            <text:p>1456026273.40095</text:p>
          </table:table-cell>
          <table:table-cell office:value-type="float" office:value="6472" calcext:value-type="float">
            <text:p>6472</text:p>
          </table:table-cell>
          <table:table-cell table:formula="of:=[.B21]-[.B$2]" office:value-type="float" office:value="2.33273386955261" calcext:value-type="float">
            <text:p>2.3327338696</text:p>
          </table:table-cell>
          <table:table-cell table:formula="of:=[.D21]/([.E21]-[.E20])" office:value-type="float" office:value="28373.8982928961" calcext:value-type="float">
            <text:p>28373.89829289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26273.41251" calcext:value-type="float">
            <text:p>1456026273.41251</text:p>
          </table:table-cell>
          <table:table-cell office:value-type="float" office:value="1456026273.41419" calcext:value-type="float">
            <text:p>1456026273.41419</text:p>
          </table:table-cell>
          <table:table-cell office:value-type="float" office:value="6488" calcext:value-type="float">
            <text:p>6488</text:p>
          </table:table-cell>
          <table:table-cell table:formula="of:=[.B22]-[.B$2]" office:value-type="float" office:value="2.34457230567932" calcext:value-type="float">
            <text:p>2.3445723057</text:p>
          </table:table-cell>
          <table:table-cell table:formula="of:=[.D22]/([.E22]-[.E21])" office:value-type="float" office:value="548045.360937689" calcext:value-type="float">
            <text:p>548045.36093768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26273.51293" calcext:value-type="float">
            <text:p>1456026273.51293</text:p>
          </table:table-cell>
          <table:table-cell office:value-type="float" office:value="1456026273.51319" calcext:value-type="float">
            <text:p>1456026273.51319</text:p>
          </table:table-cell>
          <table:table-cell office:value-type="float" office:value="6608" calcext:value-type="float">
            <text:p>6608</text:p>
          </table:table-cell>
          <table:table-cell table:formula="of:=[.B23]-[.B$2]" office:value-type="float" office:value="2.44499158859253" calcext:value-type="float">
            <text:p>2.4449915886</text:p>
          </table:table-cell>
          <table:table-cell table:formula="of:=[.D23]/([.E23]-[.E22])" office:value-type="float" office:value="65804.0946748372" calcext:value-type="float">
            <text:p>65804.09467483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26273.82288" calcext:value-type="float">
            <text:p>1456026273.82288</text:p>
          </table:table-cell>
          <table:table-cell office:value-type="float" office:value="1456026273.82315" calcext:value-type="float">
            <text:p>1456026273.82315</text:p>
          </table:table-cell>
          <table:table-cell office:value-type="float" office:value="6968" calcext:value-type="float">
            <text:p>6968</text:p>
          </table:table-cell>
          <table:table-cell table:formula="of:=[.B24]-[.B$2]" office:value-type="float" office:value="2.75494909286499" calcext:value-type="float">
            <text:p>2.7549490929</text:p>
          </table:table-cell>
          <table:table-cell table:formula="of:=[.D24]/([.E24]-[.E23])" office:value-type="float" office:value="22480.5010491856" calcext:value-type="float">
            <text:p>22480.50104918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26273.85281" calcext:value-type="float">
            <text:p>1456026273.85281</text:p>
          </table:table-cell>
          <table:table-cell office:value-type="float" office:value="1456026273.85308" calcext:value-type="float">
            <text:p>1456026273.85308</text:p>
          </table:table-cell>
          <table:table-cell office:value-type="float" office:value="7000" calcext:value-type="float">
            <text:p>7000</text:p>
          </table:table-cell>
          <table:table-cell table:formula="of:=[.B25]-[.B$2]" office:value-type="float" office:value="2.78487324714661" calcext:value-type="float">
            <text:p>2.7848732471</text:p>
          </table:table-cell>
          <table:table-cell table:formula="of:=[.D25]/([.E25]-[.E24])" office:value-type="float" office:value="233924.739664253" calcext:value-type="float">
            <text:p>233924.7396642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26273.87054" calcext:value-type="float">
            <text:p>1456026273.87054</text:p>
          </table:table-cell>
          <table:table-cell office:value-type="float" office:value="1456026273.87081" calcext:value-type="float">
            <text:p>1456026273.87081</text:p>
          </table:table-cell>
          <table:table-cell office:value-type="float" office:value="7016" calcext:value-type="float">
            <text:p>7016</text:p>
          </table:table-cell>
          <table:table-cell table:formula="of:=[.B26]-[.B$2]" office:value-type="float" office:value="2.80261087417603" calcext:value-type="float">
            <text:p>2.8026108742</text:p>
          </table:table-cell>
          <table:table-cell table:formula="of:=[.D26]/([.E26]-[.E25])" office:value-type="float" office:value="395543.326531984" calcext:value-type="float">
            <text:p>395543.3265319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26274.10018" calcext:value-type="float">
            <text:p>1456026274.10018</text:p>
          </table:table-cell>
          <table:table-cell office:value-type="float" office:value="1456026274.10045" calcext:value-type="float">
            <text:p>1456026274.10045</text:p>
          </table:table-cell>
          <table:table-cell office:value-type="float" office:value="7256" calcext:value-type="float">
            <text:p>7256</text:p>
          </table:table-cell>
          <table:table-cell table:formula="of:=[.B27]-[.B$2]" office:value-type="float" office:value="3.03224396705627" calcext:value-type="float">
            <text:p>3.0322439671</text:p>
          </table:table-cell>
          <table:table-cell table:formula="of:=[.D27]/([.E27]-[.E26])" office:value-type="float" office:value="31598.233116095" calcext:value-type="float">
            <text:p>31598.23311609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26274.11534" calcext:value-type="float">
            <text:p>1456026274.11534</text:p>
          </table:table-cell>
          <table:table-cell office:value-type="float" office:value="1456026274.11573" calcext:value-type="float">
            <text:p>1456026274.11573</text:p>
          </table:table-cell>
          <table:table-cell office:value-type="float" office:value="7264" calcext:value-type="float">
            <text:p>7264</text:p>
          </table:table-cell>
          <table:table-cell table:formula="of:=[.B28]-[.B$2]" office:value-type="float" office:value="3.04740214347839" calcext:value-type="float">
            <text:p>3.0474021435</text:p>
          </table:table-cell>
          <table:table-cell table:formula="of:=[.D28]/([.E28]-[.E27])" office:value-type="float" office:value="479213.316807701" calcext:value-type="float">
            <text:p>479213.3168077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26274.22498" calcext:value-type="float">
            <text:p>1456026274.22498</text:p>
          </table:table-cell>
          <table:table-cell office:value-type="float" office:value="1456026274.22525" calcext:value-type="float">
            <text:p>1456026274.22525</text:p>
          </table:table-cell>
          <table:table-cell office:value-type="float" office:value="7360" calcext:value-type="float">
            <text:p>7360</text:p>
          </table:table-cell>
          <table:table-cell table:formula="of:=[.B29]-[.B$2]" office:value-type="float" office:value="3.15705132484436" calcext:value-type="float">
            <text:p>3.1570513248</text:p>
          </table:table-cell>
          <table:table-cell table:formula="of:=[.D29]/([.E29]-[.E28])" office:value-type="float" office:value="67123.1641523629" calcext:value-type="float">
            <text:p>67123.16415236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26274.51956" calcext:value-type="float">
            <text:p>1456026274.51956</text:p>
          </table:table-cell>
          <table:table-cell office:value-type="float" office:value="1456026274.51983" calcext:value-type="float">
            <text:p>1456026274.51983</text:p>
          </table:table-cell>
          <table:table-cell office:value-type="float" office:value="7600" calcext:value-type="float">
            <text:p>7600</text:p>
          </table:table-cell>
          <table:table-cell table:formula="of:=[.B30]-[.B$2]" office:value-type="float" office:value="3.45162272453308" calcext:value-type="float">
            <text:p>3.4516227245</text:p>
          </table:table-cell>
          <table:table-cell table:formula="of:=[.D30]/([.E30]-[.E29])" office:value-type="float" office:value="25800.1965161284" calcext:value-type="float">
            <text:p>25800.19651612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26274.54947" calcext:value-type="float">
            <text:p>1456026274.54947</text:p>
          </table:table-cell>
          <table:table-cell office:value-type="float" office:value="1456026274.54975" calcext:value-type="float">
            <text:p>1456026274.54975</text:p>
          </table:table-cell>
          <table:table-cell office:value-type="float" office:value="7624" calcext:value-type="float">
            <text:p>7624</text:p>
          </table:table-cell>
          <table:table-cell table:formula="of:=[.B31]-[.B$2]" office:value-type="float" office:value="3.48153519630432" calcext:value-type="float">
            <text:p>3.4815351963</text:p>
          </table:table-cell>
          <table:table-cell table:formula="of:=[.D31]/([.E31]-[.E30])" office:value-type="float" office:value="254876.964307918" calcext:value-type="float">
            <text:p>254876.9643079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26274.59438" calcext:value-type="float">
            <text:p>1456026274.59438</text:p>
          </table:table-cell>
          <table:table-cell office:value-type="float" office:value="1456026274.59466" calcext:value-type="float">
            <text:p>1456026274.59466</text:p>
          </table:table-cell>
          <table:table-cell office:value-type="float" office:value="7640" calcext:value-type="float">
            <text:p>7640</text:p>
          </table:table-cell>
          <table:table-cell table:formula="of:=[.B32]-[.B$2]" office:value-type="float" office:value="3.52644872665405" calcext:value-type="float">
            <text:p>3.5264487267</text:p>
          </table:table-cell>
          <table:table-cell table:formula="of:=[.D32]/([.E32]-[.E31])" office:value-type="float" office:value="170104.641975571" calcext:value-type="float">
            <text:p>170104.6419755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26274.79759" calcext:value-type="float">
            <text:p>1456026274.79759</text:p>
          </table:table-cell>
          <table:table-cell office:value-type="float" office:value="1456026274.79786" calcext:value-type="float">
            <text:p>1456026274.79786</text:p>
          </table:table-cell>
          <table:table-cell office:value-type="float" office:value="7760" calcext:value-type="float">
            <text:p>7760</text:p>
          </table:table-cell>
          <table:table-cell table:formula="of:=[.B33]-[.B$2]" office:value-type="float" office:value="3.72965288162231" calcext:value-type="float">
            <text:p>3.7296528816</text:p>
          </table:table-cell>
          <table:table-cell table:formula="of:=[.D33]/([.E33]-[.E32])" office:value-type="float" office:value="38188.1955180101" calcext:value-type="float">
            <text:p>38188.195518010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26274.84518" calcext:value-type="float">
            <text:p>1456026274.84518</text:p>
          </table:table-cell>
          <table:table-cell office:value-type="float" office:value="1456026274.84545" calcext:value-type="float">
            <text:p>1456026274.84545</text:p>
          </table:table-cell>
          <table:table-cell office:value-type="float" office:value="7776" calcext:value-type="float">
            <text:p>7776</text:p>
          </table:table-cell>
          <table:table-cell table:formula="of:=[.B34]-[.B$2]" office:value-type="float" office:value="3.77725005149841" calcext:value-type="float">
            <text:p>3.7772500515</text:p>
          </table:table-cell>
          <table:table-cell table:formula="of:=[.D34]/([.E34]-[.E33])" office:value-type="float" office:value="163371.057990252" calcext:value-type="float">
            <text:p>163371.0579902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26274.97186" calcext:value-type="float">
            <text:p>1456026274.97186</text:p>
          </table:table-cell>
          <table:table-cell office:value-type="float" office:value="1456026274.97212" calcext:value-type="float">
            <text:p>1456026274.97212</text:p>
          </table:table-cell>
          <table:table-cell office:value-type="float" office:value="7824" calcext:value-type="float">
            <text:p>7824</text:p>
          </table:table-cell>
          <table:table-cell table:formula="of:=[.B35]-[.B$2]" office:value-type="float" office:value="3.90392231941223" calcext:value-type="float">
            <text:p>3.9039223194</text:p>
          </table:table-cell>
          <table:table-cell table:formula="of:=[.D35]/([.E35]-[.E34])" office:value-type="float" office:value="61765.6897508385" calcext:value-type="float">
            <text:p>61765.689750838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26275.21754" calcext:value-type="float">
            <text:p>1456026275.21754</text:p>
          </table:table-cell>
          <table:table-cell office:value-type="float" office:value="1456026275.21781" calcext:value-type="float">
            <text:p>1456026275.21781</text:p>
          </table:table-cell>
          <table:table-cell office:value-type="float" office:value="7888" calcext:value-type="float">
            <text:p>7888</text:p>
          </table:table-cell>
          <table:table-cell table:formula="of:=[.B36]-[.B$2]" office:value-type="float" office:value="4.14960885047913" calcext:value-type="float">
            <text:p>4.1496088505</text:p>
          </table:table-cell>
          <table:table-cell table:formula="of:=[.D36]/([.E36]-[.E35])" office:value-type="float" office:value="32105.9521079415" calcext:value-type="float">
            <text:p>32105.952107941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26275.24631" calcext:value-type="float">
            <text:p>1456026275.24631</text:p>
          </table:table-cell>
          <table:table-cell office:value-type="float" office:value="1456026275.24657" calcext:value-type="float">
            <text:p>1456026275.24657</text:p>
          </table:table-cell>
          <table:table-cell office:value-type="float" office:value="7888" calcext:value-type="float">
            <text:p>7888</text:p>
          </table:table-cell>
          <table:table-cell table:formula="of:=[.B37]-[.B$2]" office:value-type="float" office:value="4.17837929725647" calcext:value-type="float">
            <text:p>4.1783792973</text:p>
          </table:table-cell>
          <table:table-cell table:formula="of:=[.D37]/([.E37]-[.E36])" office:value-type="float" office:value="274170.229647308" calcext:value-type="float">
            <text:p>274170.22964730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26275.35596" calcext:value-type="float">
            <text:p>1456026275.35596</text:p>
          </table:table-cell>
          <table:table-cell office:value-type="float" office:value="1456026275.35623" calcext:value-type="float">
            <text:p>1456026275.35623</text:p>
          </table:table-cell>
          <table:table-cell office:value-type="float" office:value="7888" calcext:value-type="float">
            <text:p>7888</text:p>
          </table:table-cell>
          <table:table-cell table:formula="of:=[.B38]-[.B$2]" office:value-type="float" office:value="4.28803062438965" calcext:value-type="float">
            <text:p>4.2880306244</text:p>
          </table:table-cell>
          <table:table-cell table:formula="of:=[.D38]/([.E38]-[.E37])" office:value-type="float" office:value="71937.1138154991" calcext:value-type="float">
            <text:p>71937.11381549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26275.49549" calcext:value-type="float">
            <text:p>1456026275.49549</text:p>
          </table:table-cell>
          <table:table-cell office:value-type="float" office:value="1456026275.49579" calcext:value-type="float">
            <text:p>1456026275.49579</text:p>
          </table:table-cell>
          <table:table-cell office:value-type="float" office:value="7880" calcext:value-type="float">
            <text:p>7880</text:p>
          </table:table-cell>
          <table:table-cell table:formula="of:=[.B39]-[.B$2]" office:value-type="float" office:value="4.42755436897278" calcext:value-type="float">
            <text:p>4.427554369</text:p>
          </table:table-cell>
          <table:table-cell table:formula="of:=[.D39]/([.E39]-[.E38])" office:value-type="float" office:value="56477.841986996" calcext:value-type="float">
            <text:p>56477.8419869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26275.61202" calcext:value-type="float">
            <text:p>1456026275.61202</text:p>
          </table:table-cell>
          <table:table-cell office:value-type="float" office:value="1456026275.61229" calcext:value-type="float">
            <text:p>1456026275.61229</text:p>
          </table:table-cell>
          <table:table-cell office:value-type="float" office:value="7864" calcext:value-type="float">
            <text:p>7864</text:p>
          </table:table-cell>
          <table:table-cell table:formula="of:=[.B40]-[.B$2]" office:value-type="float" office:value="4.54408240318298" calcext:value-type="float">
            <text:p>4.5440824032</text:p>
          </table:table-cell>
          <table:table-cell table:formula="of:=[.D40]/([.E40]-[.E39])" office:value-type="float" office:value="67485.9063168793" calcext:value-type="float">
            <text:p>67485.906316879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26275.73995" calcext:value-type="float">
            <text:p>1456026275.73995</text:p>
          </table:table-cell>
          <table:table-cell office:value-type="float" office:value="1456026275.74025" calcext:value-type="float">
            <text:p>1456026275.74025</text:p>
          </table:table-cell>
          <table:table-cell office:value-type="float" office:value="7832" calcext:value-type="float">
            <text:p>7832</text:p>
          </table:table-cell>
          <table:table-cell table:formula="of:=[.B41]-[.B$2]" office:value-type="float" office:value="4.67201972007751" calcext:value-type="float">
            <text:p>4.6720197201</text:p>
          </table:table-cell>
          <table:table-cell table:formula="of:=[.D41]/([.E41]-[.E40])" office:value-type="float" office:value="61217.4789194347" calcext:value-type="float">
            <text:p>61217.478919434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26275.91404" calcext:value-type="float">
            <text:p>1456026275.91404</text:p>
          </table:table-cell>
          <table:table-cell office:value-type="float" office:value="1456026275.91431" calcext:value-type="float">
            <text:p>1456026275.91431</text:p>
          </table:table-cell>
          <table:table-cell office:value-type="float" office:value="7752" calcext:value-type="float">
            <text:p>7752</text:p>
          </table:table-cell>
          <table:table-cell table:formula="of:=[.B42]-[.B$2]" office:value-type="float" office:value="4.84610748291016" calcext:value-type="float">
            <text:p>4.8461074829</text:p>
          </table:table-cell>
          <table:table-cell table:formula="of:=[.D42]/([.E42]-[.E41])" office:value-type="float" office:value="44529.264285235" calcext:value-type="float">
            <text:p>44529.26428523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26275.99424" calcext:value-type="float">
            <text:p>1456026275.99424</text:p>
          </table:table-cell>
          <table:table-cell office:value-type="float" office:value="1456026275.99453" calcext:value-type="float">
            <text:p>1456026275.99453</text:p>
          </table:table-cell>
          <table:table-cell office:value-type="float" office:value="7720" calcext:value-type="float">
            <text:p>7720</text:p>
          </table:table-cell>
          <table:table-cell table:formula="of:=[.B43]-[.B$2]" office:value-type="float" office:value="4.92631053924561" calcext:value-type="float">
            <text:p>4.9263105392</text:p>
          </table:table-cell>
          <table:table-cell table:formula="of:=[.D43]/([.E43]-[.E42])" office:value-type="float" office:value="96255.6834207303" calcext:value-type="float">
            <text:p>96255.683420730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26276.11965" calcext:value-type="float">
            <text:p>1456026276.11965</text:p>
          </table:table-cell>
          <table:table-cell office:value-type="float" office:value="1456026276.11997" calcext:value-type="float">
            <text:p>1456026276.11997</text:p>
          </table:table-cell>
          <table:table-cell office:value-type="float" office:value="7640" calcext:value-type="float">
            <text:p>7640</text:p>
          </table:table-cell>
          <table:table-cell table:formula="of:=[.B44]-[.B$2]" office:value-type="float" office:value="5.05171918869019" calcext:value-type="float">
            <text:p>5.0517191887</text:p>
          </table:table-cell>
          <table:table-cell table:formula="of:=[.D44]/([.E44]-[.E43])" office:value-type="float" office:value="60920.8378675366" calcext:value-type="float">
            <text:p>60920.837867536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26276.24441" calcext:value-type="float">
            <text:p>1456026276.24441</text:p>
          </table:table-cell>
          <table:table-cell office:value-type="float" office:value="1456026276.24468" calcext:value-type="float">
            <text:p>1456026276.24468</text:p>
          </table:table-cell>
          <table:table-cell office:value-type="float" office:value="7560" calcext:value-type="float">
            <text:p>7560</text:p>
          </table:table-cell>
          <table:table-cell table:formula="of:=[.B45]-[.B$2]" office:value-type="float" office:value="5.17647624015808" calcext:value-type="float">
            <text:p>5.1764762402</text:p>
          </table:table-cell>
          <table:table-cell table:formula="of:=[.D45]/([.E45]-[.E44])" office:value-type="float" office:value="60597.7771280164" calcext:value-type="float">
            <text:p>60597.777128016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26276.36789" calcext:value-type="float">
            <text:p>1456026276.36789</text:p>
          </table:table-cell>
          <table:table-cell office:value-type="float" office:value="1456026276.36817" calcext:value-type="float">
            <text:p>1456026276.36817</text:p>
          </table:table-cell>
          <table:table-cell office:value-type="float" office:value="7464" calcext:value-type="float">
            <text:p>7464</text:p>
          </table:table-cell>
          <table:table-cell table:formula="of:=[.B46]-[.B$2]" office:value-type="float" office:value="5.29996013641357" calcext:value-type="float">
            <text:p>5.2999601364</text:p>
          </table:table-cell>
          <table:table-cell table:formula="of:=[.D46]/([.E46]-[.E45])" office:value-type="float" office:value="60445.1286875228" calcext:value-type="float">
            <text:p>60445.12868752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26276.4898" calcext:value-type="float">
            <text:p>1456026276.4898</text:p>
          </table:table-cell>
          <table:table-cell office:value-type="float" office:value="1456026276.49007" calcext:value-type="float">
            <text:p>1456026276.49007</text:p>
          </table:table-cell>
          <table:table-cell office:value-type="float" office:value="7352" calcext:value-type="float">
            <text:p>7352</text:p>
          </table:table-cell>
          <table:table-cell table:formula="of:=[.B47]-[.B$2]" office:value-type="float" office:value="5.42186880111694" calcext:value-type="float">
            <text:p>5.4218688011</text:p>
          </table:table-cell>
          <table:table-cell table:formula="of:=[.D47]/([.E47]-[.E46])" office:value-type="float" office:value="60307.4442484384" calcext:value-type="float">
            <text:p>60307.44424843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26276.61117" calcext:value-type="float">
            <text:p>1456026276.61117</text:p>
          </table:table-cell>
          <table:table-cell office:value-type="float" office:value="1456026276.61144" calcext:value-type="float">
            <text:p>1456026276.61144</text:p>
          </table:table-cell>
          <table:table-cell office:value-type="float" office:value="7232" calcext:value-type="float">
            <text:p>7232</text:p>
          </table:table-cell>
          <table:table-cell table:formula="of:=[.B48]-[.B$2]" office:value-type="float" office:value="5.54323673248291" calcext:value-type="float">
            <text:p>5.5432367325</text:p>
          </table:table-cell>
          <table:table-cell table:formula="of:=[.D48]/([.E48]-[.E47])" office:value-type="float" office:value="59587.4043382431" calcext:value-type="float">
            <text:p>59587.404338243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26276.72929" calcext:value-type="float">
            <text:p>1456026276.72929</text:p>
          </table:table-cell>
          <table:table-cell office:value-type="float" office:value="1456026276.72957" calcext:value-type="float">
            <text:p>1456026276.72957</text:p>
          </table:table-cell>
          <table:table-cell office:value-type="float" office:value="7120" calcext:value-type="float">
            <text:p>7120</text:p>
          </table:table-cell>
          <table:table-cell table:formula="of:=[.B49]-[.B$2]" office:value-type="float" office:value="5.66135764122009" calcext:value-type="float">
            <text:p>5.6613576412</text:p>
          </table:table-cell>
          <table:table-cell table:formula="of:=[.D49]/([.E49]-[.E48])" office:value-type="float" office:value="60277.2199784028" calcext:value-type="float">
            <text:p>60277.21997840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26276.84662" calcext:value-type="float">
            <text:p>1456026276.84662</text:p>
          </table:table-cell>
          <table:table-cell office:value-type="float" office:value="1456026276.8469" calcext:value-type="float">
            <text:p>1456026276.8469</text:p>
          </table:table-cell>
          <table:table-cell office:value-type="float" office:value="6992" calcext:value-type="float">
            <text:p>6992</text:p>
          </table:table-cell>
          <table:table-cell table:formula="of:=[.B50]-[.B$2]" office:value-type="float" office:value="5.77868914604187" calcext:value-type="float">
            <text:p>5.778689146</text:p>
          </table:table-cell>
          <table:table-cell table:formula="of:=[.D50]/([.E50]-[.E49])" office:value-type="float" office:value="59591.8377644659" calcext:value-type="float">
            <text:p>59591.837764465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26276.9628" calcext:value-type="float">
            <text:p>1456026276.9628</text:p>
          </table:table-cell>
          <table:table-cell office:value-type="float" office:value="1456026276.96309" calcext:value-type="float">
            <text:p>1456026276.96309</text:p>
          </table:table-cell>
          <table:table-cell office:value-type="float" office:value="6864" calcext:value-type="float">
            <text:p>6864</text:p>
          </table:table-cell>
          <table:table-cell table:formula="of:=[.B51]-[.B$2]" office:value-type="float" office:value="5.89486742019653" calcext:value-type="float">
            <text:p>5.8948674202</text:p>
          </table:table-cell>
          <table:table-cell table:formula="of:=[.D51]/([.E51]-[.E50])" office:value-type="float" office:value="59081.614440771" calcext:value-type="float">
            <text:p>59081.61444077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26277.08066" calcext:value-type="float">
            <text:p>1456026277.08066</text:p>
          </table:table-cell>
          <table:table-cell office:value-type="float" office:value="1456026277.08093" calcext:value-type="float">
            <text:p>1456026277.08093</text:p>
          </table:table-cell>
          <table:table-cell office:value-type="float" office:value="6728" calcext:value-type="float">
            <text:p>6728</text:p>
          </table:table-cell>
          <table:table-cell table:formula="of:=[.B52]-[.B$2]" office:value-type="float" office:value="6.01272773742676" calcext:value-type="float">
            <text:p>6.0127277374</text:p>
          </table:table-cell>
          <table:table-cell table:formula="of:=[.D52]/([.E52]-[.E51])" office:value-type="float" office:value="57084.5230872554" calcext:value-type="float">
            <text:p>57084.523087255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26277.19873" calcext:value-type="float">
            <text:p>1456026277.19873</text:p>
          </table:table-cell>
          <table:table-cell office:value-type="float" office:value="1456026277.199" calcext:value-type="float">
            <text:p>1456026277.199</text:p>
          </table:table-cell>
          <table:table-cell office:value-type="float" office:value="6584" calcext:value-type="float">
            <text:p>6584</text:p>
          </table:table-cell>
          <table:table-cell table:formula="of:=[.B53]-[.B$2]" office:value-type="float" office:value="6.13079643249512" calcext:value-type="float">
            <text:p>6.1307964325</text:p>
          </table:table-cell>
          <table:table-cell table:formula="of:=[.D53]/([.E53]-[.E52])" office:value-type="float" office:value="55764.1464249944" calcext:value-type="float">
            <text:p>55764.146424994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26277.3139" calcext:value-type="float">
            <text:p>1456026277.3139</text:p>
          </table:table-cell>
          <table:table-cell office:value-type="float" office:value="1456026277.31418" calcext:value-type="float">
            <text:p>1456026277.31418</text:p>
          </table:table-cell>
          <table:table-cell office:value-type="float" office:value="6440" calcext:value-type="float">
            <text:p>6440</text:p>
          </table:table-cell>
          <table:table-cell table:formula="of:=[.B54]-[.B$2]" office:value-type="float" office:value="6.24596905708313" calcext:value-type="float">
            <text:p>6.2459690571</text:p>
          </table:table-cell>
          <table:table-cell table:formula="of:=[.D54]/([.E54]-[.E53])" office:value-type="float" office:value="55916.0653240013" calcext:value-type="float">
            <text:p>55916.065324001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26277.43025" calcext:value-type="float">
            <text:p>1456026277.43025</text:p>
          </table:table-cell>
          <table:table-cell office:value-type="float" office:value="1456026277.43052" calcext:value-type="float">
            <text:p>1456026277.43052</text:p>
          </table:table-cell>
          <table:table-cell office:value-type="float" office:value="6296" calcext:value-type="float">
            <text:p>6296</text:p>
          </table:table-cell>
          <table:table-cell table:formula="of:=[.B55]-[.B$2]" office:value-type="float" office:value="6.36231994628906" calcext:value-type="float">
            <text:p>6.3623199463</text:p>
          </table:table-cell>
          <table:table-cell table:formula="of:=[.D55]/([.E55]-[.E54])" office:value-type="float" office:value="54112.1777664848" calcext:value-type="float">
            <text:p>54112.177766484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26277.54509" calcext:value-type="float">
            <text:p>1456026277.54509</text:p>
          </table:table-cell>
          <table:table-cell office:value-type="float" office:value="1456026277.54536" calcext:value-type="float">
            <text:p>1456026277.54536</text:p>
          </table:table-cell>
          <table:table-cell office:value-type="float" office:value="6152" calcext:value-type="float">
            <text:p>6152</text:p>
          </table:table-cell>
          <table:table-cell table:formula="of:=[.B56]-[.B$2]" office:value-type="float" office:value="6.47715735435486" calcext:value-type="float">
            <text:p>6.4771573544</text:p>
          </table:table-cell>
          <table:table-cell table:formula="of:=[.D56]/([.E56]-[.E55])" office:value-type="float" office:value="53571.3937088794" calcext:value-type="float">
            <text:p>53571.393708879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26277.66015" calcext:value-type="float">
            <text:p>1456026277.66015</text:p>
          </table:table-cell>
          <table:table-cell office:value-type="float" office:value="1456026277.66042" calcext:value-type="float">
            <text:p>1456026277.66042</text:p>
          </table:table-cell>
          <table:table-cell office:value-type="float" office:value="6008" calcext:value-type="float">
            <text:p>6008</text:p>
          </table:table-cell>
          <table:table-cell table:formula="of:=[.B57]-[.B$2]" office:value-type="float" office:value="6.59221339225769" calcext:value-type="float">
            <text:p>6.5922133923</text:p>
          </table:table-cell>
          <table:table-cell table:formula="of:=[.D57]/([.E57]-[.E56])" office:value-type="float" office:value="52218.033138547" calcext:value-type="float">
            <text:p>52218.03313854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26277.7775" calcext:value-type="float">
            <text:p>1456026277.7775</text:p>
          </table:table-cell>
          <table:table-cell office:value-type="float" office:value="1456026277.77777" calcext:value-type="float">
            <text:p>1456026277.77777</text:p>
          </table:table-cell>
          <table:table-cell office:value-type="float" office:value="5864" calcext:value-type="float">
            <text:p>5864</text:p>
          </table:table-cell>
          <table:table-cell table:formula="of:=[.B58]-[.B$2]" office:value-type="float" office:value="6.70956254005432" calcext:value-type="float">
            <text:p>6.7095625401</text:p>
          </table:table-cell>
          <table:table-cell table:formula="of:=[.D58]/([.E58]-[.E57])" office:value-type="float" office:value="49970.5375804046" calcext:value-type="float">
            <text:p>49970.537580404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26277.89604" calcext:value-type="float">
            <text:p>1456026277.89604</text:p>
          </table:table-cell>
          <table:table-cell office:value-type="float" office:value="1456026277.89631" calcext:value-type="float">
            <text:p>1456026277.89631</text:p>
          </table:table-cell>
          <table:table-cell office:value-type="float" office:value="5720" calcext:value-type="float">
            <text:p>5720</text:p>
          </table:table-cell>
          <table:table-cell table:formula="of:=[.B59]-[.B$2]" office:value-type="float" office:value="6.82810544967651" calcext:value-type="float">
            <text:p>6.8281054497</text:p>
          </table:table-cell>
          <table:table-cell table:formula="of:=[.D59]/([.E59]-[.E58])" office:value-type="float" office:value="48252.5696241993" calcext:value-type="float">
            <text:p>48252.569624199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26278.01113" calcext:value-type="float">
            <text:p>1456026278.01113</text:p>
          </table:table-cell>
          <table:table-cell office:value-type="float" office:value="1456026278.01141" calcext:value-type="float">
            <text:p>1456026278.01141</text:p>
          </table:table-cell>
          <table:table-cell office:value-type="float" office:value="5576" calcext:value-type="float">
            <text:p>5576</text:p>
          </table:table-cell>
          <table:table-cell table:formula="of:=[.B60]-[.B$2]" office:value-type="float" office:value="6.94320154190064" calcext:value-type="float">
            <text:p>6.9432015419</text:p>
          </table:table-cell>
          <table:table-cell table:formula="of:=[.D60]/([.E60]-[.E59])" office:value-type="float" office:value="48446.4753950301" calcext:value-type="float">
            <text:p>48446.475395030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26278.12691" calcext:value-type="float">
            <text:p>1456026278.12691</text:p>
          </table:table-cell>
          <table:table-cell office:value-type="float" office:value="1456026278.12719" calcext:value-type="float">
            <text:p>1456026278.12719</text:p>
          </table:table-cell>
          <table:table-cell office:value-type="float" office:value="5440" calcext:value-type="float">
            <text:p>5440</text:p>
          </table:table-cell>
          <table:table-cell table:formula="of:=[.B61]-[.B$2]" office:value-type="float" office:value="7.0589747428894" calcext:value-type="float">
            <text:p>7.0589747429</text:p>
          </table:table-cell>
          <table:table-cell table:formula="of:=[.D61]/([.E61]-[.E60])" office:value-type="float" office:value="46988.4217896653" calcext:value-type="float">
            <text:p>46988.421789665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26278.24175" calcext:value-type="float">
            <text:p>1456026278.24175</text:p>
          </table:table-cell>
          <table:table-cell office:value-type="float" office:value="1456026278.24203" calcext:value-type="float">
            <text:p>1456026278.24203</text:p>
          </table:table-cell>
          <table:table-cell office:value-type="float" office:value="5304" calcext:value-type="float">
            <text:p>5304</text:p>
          </table:table-cell>
          <table:table-cell table:formula="of:=[.B62]-[.B$2]" office:value-type="float" office:value="7.17381477355957" calcext:value-type="float">
            <text:p>7.1738147736</text:p>
          </table:table-cell>
          <table:table-cell table:formula="of:=[.D62]/([.E62]-[.E61])" office:value-type="float" office:value="46185.9855753061" calcext:value-type="float">
            <text:p>46185.985575306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26278.35743" calcext:value-type="float">
            <text:p>1456026278.35743</text:p>
          </table:table-cell>
          <table:table-cell office:value-type="float" office:value="1456026278.35771" calcext:value-type="float">
            <text:p>1456026278.35771</text:p>
          </table:table-cell>
          <table:table-cell office:value-type="float" office:value="5176" calcext:value-type="float">
            <text:p>5176</text:p>
          </table:table-cell>
          <table:table-cell table:formula="of:=[.B63]-[.B$2]" office:value-type="float" office:value="7.28949975967407" calcext:value-type="float">
            <text:p>7.2894997597</text:p>
          </table:table-cell>
          <table:table-cell table:formula="of:=[.D63]/([.E63]-[.E62])" office:value-type="float" office:value="44742.1932080013" calcext:value-type="float">
            <text:p>44742.19320800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26278.47527" calcext:value-type="float">
            <text:p>1456026278.47527</text:p>
          </table:table-cell>
          <table:table-cell office:value-type="float" office:value="1456026278.47554" calcext:value-type="float">
            <text:p>1456026278.47554</text:p>
          </table:table-cell>
          <table:table-cell office:value-type="float" office:value="5056" calcext:value-type="float">
            <text:p>5056</text:p>
          </table:table-cell>
          <table:table-cell table:formula="of:=[.B64]-[.B$2]" office:value-type="float" office:value="7.40733408927918" calcext:value-type="float">
            <text:p>7.4073340893</text:p>
          </table:table-cell>
          <table:table-cell table:formula="of:=[.D64]/([.E64]-[.E63])" office:value-type="float" office:value="42907.6994534966" calcext:value-type="float">
            <text:p>42907.699453496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26278.59265" calcext:value-type="float">
            <text:p>1456026278.59265</text:p>
          </table:table-cell>
          <table:table-cell office:value-type="float" office:value="1456026278.59294" calcext:value-type="float">
            <text:p>1456026278.59294</text:p>
          </table:table-cell>
          <table:table-cell office:value-type="float" office:value="4936" calcext:value-type="float">
            <text:p>4936</text:p>
          </table:table-cell>
          <table:table-cell table:formula="of:=[.B65]-[.B$2]" office:value-type="float" office:value="7.52471542358398" calcext:value-type="float">
            <text:p>7.5247154236</text:p>
          </table:table-cell>
          <table:table-cell table:formula="of:=[.D65]/([.E65]-[.E64])" office:value-type="float" office:value="42050.9787968712" calcext:value-type="float">
            <text:p>42050.97879687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26278.7084" calcext:value-type="float">
            <text:p>1456026278.7084</text:p>
          </table:table-cell>
          <table:table-cell office:value-type="float" office:value="1456026278.70867" calcext:value-type="float">
            <text:p>1456026278.70867</text:p>
          </table:table-cell>
          <table:table-cell office:value-type="float" office:value="4832" calcext:value-type="float">
            <text:p>4832</text:p>
          </table:table-cell>
          <table:table-cell table:formula="of:=[.B66]-[.B$2]" office:value-type="float" office:value="7.64046669006348" calcext:value-type="float">
            <text:p>7.6404666901</text:p>
          </table:table-cell>
          <table:table-cell table:formula="of:=[.D66]/([.E66]-[.E65])" office:value-type="float" office:value="41744.6836390001" calcext:value-type="float">
            <text:p>41744.683639000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26278.82309" calcext:value-type="float">
            <text:p>1456026278.82309</text:p>
          </table:table-cell>
          <table:table-cell office:value-type="float" office:value="1456026278.82336" calcext:value-type="float">
            <text:p>1456026278.82336</text:p>
          </table:table-cell>
          <table:table-cell office:value-type="float" office:value="4728" calcext:value-type="float">
            <text:p>4728</text:p>
          </table:table-cell>
          <table:table-cell table:formula="of:=[.B67]-[.B$2]" office:value-type="float" office:value="7.75515222549439" calcext:value-type="float">
            <text:p>7.7551522255</text:p>
          </table:table-cell>
          <table:table-cell table:formula="of:=[.D67]/([.E67]-[.E66])" office:value-type="float" office:value="41225.7743074179" calcext:value-type="float">
            <text:p>41225.77430741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26278.93799" calcext:value-type="float">
            <text:p>1456026278.93799</text:p>
          </table:table-cell>
          <table:table-cell office:value-type="float" office:value="1456026278.93827" calcext:value-type="float">
            <text:p>1456026278.93827</text:p>
          </table:table-cell>
          <table:table-cell office:value-type="float" office:value="4640" calcext:value-type="float">
            <text:p>4640</text:p>
          </table:table-cell>
          <table:table-cell table:formula="of:=[.B68]-[.B$2]" office:value-type="float" office:value="7.8700590133667" calcext:value-type="float">
            <text:p>7.8700590134</text:p>
          </table:table-cell>
          <table:table-cell table:formula="of:=[.D68]/([.E68]-[.E67])" office:value-type="float" office:value="40380.5561526619" calcext:value-type="float">
            <text:p>40380.556152661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26279.0531" calcext:value-type="float">
            <text:p>1456026279.0531</text:p>
          </table:table-cell>
          <table:table-cell office:value-type="float" office:value="1456026279.05339" calcext:value-type="float">
            <text:p>1456026279.05339</text:p>
          </table:table-cell>
          <table:table-cell office:value-type="float" office:value="4560" calcext:value-type="float">
            <text:p>4560</text:p>
          </table:table-cell>
          <table:table-cell table:formula="of:=[.B69]-[.B$2]" office:value-type="float" office:value="7.98517155647278" calcext:value-type="float">
            <text:p>7.9851715565</text:p>
          </table:table-cell>
          <table:table-cell table:formula="of:=[.D69]/([.E69]-[.E68])" office:value-type="float" office:value="39613.4068187326" calcext:value-type="float">
            <text:p>39613.406818732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26279.1714" calcext:value-type="float">
            <text:p>1456026279.1714</text:p>
          </table:table-cell>
          <table:table-cell office:value-type="float" office:value="1456026279.17167" calcext:value-type="float">
            <text:p>1456026279.17167</text:p>
          </table:table-cell>
          <table:table-cell office:value-type="float" office:value="4488" calcext:value-type="float">
            <text:p>4488</text:p>
          </table:table-cell>
          <table:table-cell table:formula="of:=[.B70]-[.B$2]" office:value-type="float" office:value="8.10346508026123" calcext:value-type="float">
            <text:p>8.1034650803</text:p>
          </table:table-cell>
          <table:table-cell table:formula="of:=[.D70]/([.E70]-[.E69])" office:value-type="float" office:value="37939.524128354" calcext:value-type="float">
            <text:p>37939.52412835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26279.2891" calcext:value-type="float">
            <text:p>1456026279.2891</text:p>
          </table:table-cell>
          <table:table-cell office:value-type="float" office:value="1456026279.28939" calcext:value-type="float">
            <text:p>1456026279.28939</text:p>
          </table:table-cell>
          <table:table-cell office:value-type="float" office:value="4424" calcext:value-type="float">
            <text:p>4424</text:p>
          </table:table-cell>
          <table:table-cell table:formula="of:=[.B71]-[.B$2]" office:value-type="float" office:value="8.22116947174072" calcext:value-type="float">
            <text:p>8.2211694717</text:p>
          </table:table-cell>
          <table:table-cell table:formula="of:=[.D71]/([.E71]-[.E70])" office:value-type="float" office:value="37585.683459999" calcext:value-type="float">
            <text:p>37585.6834599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26279.40426" calcext:value-type="float">
            <text:p>1456026279.40426</text:p>
          </table:table-cell>
          <table:table-cell office:value-type="float" office:value="1456026279.40453" calcext:value-type="float">
            <text:p>1456026279.40453</text:p>
          </table:table-cell>
          <table:table-cell office:value-type="float" office:value="4376" calcext:value-type="float">
            <text:p>4376</text:p>
          </table:table-cell>
          <table:table-cell table:formula="of:=[.B72]-[.B$2]" office:value-type="float" office:value="8.33632326126099" calcext:value-type="float">
            <text:p>8.3363232613</text:p>
          </table:table-cell>
          <table:table-cell table:formula="of:=[.D72]/([.E72]-[.E71])" office:value-type="float" office:value="38001.3546947142" calcext:value-type="float">
            <text:p>38001.35469471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26279.51929" calcext:value-type="float">
            <text:p>1456026279.51929</text:p>
          </table:table-cell>
          <table:table-cell office:value-type="float" office:value="1456026279.51957" calcext:value-type="float">
            <text:p>1456026279.51957</text:p>
          </table:table-cell>
          <table:table-cell office:value-type="float" office:value="4336" calcext:value-type="float">
            <text:p>4336</text:p>
          </table:table-cell>
          <table:table-cell table:formula="of:=[.B73]-[.B$2]" office:value-type="float" office:value="8.4513578414917" calcext:value-type="float">
            <text:p>8.4513578415</text:p>
          </table:table-cell>
          <table:table-cell table:formula="of:=[.D73]/([.E73]-[.E72])" office:value-type="float" office:value="37693.0136251529" calcext:value-type="float">
            <text:p>37693.013625152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26279.63444" calcext:value-type="float">
            <text:p>1456026279.63444</text:p>
          </table:table-cell>
          <table:table-cell office:value-type="float" office:value="1456026279.63472" calcext:value-type="float">
            <text:p>1456026279.63472</text:p>
          </table:table-cell>
          <table:table-cell office:value-type="float" office:value="4312" calcext:value-type="float">
            <text:p>4312</text:p>
          </table:table-cell>
          <table:table-cell table:formula="of:=[.B74]-[.B$2]" office:value-type="float" office:value="8.56650543212891" calcext:value-type="float">
            <text:p>8.5665054321</text:p>
          </table:table-cell>
          <table:table-cell table:formula="of:=[.D74]/([.E74]-[.E73])" office:value-type="float" office:value="37447.5920524097" calcext:value-type="float">
            <text:p>37447.592052409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26279.75017" calcext:value-type="float">
            <text:p>1456026279.75017</text:p>
          </table:table-cell>
          <table:table-cell office:value-type="float" office:value="1456026279.75045" calcext:value-type="float">
            <text:p>1456026279.75045</text:p>
          </table:table-cell>
          <table:table-cell office:value-type="float" office:value="4296" calcext:value-type="float">
            <text:p>4296</text:p>
          </table:table-cell>
          <table:table-cell table:formula="of:=[.B75]-[.B$2]" office:value-type="float" office:value="8.6822350025177" calcext:value-type="float">
            <text:p>8.6822350025</text:p>
          </table:table-cell>
          <table:table-cell table:formula="of:=[.D75]/([.E75]-[.E74])" office:value-type="float" office:value="37121.022618226" calcext:value-type="float">
            <text:p>37121.02261822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26279.86864" calcext:value-type="float">
            <text:p>1456026279.86864</text:p>
          </table:table-cell>
          <table:table-cell office:value-type="float" office:value="1456026279.86891" calcext:value-type="float">
            <text:p>1456026279.86891</text:p>
          </table:table-cell>
          <table:table-cell office:value-type="float" office:value="4296" calcext:value-type="float">
            <text:p>4296</text:p>
          </table:table-cell>
          <table:table-cell table:formula="of:=[.B76]-[.B$2]" office:value-type="float" office:value="8.8007071018219" calcext:value-type="float">
            <text:p>8.8007071018</text:p>
          </table:table-cell>
          <table:table-cell table:formula="of:=[.D76]/([.E76]-[.E75])" office:value-type="float" office:value="36261.7023352411" calcext:value-type="float">
            <text:p>36261.70233524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26279.9855" calcext:value-type="float">
            <text:p>1456026279.9855</text:p>
          </table:table-cell>
          <table:table-cell office:value-type="float" office:value="1456026279.98587" calcext:value-type="float">
            <text:p>1456026279.98587</text:p>
          </table:table-cell>
          <table:table-cell office:value-type="float" office:value="4304" calcext:value-type="float">
            <text:p>4304</text:p>
          </table:table-cell>
          <table:table-cell table:formula="of:=[.B77]-[.B$2]" office:value-type="float" office:value="8.91756319999695" calcext:value-type="float">
            <text:p>8.9175632</text:p>
          </table:table-cell>
          <table:table-cell table:formula="of:=[.D77]/([.E77]-[.E76])" office:value-type="float" office:value="36831.6251117051" calcext:value-type="float">
            <text:p>36831.62511170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26280.10082" calcext:value-type="float">
            <text:p>1456026280.10082</text:p>
          </table:table-cell>
          <table:table-cell office:value-type="float" office:value="1456026280.10115" calcext:value-type="float">
            <text:p>1456026280.10115</text:p>
          </table:table-cell>
          <table:table-cell office:value-type="float" office:value="4320" calcext:value-type="float">
            <text:p>4320</text:p>
          </table:table-cell>
          <table:table-cell table:formula="of:=[.B78]-[.B$2]" office:value-type="float" office:value="9.03288292884827" calcext:value-type="float">
            <text:p>9.0328829288</text:p>
          </table:table-cell>
          <table:table-cell table:formula="of:=[.D78]/([.E78]-[.E77])" office:value-type="float" office:value="37461.0662289171" calcext:value-type="float">
            <text:p>37461.066228917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26280.21579" calcext:value-type="float">
            <text:p>1456026280.21579</text:p>
          </table:table-cell>
          <table:table-cell office:value-type="float" office:value="1456026280.21605" calcext:value-type="float">
            <text:p>1456026280.21605</text:p>
          </table:table-cell>
          <table:table-cell office:value-type="float" office:value="4352" calcext:value-type="float">
            <text:p>4352</text:p>
          </table:table-cell>
          <table:table-cell table:formula="of:=[.B79]-[.B$2]" office:value-type="float" office:value="9.14785742759705" calcext:value-type="float">
            <text:p>9.1478574276</text:p>
          </table:table-cell>
          <table:table-cell table:formula="of:=[.D79]/([.E79]-[.E78])" office:value-type="float" office:value="37851.8719138683" calcext:value-type="float">
            <text:p>37851.871913868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26280.33028" calcext:value-type="float">
            <text:p>1456026280.33028</text:p>
          </table:table-cell>
          <table:table-cell office:value-type="float" office:value="1456026280.33076" calcext:value-type="float">
            <text:p>1456026280.33076</text:p>
          </table:table-cell>
          <table:table-cell office:value-type="float" office:value="4392" calcext:value-type="float">
            <text:p>4392</text:p>
          </table:table-cell>
          <table:table-cell table:formula="of:=[.B80]-[.B$2]" office:value-type="float" office:value="9.26234436035156" calcext:value-type="float">
            <text:p>9.2623443604</text:p>
          </table:table-cell>
          <table:table-cell table:formula="of:=[.D80]/([.E80]-[.E79])" office:value-type="float" office:value="38362.456695537" calcext:value-type="float">
            <text:p>38362.4566955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26280.44578" calcext:value-type="float">
            <text:p>1456026280.44578</text:p>
          </table:table-cell>
          <table:table-cell office:value-type="float" office:value="1456026280.44606" calcext:value-type="float">
            <text:p>1456026280.44606</text:p>
          </table:table-cell>
          <table:table-cell office:value-type="float" office:value="4448" calcext:value-type="float">
            <text:p>4448</text:p>
          </table:table-cell>
          <table:table-cell table:formula="of:=[.B81]-[.B$2]" office:value-type="float" office:value="9.37785005569458" calcext:value-type="float">
            <text:p>9.3778500557</text:p>
          </table:table-cell>
          <table:table-cell table:formula="of:=[.D81]/([.E81]-[.E80])" office:value-type="float" office:value="38508.9236231232" calcext:value-type="float">
            <text:p>38508.92362312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26280.56489" calcext:value-type="float">
            <text:p>1456026280.56489</text:p>
          </table:table-cell>
          <table:table-cell office:value-type="float" office:value="1456026280.56515" calcext:value-type="float">
            <text:p>1456026280.56515</text:p>
          </table:table-cell>
          <table:table-cell office:value-type="float" office:value="4512" calcext:value-type="float">
            <text:p>4512</text:p>
          </table:table-cell>
          <table:table-cell table:formula="of:=[.B82]-[.B$2]" office:value-type="float" office:value="9.49695181846619" calcext:value-type="float">
            <text:p>9.4969518185</text:p>
          </table:table-cell>
          <table:table-cell table:formula="of:=[.D82]/([.E82]-[.E81])" office:value-type="float" office:value="37883.5702763893" calcext:value-type="float">
            <text:p>37883.570276389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26280.68128" calcext:value-type="float">
            <text:p>1456026280.68128</text:p>
          </table:table-cell>
          <table:table-cell office:value-type="float" office:value="1456026280.68155" calcext:value-type="float">
            <text:p>1456026280.68155</text:p>
          </table:table-cell>
          <table:table-cell office:value-type="float" office:value="4592" calcext:value-type="float">
            <text:p>4592</text:p>
          </table:table-cell>
          <table:table-cell table:formula="of:=[.B83]-[.B$2]" office:value-type="float" office:value="9.61334562301636" calcext:value-type="float">
            <text:p>9.613345623</text:p>
          </table:table-cell>
          <table:table-cell table:formula="of:=[.D83]/([.E83]-[.E82])" office:value-type="float" office:value="39452.2716887448" calcext:value-type="float">
            <text:p>39452.271688744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26280.79684" calcext:value-type="float">
            <text:p>1456026280.79684</text:p>
          </table:table-cell>
          <table:table-cell office:value-type="float" office:value="1456026280.79711" calcext:value-type="float">
            <text:p>1456026280.79711</text:p>
          </table:table-cell>
          <table:table-cell office:value-type="float" office:value="4672" calcext:value-type="float">
            <text:p>4672</text:p>
          </table:table-cell>
          <table:table-cell table:formula="of:=[.B84]-[.B$2]" office:value-type="float" office:value="9.72890853881836" calcext:value-type="float">
            <text:p>9.7289085388</text:p>
          </table:table-cell>
          <table:table-cell table:formula="of:=[.D84]/([.E84]-[.E83])" office:value-type="float" office:value="40428.1941795645" calcext:value-type="float">
            <text:p>40428.194179564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26280.91157" calcext:value-type="float">
            <text:p>1456026280.91157</text:p>
          </table:table-cell>
          <table:table-cell office:value-type="float" office:value="1456026280.91185" calcext:value-type="float">
            <text:p>1456026280.91185</text:p>
          </table:table-cell>
          <table:table-cell office:value-type="float" office:value="4768" calcext:value-type="float">
            <text:p>4768</text:p>
          </table:table-cell>
          <table:table-cell table:formula="of:=[.B85]-[.B$2]" office:value-type="float" office:value="9.84363317489624" calcext:value-type="float">
            <text:p>9.8436331749</text:p>
          </table:table-cell>
          <table:table-cell table:formula="of:=[.D85]/([.E85]-[.E84])" office:value-type="float" office:value="41560.3846131466" calcext:value-type="float">
            <text:p>41560.38461314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26281.02723" calcext:value-type="float">
            <text:p>1456026281.02723</text:p>
          </table:table-cell>
          <table:table-cell office:value-type="float" office:value="1456026281.02751" calcext:value-type="float">
            <text:p>1456026281.02751</text:p>
          </table:table-cell>
          <table:table-cell office:value-type="float" office:value="4872" calcext:value-type="float">
            <text:p>4872</text:p>
          </table:table-cell>
          <table:table-cell table:formula="of:=[.B86]-[.B$2]" office:value-type="float" office:value="9.95930004119873" calcext:value-type="float">
            <text:p>9.9593000412</text:p>
          </table:table-cell>
          <table:table-cell table:formula="of:=[.D86]/([.E86]-[.E85])" office:value-type="float" office:value="42120.9647649554" calcext:value-type="float">
            <text:p>42120.96476495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26281.14207" calcext:value-type="float">
            <text:p>1456026281.14207</text:p>
          </table:table-cell>
          <table:table-cell office:value-type="float" office:value="1456026281.14235" calcext:value-type="float">
            <text:p>1456026281.14235</text:p>
          </table:table-cell>
          <table:table-cell office:value-type="float" office:value="4984" calcext:value-type="float">
            <text:p>4984</text:p>
          </table:table-cell>
          <table:table-cell table:formula="of:=[.B87]-[.B$2]" office:value-type="float" office:value="10.0741391181946" calcext:value-type="float">
            <text:p>10.0741391182</text:p>
          </table:table-cell>
          <table:table-cell table:formula="of:=[.D87]/([.E87]-[.E86])" office:value-type="float" office:value="43399.8611829676" calcext:value-type="float">
            <text:p>43399.861182967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26281.26216" calcext:value-type="float">
            <text:p>1456026281.26216</text:p>
          </table:table-cell>
          <table:table-cell office:value-type="float" office:value="1456026281.26243" calcext:value-type="float">
            <text:p>1456026281.26243</text:p>
          </table:table-cell>
          <table:table-cell office:value-type="float" office:value="5104" calcext:value-type="float">
            <text:p>5104</text:p>
          </table:table-cell>
          <table:table-cell table:formula="of:=[.B88]-[.B$2]" office:value-type="float" office:value="10.194228887558" calcext:value-type="float">
            <text:p>10.1942288876</text:p>
          </table:table-cell>
          <table:table-cell table:formula="of:=[.D88]/([.E88]-[.E87])" office:value-type="float" office:value="42501.5388659362" calcext:value-type="float">
            <text:p>42501.538865936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26281.37868" calcext:value-type="float">
            <text:p>1456026281.37868</text:p>
          </table:table-cell>
          <table:table-cell office:value-type="float" office:value="1456026281.37895" calcext:value-type="float">
            <text:p>1456026281.37895</text:p>
          </table:table-cell>
          <table:table-cell office:value-type="float" office:value="5224" calcext:value-type="float">
            <text:p>5224</text:p>
          </table:table-cell>
          <table:table-cell table:formula="of:=[.B89]-[.B$2]" office:value-type="float" office:value="10.3107483386993" calcext:value-type="float">
            <text:p>10.3107483387</text:p>
          </table:table-cell>
          <table:table-cell table:formula="of:=[.D89]/([.E89]-[.E88])" office:value-type="float" office:value="44833.7161635135" calcext:value-type="float">
            <text:p>44833.716163513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26281.49387" calcext:value-type="float">
            <text:p>1456026281.49387</text:p>
          </table:table-cell>
          <table:table-cell office:value-type="float" office:value="1456026281.49415" calcext:value-type="float">
            <text:p>1456026281.49415</text:p>
          </table:table-cell>
          <table:table-cell office:value-type="float" office:value="5360" calcext:value-type="float">
            <text:p>5360</text:p>
          </table:table-cell>
          <table:table-cell table:formula="of:=[.B90]-[.B$2]" office:value-type="float" office:value="10.4259402751923" calcext:value-type="float">
            <text:p>10.4259402752</text:p>
          </table:table-cell>
          <table:table-cell table:formula="of:=[.D90]/([.E90]-[.E89])" office:value-type="float" office:value="46531.0347511125" calcext:value-type="float">
            <text:p>46531.034751112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26281.60868" calcext:value-type="float">
            <text:p>1456026281.60868</text:p>
          </table:table-cell>
          <table:table-cell office:value-type="float" office:value="1456026281.60898" calcext:value-type="float">
            <text:p>1456026281.60898</text:p>
          </table:table-cell>
          <table:table-cell office:value-type="float" office:value="5488" calcext:value-type="float">
            <text:p>5488</text:p>
          </table:table-cell>
          <table:table-cell table:formula="of:=[.B91]-[.B$2]" office:value-type="float" office:value="10.5407485961914" calcext:value-type="float">
            <text:p>10.5407485962</text:p>
          </table:table-cell>
          <table:table-cell table:formula="of:=[.D91]/([.E91]-[.E90])" office:value-type="float" office:value="47801.4132794508" calcext:value-type="float">
            <text:p>47801.41327945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26281.72285" calcext:value-type="float">
            <text:p>1456026281.72285</text:p>
          </table:table-cell>
          <table:table-cell office:value-type="float" office:value="1456026281.72309" calcext:value-type="float">
            <text:p>1456026281.72309</text:p>
          </table:table-cell>
          <table:table-cell office:value-type="float" office:value="5632" calcext:value-type="float">
            <text:p>5632</text:p>
          </table:table-cell>
          <table:table-cell table:formula="of:=[.B92]-[.B$2]" office:value-type="float" office:value="10.6549196243286" calcext:value-type="float">
            <text:p>10.6549196243</text:p>
          </table:table-cell>
          <table:table-cell table:formula="of:=[.D92]/([.E92]-[.E91])" office:value-type="float" office:value="49329.5023430256" calcext:value-type="float">
            <text:p>49329.502343025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26281.83789" calcext:value-type="float">
            <text:p>1456026281.83789</text:p>
          </table:table-cell>
          <table:table-cell office:value-type="float" office:value="1456026281.83812" calcext:value-type="float">
            <text:p>1456026281.83812</text:p>
          </table:table-cell>
          <table:table-cell office:value-type="float" office:value="5768" calcext:value-type="float">
            <text:p>5768</text:p>
          </table:table-cell>
          <table:table-cell table:formula="of:=[.B93]-[.B$2]" office:value-type="float" office:value="10.7699570655823" calcext:value-type="float">
            <text:p>10.7699570656</text:p>
          </table:table-cell>
          <table:table-cell table:formula="of:=[.D93]/([.E93]-[.E92])" office:value-type="float" office:value="50140.1972883014" calcext:value-type="float">
            <text:p>50140.197288301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26281.95758" calcext:value-type="float">
            <text:p>1456026281.95758</text:p>
          </table:table-cell>
          <table:table-cell office:value-type="float" office:value="1456026281.95781" calcext:value-type="float">
            <text:p>1456026281.95781</text:p>
          </table:table-cell>
          <table:table-cell office:value-type="float" office:value="5920" calcext:value-type="float">
            <text:p>5920</text:p>
          </table:table-cell>
          <table:table-cell table:formula="of:=[.B94]-[.B$2]" office:value-type="float" office:value="10.8896493911743" calcext:value-type="float">
            <text:p>10.8896493912</text:p>
          </table:table-cell>
          <table:table-cell table:formula="of:=[.D94]/([.E94]-[.E93])" office:value-type="float" office:value="49460.1468449841" calcext:value-type="float">
            <text:p>49460.14684498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26282.07497" calcext:value-type="float">
            <text:p>1456026282.07497</text:p>
          </table:table-cell>
          <table:table-cell office:value-type="float" office:value="1456026282.07524" calcext:value-type="float">
            <text:p>1456026282.07524</text:p>
          </table:table-cell>
          <table:table-cell office:value-type="float" office:value="6064" calcext:value-type="float">
            <text:p>6064</text:p>
          </table:table-cell>
          <table:table-cell table:formula="of:=[.B95]-[.B$2]" office:value-type="float" office:value="11.0070400238037" calcext:value-type="float">
            <text:p>11.0070400238</text:p>
          </table:table-cell>
          <table:table-cell table:formula="of:=[.D95]/([.E95]-[.E94])" office:value-type="float" office:value="51656.591877686" calcext:value-type="float">
            <text:p>51656.59187768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26282.19021" calcext:value-type="float">
            <text:p>1456026282.19021</text:p>
          </table:table-cell>
          <table:table-cell office:value-type="float" office:value="1456026282.19048" calcext:value-type="float">
            <text:p>1456026282.19048</text:p>
          </table:table-cell>
          <table:table-cell office:value-type="float" office:value="6208" calcext:value-type="float">
            <text:p>6208</text:p>
          </table:table-cell>
          <table:table-cell table:formula="of:=[.B96]-[.B$2]" office:value-type="float" office:value="11.1222760677338" calcext:value-type="float">
            <text:p>11.1222760677</text:p>
          </table:table-cell>
          <table:table-cell table:formula="of:=[.D96]/([.E96]-[.E95])" office:value-type="float" office:value="53872.0333350575" calcext:value-type="float">
            <text:p>53872.03333505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26282.30555" calcext:value-type="float">
            <text:p>1456026282.30555</text:p>
          </table:table-cell>
          <table:table-cell office:value-type="float" office:value="1456026282.30596" calcext:value-type="float">
            <text:p>1456026282.30596</text:p>
          </table:table-cell>
          <table:table-cell office:value-type="float" office:value="6352" calcext:value-type="float">
            <text:p>6352</text:p>
          </table:table-cell>
          <table:table-cell table:formula="of:=[.B97]-[.B$2]" office:value-type="float" office:value="11.2376184463501" calcext:value-type="float">
            <text:p>11.2376184464</text:p>
          </table:table-cell>
          <table:table-cell table:formula="of:=[.D97]/([.E97]-[.E96])" office:value-type="float" office:value="55070.8254520124" calcext:value-type="float">
            <text:p>55070.825452012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26282.42074" calcext:value-type="float">
            <text:p>1456026282.42074</text:p>
          </table:table-cell>
          <table:table-cell office:value-type="float" office:value="1456026282.42128" calcext:value-type="float">
            <text:p>1456026282.42128</text:p>
          </table:table-cell>
          <table:table-cell office:value-type="float" office:value="6496" calcext:value-type="float">
            <text:p>6496</text:p>
          </table:table-cell>
          <table:table-cell table:formula="of:=[.B98]-[.B$2]" office:value-type="float" office:value="11.3528106212616" calcext:value-type="float">
            <text:p>11.3528106213</text:p>
          </table:table-cell>
          <table:table-cell table:formula="of:=[.D98]/([.E98]-[.E97])" office:value-type="float" office:value="56392.7194272598" calcext:value-type="float">
            <text:p>56392.719427259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26282.53579" calcext:value-type="float">
            <text:p>1456026282.53579</text:p>
          </table:table-cell>
          <table:table-cell office:value-type="float" office:value="1456026282.53608" calcext:value-type="float">
            <text:p>1456026282.53608</text:p>
          </table:table-cell>
          <table:table-cell office:value-type="float" office:value="6640" calcext:value-type="float">
            <text:p>6640</text:p>
          </table:table-cell>
          <table:table-cell table:formula="of:=[.B99]-[.B$2]" office:value-type="float" office:value="11.467853307724" calcext:value-type="float">
            <text:p>11.4678533077</text:p>
          </table:table-cell>
          <table:table-cell table:formula="of:=[.D99]/([.E99]-[.E98])" office:value-type="float" office:value="57717.7063938789" calcext:value-type="float">
            <text:p>57717.706393878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26282.65475" calcext:value-type="float">
            <text:p>1456026282.65475</text:p>
          </table:table-cell>
          <table:table-cell office:value-type="float" office:value="1456026282.65502" calcext:value-type="float">
            <text:p>1456026282.65502</text:p>
          </table:table-cell>
          <table:table-cell office:value-type="float" office:value="6776" calcext:value-type="float">
            <text:p>6776</text:p>
          </table:table-cell>
          <table:table-cell table:formula="of:=[.B100]-[.B$2]" office:value-type="float" office:value="11.5868117809296" calcext:value-type="float">
            <text:p>11.5868117809</text:p>
          </table:table-cell>
          <table:table-cell table:formula="of:=[.D100]/([.E100]-[.E99])" office:value-type="float" office:value="56961.0538653327" calcext:value-type="float">
            <text:p>56961.053865332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26282.77186" calcext:value-type="float">
            <text:p>1456026282.77186</text:p>
          </table:table-cell>
          <table:table-cell office:value-type="float" office:value="1456026282.77215" calcext:value-type="float">
            <text:p>1456026282.77215</text:p>
          </table:table-cell>
          <table:table-cell office:value-type="float" office:value="6912" calcext:value-type="float">
            <text:p>6912</text:p>
          </table:table-cell>
          <table:table-cell table:formula="of:=[.B101]-[.B$2]" office:value-type="float" office:value="11.7039248943329" calcext:value-type="float">
            <text:p>11.7039248943</text:p>
          </table:table-cell>
          <table:table-cell table:formula="of:=[.D101]/([.E101]-[.E100])" office:value-type="float" office:value="59019.8637807202" calcext:value-type="float">
            <text:p>59019.86378072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26282.88791" calcext:value-type="float">
            <text:p>1456026282.88791</text:p>
          </table:table-cell>
          <table:table-cell office:value-type="float" office:value="1456026282.88818" calcext:value-type="float">
            <text:p>1456026282.88818</text:p>
          </table:table-cell>
          <table:table-cell office:value-type="float" office:value="7040" calcext:value-type="float">
            <text:p>7040</text:p>
          </table:table-cell>
          <table:table-cell table:formula="of:=[.B102]-[.B$2]" office:value-type="float" office:value="11.8199739456177" calcext:value-type="float">
            <text:p>11.8199739456</text:p>
          </table:table-cell>
          <table:table-cell table:formula="of:=[.D102]/([.E102]-[.E101])" office:value-type="float" office:value="60664.0030406065" calcext:value-type="float">
            <text:p>60664.003040606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26283.0022" calcext:value-type="float">
            <text:p>1456026283.0022</text:p>
          </table:table-cell>
          <table:table-cell office:value-type="float" office:value="1456026283.00247" calcext:value-type="float">
            <text:p>1456026283.00247</text:p>
          </table:table-cell>
          <table:table-cell office:value-type="float" office:value="7160" calcext:value-type="float">
            <text:p>7160</text:p>
          </table:table-cell>
          <table:table-cell table:formula="of:=[.B103]-[.B$2]" office:value-type="float" office:value="11.9342656135559" calcext:value-type="float">
            <text:p>11.9342656136</text:p>
          </table:table-cell>
          <table:table-cell table:formula="of:=[.D103]/([.E103]-[.E102])" office:value-type="float" office:value="62646.736452123" calcext:value-type="float">
            <text:p>62646.7364521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26283.11721" calcext:value-type="float">
            <text:p>1456026283.11721</text:p>
          </table:table-cell>
          <table:table-cell office:value-type="float" office:value="1456026283.11748" calcext:value-type="float">
            <text:p>1456026283.11748</text:p>
          </table:table-cell>
          <table:table-cell office:value-type="float" office:value="7272" calcext:value-type="float">
            <text:p>7272</text:p>
          </table:table-cell>
          <table:table-cell table:formula="of:=[.B104]-[.B$2]" office:value-type="float" office:value="12.0492739677429" calcext:value-type="float">
            <text:p>12.0492739677</text:p>
          </table:table-cell>
          <table:table-cell table:formula="of:=[.D104]/([.E104]-[.E103])" office:value-type="float" office:value="63230.1892449936" calcext:value-type="float">
            <text:p>63230.189244993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26283.23179" calcext:value-type="float">
            <text:p>1456026283.23179</text:p>
          </table:table-cell>
          <table:table-cell office:value-type="float" office:value="1456026283.23207" calcext:value-type="float">
            <text:p>1456026283.23207</text:p>
          </table:table-cell>
          <table:table-cell office:value-type="float" office:value="7376" calcext:value-type="float">
            <text:p>7376</text:p>
          </table:table-cell>
          <table:table-cell table:formula="of:=[.B105]-[.B$2]" office:value-type="float" office:value="12.1638596057892" calcext:value-type="float">
            <text:p>12.1638596058</text:p>
          </table:table-cell>
          <table:table-cell table:formula="of:=[.D105]/([.E105]-[.E104])" office:value-type="float" office:value="64371.0688858048" calcext:value-type="float">
            <text:p>64371.068885804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26283.3505" calcext:value-type="float">
            <text:p>1456026283.3505</text:p>
          </table:table-cell>
          <table:table-cell office:value-type="float" office:value="1456026283.35077" calcext:value-type="float">
            <text:p>1456026283.35077</text:p>
          </table:table-cell>
          <table:table-cell office:value-type="float" office:value="7472" calcext:value-type="float">
            <text:p>7472</text:p>
          </table:table-cell>
          <table:table-cell table:formula="of:=[.B106]-[.B$2]" office:value-type="float" office:value="12.282567024231" calcext:value-type="float">
            <text:p>12.2825670242</text:p>
          </table:table-cell>
          <table:table-cell table:formula="of:=[.D106]/([.E106]-[.E105])" office:value-type="float" office:value="62944.676062222" calcext:value-type="float">
            <text:p>62944.67606222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26283.46744" calcext:value-type="float">
            <text:p>1456026283.46744</text:p>
          </table:table-cell>
          <table:table-cell office:value-type="float" office:value="1456026283.4677" calcext:value-type="float">
            <text:p>1456026283.4677</text:p>
          </table:table-cell>
          <table:table-cell office:value-type="float" office:value="7568" calcext:value-type="float">
            <text:p>7568</text:p>
          </table:table-cell>
          <table:table-cell table:formula="of:=[.B107]-[.B$2]" office:value-type="float" office:value="12.3995065689087" calcext:value-type="float">
            <text:p>12.3995065689</text:p>
          </table:table-cell>
          <table:table-cell table:formula="of:=[.D107]/([.E107]-[.E106])" office:value-type="float" office:value="64717.2008481487" calcext:value-type="float">
            <text:p>64717.200848148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26283.58412" calcext:value-type="float">
            <text:p>1456026283.58412</text:p>
          </table:table-cell>
          <table:table-cell office:value-type="float" office:value="1456026283.58439" calcext:value-type="float">
            <text:p>1456026283.58439</text:p>
          </table:table-cell>
          <table:table-cell office:value-type="float" office:value="7640" calcext:value-type="float">
            <text:p>7640</text:p>
          </table:table-cell>
          <table:table-cell table:formula="of:=[.B108]-[.B$2]" office:value-type="float" office:value="12.5161898136139" calcext:value-type="float">
            <text:p>12.5161898136</text:p>
          </table:table-cell>
          <table:table-cell table:formula="of:=[.D108]/([.E108]-[.E107])" office:value-type="float" office:value="65476.4102532667" calcext:value-type="float">
            <text:p>65476.410253266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26283.69953" calcext:value-type="float">
            <text:p>1456026283.69953</text:p>
          </table:table-cell>
          <table:table-cell office:value-type="float" office:value="1456026283.69992" calcext:value-type="float">
            <text:p>1456026283.69992</text:p>
          </table:table-cell>
          <table:table-cell office:value-type="float" office:value="7712" calcext:value-type="float">
            <text:p>7712</text:p>
          </table:table-cell>
          <table:table-cell table:formula="of:=[.B109]-[.B$2]" office:value-type="float" office:value="12.6315958499908" calcext:value-type="float">
            <text:p>12.63159585</text:p>
          </table:table-cell>
          <table:table-cell table:formula="of:=[.D109]/([.E109]-[.E108])" office:value-type="float" office:value="66824.9273791029" calcext:value-type="float">
            <text:p>66824.927379102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26283.81517" calcext:value-type="float">
            <text:p>1456026283.81517</text:p>
          </table:table-cell>
          <table:table-cell office:value-type="float" office:value="1456026283.81543" calcext:value-type="float">
            <text:p>1456026283.81543</text:p>
          </table:table-cell>
          <table:table-cell office:value-type="float" office:value="7768" calcext:value-type="float">
            <text:p>7768</text:p>
          </table:table-cell>
          <table:table-cell table:formula="of:=[.B110]-[.B$2]" office:value-type="float" office:value="12.7472355365753" calcext:value-type="float">
            <text:p>12.7472355366</text:p>
          </table:table-cell>
          <table:table-cell table:formula="of:=[.D110]/([.E110]-[.E109])" office:value-type="float" office:value="67174.1702994466" calcext:value-type="float">
            <text:p>67174.170299446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26283.93001" calcext:value-type="float">
            <text:p>1456026283.93001</text:p>
          </table:table-cell>
          <table:table-cell office:value-type="float" office:value="1456026283.93029" calcext:value-type="float">
            <text:p>1456026283.93029</text:p>
          </table:table-cell>
          <table:table-cell office:value-type="float" office:value="7816" calcext:value-type="float">
            <text:p>7816</text:p>
          </table:table-cell>
          <table:table-cell table:formula="of:=[.B111]-[.B$2]" office:value-type="float" office:value="12.8620750904083" calcext:value-type="float">
            <text:p>12.8620750904</text:p>
          </table:table-cell>
          <table:table-cell table:formula="of:=[.D111]/([.E111]-[.E110])" office:value-type="float" office:value="68060.1738610507" calcext:value-type="float">
            <text:p>68060.173861050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26284.0477" calcext:value-type="float">
            <text:p>1456026284.0477</text:p>
          </table:table-cell>
          <table:table-cell office:value-type="float" office:value="1456026284.04797" calcext:value-type="float">
            <text:p>1456026284.04797</text:p>
          </table:table-cell>
          <table:table-cell office:value-type="float" office:value="7856" calcext:value-type="float">
            <text:p>7856</text:p>
          </table:table-cell>
          <table:table-cell table:formula="of:=[.B112]-[.B$2]" office:value-type="float" office:value="12.9797668457031" calcext:value-type="float">
            <text:p>12.9797668457</text:p>
          </table:table-cell>
          <table:table-cell table:formula="of:=[.D112]/([.E112]-[.E111])" office:value-type="float" office:value="66750.6400964275" calcext:value-type="float">
            <text:p>66750.640096427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26284.16493" calcext:value-type="float">
            <text:p>1456026284.16493</text:p>
          </table:table-cell>
          <table:table-cell office:value-type="float" office:value="1456026284.1652" calcext:value-type="float">
            <text:p>1456026284.1652</text:p>
          </table:table-cell>
          <table:table-cell office:value-type="float" office:value="7880" calcext:value-type="float">
            <text:p>7880</text:p>
          </table:table-cell>
          <table:table-cell table:formula="of:=[.B113]-[.B$2]" office:value-type="float" office:value="13.0969958305359" calcext:value-type="float">
            <text:p>13.0969958305</text:p>
          </table:table-cell>
          <table:table-cell table:formula="of:=[.D113]/([.E113]-[.E112])" office:value-type="float" office:value="67218.8709237859" calcext:value-type="float">
            <text:p>67218.870923785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26284.28107" calcext:value-type="float">
            <text:p>1456026284.28107</text:p>
          </table:table-cell>
          <table:table-cell office:value-type="float" office:value="1456026284.28134" calcext:value-type="float">
            <text:p>1456026284.28134</text:p>
          </table:table-cell>
          <table:table-cell office:value-type="float" office:value="7888" calcext:value-type="float">
            <text:p>7888</text:p>
          </table:table-cell>
          <table:table-cell table:formula="of:=[.B114]-[.B$2]" office:value-type="float" office:value="13.2131381034851" calcext:value-type="float">
            <text:p>13.2131381035</text:p>
          </table:table-cell>
          <table:table-cell table:formula="of:=[.D114]/([.E114]-[.E113])" office:value-type="float" office:value="67916.7007817119" calcext:value-type="float">
            <text:p>67916.700781711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26284.39596" calcext:value-type="float">
            <text:p>1456026284.39596</text:p>
          </table:table-cell>
          <table:table-cell office:value-type="float" office:value="1456026284.39622" calcext:value-type="float">
            <text:p>1456026284.39622</text:p>
          </table:table-cell>
          <table:table-cell office:value-type="float" office:value="7888" calcext:value-type="float">
            <text:p>7888</text:p>
          </table:table-cell>
          <table:table-cell table:formula="of:=[.B115]-[.B$2]" office:value-type="float" office:value="13.3280284404755" calcext:value-type="float">
            <text:p>13.3280284405</text:p>
          </table:table-cell>
          <table:table-cell table:formula="of:=[.D115]/([.E115]-[.E114])" office:value-type="float" office:value="68656.7748570717" calcext:value-type="float">
            <text:p>68656.774857071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26284.51174" calcext:value-type="float">
            <text:p>1456026284.51174</text:p>
          </table:table-cell>
          <table:table-cell office:value-type="float" office:value="1456026284.51202" calcext:value-type="float">
            <text:p>1456026284.51202</text:p>
          </table:table-cell>
          <table:table-cell office:value-type="float" office:value="7880" calcext:value-type="float">
            <text:p>7880</text:p>
          </table:table-cell>
          <table:table-cell table:formula="of:=[.B116]-[.B$2]" office:value-type="float" office:value="13.4438087940216" calcext:value-type="float">
            <text:p>13.443808794</text:p>
          </table:table-cell>
          <table:table-cell table:formula="of:=[.D116]/([.E116]-[.E115])" office:value-type="float" office:value="68059.9061814019" calcext:value-type="float">
            <text:p>68059.906181401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26284.62657" calcext:value-type="float">
            <text:p>1456026284.62657</text:p>
          </table:table-cell>
          <table:table-cell office:value-type="float" office:value="1456026284.62683" calcext:value-type="float">
            <text:p>1456026284.62683</text:p>
          </table:table-cell>
          <table:table-cell office:value-type="float" office:value="7856" calcext:value-type="float">
            <text:p>7856</text:p>
          </table:table-cell>
          <table:table-cell table:formula="of:=[.B117]-[.B$2]" office:value-type="float" office:value="13.5586354732513" calcext:value-type="float">
            <text:p>13.5586354733</text:p>
          </table:table-cell>
          <table:table-cell table:formula="of:=[.D117]/([.E117]-[.E116])" office:value-type="float" office:value="68416.1560074582" calcext:value-type="float">
            <text:p>68416.156007458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26284.74365" calcext:value-type="float">
            <text:p>1456026284.74365</text:p>
          </table:table-cell>
          <table:table-cell office:value-type="float" office:value="1456026284.74391" calcext:value-type="float">
            <text:p>1456026284.74391</text:p>
          </table:table-cell>
          <table:table-cell office:value-type="float" office:value="7824" calcext:value-type="float">
            <text:p>7824</text:p>
          </table:table-cell>
          <table:table-cell table:formula="of:=[.B118]-[.B$2]" office:value-type="float" office:value="13.6757123470306" calcext:value-type="float">
            <text:p>13.675712347</text:p>
          </table:table-cell>
          <table:table-cell table:formula="of:=[.D118]/([.E118]-[.E117])" office:value-type="float" office:value="66827.8862207162" calcext:value-type="float">
            <text:p>66827.88622071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26284.86083" calcext:value-type="float">
            <text:p>1456026284.86083</text:p>
          </table:table-cell>
          <table:table-cell office:value-type="float" office:value="1456026284.8611" calcext:value-type="float">
            <text:p>1456026284.8611</text:p>
          </table:table-cell>
          <table:table-cell office:value-type="float" office:value="7776" calcext:value-type="float">
            <text:p>7776</text:p>
          </table:table-cell>
          <table:table-cell table:formula="of:=[.B119]-[.B$2]" office:value-type="float" office:value="13.7929000854492" calcext:value-type="float">
            <text:p>13.7929000854</text:p>
          </table:table-cell>
          <table:table-cell table:formula="of:=[.D119]/([.E119]-[.E118])" office:value-type="float" office:value="66355.0650002747" calcext:value-type="float">
            <text:p>66355.065000274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26284.97744" calcext:value-type="float">
            <text:p>1456026284.97744</text:p>
          </table:table-cell>
          <table:table-cell office:value-type="float" office:value="1456026284.97771" calcext:value-type="float">
            <text:p>1456026284.97771</text:p>
          </table:table-cell>
          <table:table-cell office:value-type="float" office:value="7720" calcext:value-type="float">
            <text:p>7720</text:p>
          </table:table-cell>
          <table:table-cell table:formula="of:=[.B120]-[.B$2]" office:value-type="float" office:value="13.909503698349" calcext:value-type="float">
            <text:p>13.9095036983</text:p>
          </table:table-cell>
          <table:table-cell table:formula="of:=[.D120]/([.E120]-[.E119])" office:value-type="float" office:value="66207.2109775472" calcext:value-type="float">
            <text:p>66207.210977547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26285.09251" calcext:value-type="float">
            <text:p>1456026285.09251</text:p>
          </table:table-cell>
          <table:table-cell office:value-type="float" office:value="1456026285.0928" calcext:value-type="float">
            <text:p>1456026285.0928</text:p>
          </table:table-cell>
          <table:table-cell office:value-type="float" office:value="7656" calcext:value-type="float">
            <text:p>7656</text:p>
          </table:table-cell>
          <table:table-cell table:formula="of:=[.B121]-[.B$2]" office:value-type="float" office:value="14.0245790481567" calcext:value-type="float">
            <text:p>14.0245790482</text:p>
          </table:table-cell>
          <table:table-cell table:formula="of:=[.D121]/([.E121]-[.E120])" office:value-type="float" office:value="66530.3213311206" calcext:value-type="float">
            <text:p>66530.32133112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26285.20882" calcext:value-type="float">
            <text:p>1456026285.20882</text:p>
          </table:table-cell>
          <table:table-cell office:value-type="float" office:value="1456026285.20909" calcext:value-type="float">
            <text:p>1456026285.20909</text:p>
          </table:table-cell>
          <table:table-cell office:value-type="float" office:value="7576" calcext:value-type="float">
            <text:p>7576</text:p>
          </table:table-cell>
          <table:table-cell table:formula="of:=[.B122]-[.B$2]" office:value-type="float" office:value="14.1408860683441" calcext:value-type="float">
            <text:p>14.1408860683</text:p>
          </table:table-cell>
          <table:table-cell table:formula="of:=[.D122]/([.E122]-[.E121])" office:value-type="float" office:value="65137.942557505" calcext:value-type="float">
            <text:p>65137.94255750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26285.32442" calcext:value-type="float">
            <text:p>1456026285.32442</text:p>
          </table:table-cell>
          <table:table-cell office:value-type="float" office:value="1456026285.32469" calcext:value-type="float">
            <text:p>1456026285.32469</text:p>
          </table:table-cell>
          <table:table-cell office:value-type="float" office:value="7488" calcext:value-type="float">
            <text:p>7488</text:p>
          </table:table-cell>
          <table:table-cell table:formula="of:=[.B123]-[.B$2]" office:value-type="float" office:value="14.2564845085144" calcext:value-type="float">
            <text:p>14.2564845085</text:p>
          </table:table-cell>
          <table:table-cell table:formula="of:=[.D123]/([.E123]-[.E122])" office:value-type="float" office:value="64775.9605490301" calcext:value-type="float">
            <text:p>64775.960549030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26285.44098" calcext:value-type="float">
            <text:p>1456026285.44098</text:p>
          </table:table-cell>
          <table:table-cell office:value-type="float" office:value="1456026285.44126" calcext:value-type="float">
            <text:p>1456026285.44126</text:p>
          </table:table-cell>
          <table:table-cell office:value-type="float" office:value="7392" calcext:value-type="float">
            <text:p>7392</text:p>
          </table:table-cell>
          <table:table-cell table:formula="of:=[.B124]-[.B$2]" office:value-type="float" office:value="14.3730490207672" calcext:value-type="float">
            <text:p>14.3730490208</text:p>
          </table:table-cell>
          <table:table-cell table:formula="of:=[.D124]/([.E124]-[.E123])" office:value-type="float" office:value="63415.5272229688" calcext:value-type="float">
            <text:p>63415.527222968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26285.55849" calcext:value-type="float">
            <text:p>1456026285.55849</text:p>
          </table:table-cell>
          <table:table-cell office:value-type="float" office:value="1456026285.55877" calcext:value-type="float">
            <text:p>1456026285.55877</text:p>
          </table:table-cell>
          <table:table-cell office:value-type="float" office:value="7288" calcext:value-type="float">
            <text:p>7288</text:p>
          </table:table-cell>
          <table:table-cell table:formula="of:=[.B125]-[.B$2]" office:value-type="float" office:value="14.4905588626862" calcext:value-type="float">
            <text:p>14.4905588627</text:p>
          </table:table-cell>
          <table:table-cell table:formula="of:=[.D125]/([.E125]-[.E124])" office:value-type="float" office:value="62020.3370286809" calcext:value-type="float">
            <text:p>62020.337028680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26285.67494" calcext:value-type="float">
            <text:p>1456026285.67494</text:p>
          </table:table-cell>
          <table:table-cell office:value-type="float" office:value="1456026285.67521" calcext:value-type="float">
            <text:p>1456026285.67521</text:p>
          </table:table-cell>
          <table:table-cell office:value-type="float" office:value="7168" calcext:value-type="float">
            <text:p>7168</text:p>
          </table:table-cell>
          <table:table-cell table:formula="of:=[.B126]-[.B$2]" office:value-type="float" office:value="14.6070106029511" calcext:value-type="float">
            <text:p>14.607010603</text:p>
          </table:table-cell>
          <table:table-cell table:formula="of:=[.D126]/([.E126]-[.E125])" office:value-type="float" office:value="61553.3952837026" calcext:value-type="float">
            <text:p>61553.39528370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26285.78955" calcext:value-type="float">
            <text:p>1456026285.78955</text:p>
          </table:table-cell>
          <table:table-cell office:value-type="float" office:value="1456026285.78983" calcext:value-type="float">
            <text:p>1456026285.78983</text:p>
          </table:table-cell>
          <table:table-cell office:value-type="float" office:value="7056" calcext:value-type="float">
            <text:p>7056</text:p>
          </table:table-cell>
          <table:table-cell table:formula="of:=[.B127]-[.B$2]" office:value-type="float" office:value="14.7216205596924" calcext:value-type="float">
            <text:p>14.7216205597</text:p>
          </table:table-cell>
          <table:table-cell table:formula="of:=[.D127]/([.E127]-[.E126])" office:value-type="float" office:value="61565.3316746722" calcext:value-type="float">
            <text:p>61565.331674672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26285.90624" calcext:value-type="float">
            <text:p>1456026285.90624</text:p>
          </table:table-cell>
          <table:table-cell office:value-type="float" office:value="1456026285.9065" calcext:value-type="float">
            <text:p>1456026285.9065</text:p>
          </table:table-cell>
          <table:table-cell office:value-type="float" office:value="6928" calcext:value-type="float">
            <text:p>6928</text:p>
          </table:table-cell>
          <table:table-cell table:formula="of:=[.B128]-[.B$2]" office:value-type="float" office:value="14.838301897049" calcext:value-type="float">
            <text:p>14.838301897</text:p>
          </table:table-cell>
          <table:table-cell table:formula="of:=[.D128]/([.E128]-[.E127])" office:value-type="float" office:value="59375.3907604664" calcext:value-type="float">
            <text:p>59375.390760466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26286.02088" calcext:value-type="float">
            <text:p>1456026286.02088</text:p>
          </table:table-cell>
          <table:table-cell office:value-type="float" office:value="1456026286.02118" calcext:value-type="float">
            <text:p>1456026286.02118</text:p>
          </table:table-cell>
          <table:table-cell office:value-type="float" office:value="6792" calcext:value-type="float">
            <text:p>6792</text:p>
          </table:table-cell>
          <table:table-cell table:formula="of:=[.B129]-[.B$2]" office:value-type="float" office:value="14.9529511928558" calcext:value-type="float">
            <text:p>14.9529511929</text:p>
          </table:table-cell>
          <table:table-cell table:formula="of:=[.D129]/([.E129]-[.E128])" office:value-type="float" office:value="59241.5326426465" calcext:value-type="float">
            <text:p>59241.532642646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26286.13834" calcext:value-type="float">
            <text:p>1456026286.13834</text:p>
          </table:table-cell>
          <table:table-cell office:value-type="float" office:value="1456026286.13883" calcext:value-type="float">
            <text:p>1456026286.13883</text:p>
          </table:table-cell>
          <table:table-cell office:value-type="float" office:value="6656" calcext:value-type="float">
            <text:p>6656</text:p>
          </table:table-cell>
          <table:table-cell table:formula="of:=[.B130]-[.B$2]" office:value-type="float" office:value="15.0704071521759" calcext:value-type="float">
            <text:p>15.0704071522</text:p>
          </table:table-cell>
          <table:table-cell table:formula="of:=[.D130]/([.E130]-[.E129])" office:value-type="float" office:value="56668.0485054177" calcext:value-type="float">
            <text:p>56668.048505417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26286.25532" calcext:value-type="float">
            <text:p>1456026286.25532</text:p>
          </table:table-cell>
          <table:table-cell office:value-type="float" office:value="1456026286.25574" calcext:value-type="float">
            <text:p>1456026286.25574</text:p>
          </table:table-cell>
          <table:table-cell office:value-type="float" office:value="6512" calcext:value-type="float">
            <text:p>6512</text:p>
          </table:table-cell>
          <table:table-cell table:formula="of:=[.B131]-[.B$2]" office:value-type="float" office:value="15.1873831748962" calcext:value-type="float">
            <text:p>15.1873831749</text:p>
          </table:table-cell>
          <table:table-cell table:formula="of:=[.D131]/([.E131]-[.E130])" office:value-type="float" office:value="55669.5282380109" calcext:value-type="float">
            <text:p>55669.528238010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26286.37234" calcext:value-type="float">
            <text:p>1456026286.37234</text:p>
          </table:table-cell>
          <table:table-cell office:value-type="float" office:value="1456026286.37262" calcext:value-type="float">
            <text:p>1456026286.37262</text:p>
          </table:table-cell>
          <table:table-cell office:value-type="float" office:value="6368" calcext:value-type="float">
            <text:p>6368</text:p>
          </table:table-cell>
          <table:table-cell table:formula="of:=[.B132]-[.B$2]" office:value-type="float" office:value="15.3044095039368" calcext:value-type="float">
            <text:p>15.3044095039</text:p>
          </table:table-cell>
          <table:table-cell table:formula="of:=[.D132]/([.E132]-[.E131])" office:value-type="float" office:value="54415.1051494976" calcext:value-type="float">
            <text:p>54415.105149497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26286.48817" calcext:value-type="float">
            <text:p>1456026286.48817</text:p>
          </table:table-cell>
          <table:table-cell office:value-type="float" office:value="1456026286.48844" calcext:value-type="float">
            <text:p>1456026286.48844</text:p>
          </table:table-cell>
          <table:table-cell office:value-type="float" office:value="6224" calcext:value-type="float">
            <text:p>6224</text:p>
          </table:table-cell>
          <table:table-cell table:formula="of:=[.B133]-[.B$2]" office:value-type="float" office:value="15.4202320575714" calcext:value-type="float">
            <text:p>15.4202320576</text:p>
          </table:table-cell>
          <table:table-cell table:formula="of:=[.D133]/([.E133]-[.E132])" office:value-type="float" office:value="53737.3750162105" calcext:value-type="float">
            <text:p>53737.375016210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26286.60407" calcext:value-type="float">
            <text:p>1456026286.60407</text:p>
          </table:table-cell>
          <table:table-cell office:value-type="float" office:value="1456026286.60434" calcext:value-type="float">
            <text:p>1456026286.60434</text:p>
          </table:table-cell>
          <table:table-cell office:value-type="float" office:value="6080" calcext:value-type="float">
            <text:p>6080</text:p>
          </table:table-cell>
          <table:table-cell table:formula="of:=[.B134]-[.B$2]" office:value-type="float" office:value="15.5361328125" calcext:value-type="float">
            <text:p>15.5361328125</text:p>
          </table:table-cell>
          <table:table-cell table:formula="of:=[.D134]/([.E134]-[.E133])" office:value-type="float" office:value="52458.674697556" calcext:value-type="float">
            <text:p>52458.6746975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26286.71935" calcext:value-type="float">
            <text:p>1456026286.71935</text:p>
          </table:table-cell>
          <table:table-cell office:value-type="float" office:value="1456026286.71962" calcext:value-type="float">
            <text:p>1456026286.71962</text:p>
          </table:table-cell>
          <table:table-cell office:value-type="float" office:value="5936" calcext:value-type="float">
            <text:p>5936</text:p>
          </table:table-cell>
          <table:table-cell table:formula="of:=[.B135]-[.B$2]" office:value-type="float" office:value="15.651415348053" calcext:value-type="float">
            <text:p>15.6514153481</text:p>
          </table:table-cell>
          <table:table-cell table:formula="of:=[.D135]/([.E135]-[.E134])" office:value-type="float" office:value="51490.8869025707" calcext:value-type="float">
            <text:p>51490.886902570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26286.83555" calcext:value-type="float">
            <text:p>1456026286.83555</text:p>
          </table:table-cell>
          <table:table-cell office:value-type="float" office:value="1456026286.83595" calcext:value-type="float">
            <text:p>1456026286.83595</text:p>
          </table:table-cell>
          <table:table-cell office:value-type="float" office:value="5792" calcext:value-type="float">
            <text:p>5792</text:p>
          </table:table-cell>
          <table:table-cell table:formula="of:=[.B136]-[.B$2]" office:value-type="float" office:value="15.7676134109497" calcext:value-type="float">
            <text:p>15.7676134109</text:p>
          </table:table-cell>
          <table:table-cell table:formula="of:=[.D136]/([.E136]-[.E135])" office:value-type="float" office:value="49845.9256170876" calcext:value-type="float">
            <text:p>49845.925617087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26286.95185" calcext:value-type="float">
            <text:p>1456026286.95185</text:p>
          </table:table-cell>
          <table:table-cell office:value-type="float" office:value="1456026286.95212" calcext:value-type="float">
            <text:p>1456026286.95212</text:p>
          </table:table-cell>
          <table:table-cell office:value-type="float" office:value="5648" calcext:value-type="float">
            <text:p>5648</text:p>
          </table:table-cell>
          <table:table-cell table:formula="of:=[.B137]-[.B$2]" office:value-type="float" office:value="15.883914232254" calcext:value-type="float">
            <text:p>15.8839142323</text:p>
          </table:table-cell>
          <table:table-cell table:formula="of:=[.D137]/([.E137]-[.E136])" office:value-type="float" office:value="48563.7155151384" calcext:value-type="float">
            <text:p>48563.71551513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26287.0687" calcext:value-type="float">
            <text:p>1456026287.0687</text:p>
          </table:table-cell>
          <table:table-cell office:value-type="float" office:value="1456026287.06897" calcext:value-type="float">
            <text:p>1456026287.06897</text:p>
          </table:table-cell>
          <table:table-cell office:value-type="float" office:value="5512" calcext:value-type="float">
            <text:p>5512</text:p>
          </table:table-cell>
          <table:table-cell table:formula="of:=[.B138]-[.B$2]" office:value-type="float" office:value="16.0007636547089" calcext:value-type="float">
            <text:p>16.0007636547</text:p>
          </table:table-cell>
          <table:table-cell table:formula="of:=[.D138]/([.E138]-[.E137])" office:value-type="float" office:value="47171.8206577406" calcext:value-type="float">
            <text:p>47171.820657740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26287.18365" calcext:value-type="float">
            <text:p>1456026287.18365</text:p>
          </table:table-cell>
          <table:table-cell office:value-type="float" office:value="1456026287.18393" calcext:value-type="float">
            <text:p>1456026287.18393</text:p>
          </table:table-cell>
          <table:table-cell office:value-type="float" office:value="5376" calcext:value-type="float">
            <text:p>5376</text:p>
          </table:table-cell>
          <table:table-cell table:formula="of:=[.B139]-[.B$2]" office:value-type="float" office:value="16.1157169342041" calcext:value-type="float">
            <text:p>16.1157169342</text:p>
          </table:table-cell>
          <table:table-cell table:formula="of:=[.D139]/([.E139]-[.E138])" office:value-type="float" office:value="46766.8258235525" calcext:value-type="float">
            <text:p>46766.825823552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26287.29999" calcext:value-type="float">
            <text:p>1456026287.29999</text:p>
          </table:table-cell>
          <table:table-cell office:value-type="float" office:value="1456026287.30026" calcext:value-type="float">
            <text:p>1456026287.30026</text:p>
          </table:table-cell>
          <table:table-cell office:value-type="float" office:value="5240" calcext:value-type="float">
            <text:p>5240</text:p>
          </table:table-cell>
          <table:table-cell table:formula="of:=[.B140]-[.B$2]" office:value-type="float" office:value="16.2320568561554" calcext:value-type="float">
            <text:p>16.2320568562</text:p>
          </table:table-cell>
          <table:table-cell table:formula="of:=[.D140]/([.E140]-[.E139])" office:value-type="float" office:value="45040.4290471653" calcext:value-type="float">
            <text:p>45040.429047165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26287.41622" calcext:value-type="float">
            <text:p>1456026287.41622</text:p>
          </table:table-cell>
          <table:table-cell office:value-type="float" office:value="1456026287.41651" calcext:value-type="float">
            <text:p>1456026287.41651</text:p>
          </table:table-cell>
          <table:table-cell office:value-type="float" office:value="5120" calcext:value-type="float">
            <text:p>5120</text:p>
          </table:table-cell>
          <table:table-cell table:formula="of:=[.B141]-[.B$2]" office:value-type="float" office:value="16.3482882976532" calcext:value-type="float">
            <text:p>16.3482882977</text:p>
          </table:table-cell>
          <table:table-cell table:formula="of:=[.D141]/([.E141]-[.E140])" office:value-type="float" office:value="44050.0430350147" calcext:value-type="float">
            <text:p>44050.043035014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26287.53131" calcext:value-type="float">
            <text:p>1456026287.53131</text:p>
          </table:table-cell>
          <table:table-cell office:value-type="float" office:value="1456026287.53158" calcext:value-type="float">
            <text:p>1456026287.53158</text:p>
          </table:table-cell>
          <table:table-cell office:value-type="float" office:value="5000" calcext:value-type="float">
            <text:p>5000</text:p>
          </table:table-cell>
          <table:table-cell table:formula="of:=[.B142]-[.B$2]" office:value-type="float" office:value="16.4633786678314" calcext:value-type="float">
            <text:p>16.4633786678</text:p>
          </table:table-cell>
          <table:table-cell table:formula="of:=[.D142]/([.E142]-[.E141])" office:value-type="float" office:value="43444.1212784117" calcext:value-type="float">
            <text:p>43444.121278411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26287.64842" calcext:value-type="float">
            <text:p>1456026287.64842</text:p>
          </table:table-cell>
          <table:table-cell office:value-type="float" office:value="1456026287.64869" calcext:value-type="float">
            <text:p>1456026287.64869</text:p>
          </table:table-cell>
          <table:table-cell office:value-type="float" office:value="4888" calcext:value-type="float">
            <text:p>4888</text:p>
          </table:table-cell>
          <table:table-cell table:formula="of:=[.B143]-[.B$2]" office:value-type="float" office:value="16.580486536026" calcext:value-type="float">
            <text:p>16.580486536</text:p>
          </table:table-cell>
          <table:table-cell table:formula="of:=[.D143]/([.E143]-[.E142])" office:value-type="float" office:value="41739.2962177261" calcext:value-type="float">
            <text:p>41739.296217726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26287.76527" calcext:value-type="float">
            <text:p>1456026287.76527</text:p>
          </table:table-cell>
          <table:table-cell office:value-type="float" office:value="1456026287.76554" calcext:value-type="float">
            <text:p>1456026287.76554</text:p>
          </table:table-cell>
          <table:table-cell office:value-type="float" office:value="4784" calcext:value-type="float">
            <text:p>4784</text:p>
          </table:table-cell>
          <table:table-cell table:formula="of:=[.B144]-[.B$2]" office:value-type="float" office:value="16.6973338127136" calcext:value-type="float">
            <text:p>16.6973338127</text:p>
          </table:table-cell>
          <table:table-cell table:formula="of:=[.D144]/([.E144]-[.E143])" office:value-type="float" office:value="40942.3320390212" calcext:value-type="float">
            <text:p>40942.332039021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26287.88066" calcext:value-type="float">
            <text:p>1456026287.88066</text:p>
          </table:table-cell>
          <table:table-cell office:value-type="float" office:value="1456026287.88094" calcext:value-type="float">
            <text:p>1456026287.88094</text:p>
          </table:table-cell>
          <table:table-cell office:value-type="float" office:value="4688" calcext:value-type="float">
            <text:p>4688</text:p>
          </table:table-cell>
          <table:table-cell table:formula="of:=[.B145]-[.B$2]" office:value-type="float" office:value="16.8127298355103" calcext:value-type="float">
            <text:p>16.8127298355</text:p>
          </table:table-cell>
          <table:table-cell table:formula="of:=[.D145]/([.E145]-[.E144])" office:value-type="float" office:value="40625.316942352" calcext:value-type="float">
            <text:p>40625.31694235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26287.99628" calcext:value-type="float">
            <text:p>1456026287.99628</text:p>
          </table:table-cell>
          <table:table-cell office:value-type="float" office:value="1456026287.99655" calcext:value-type="float">
            <text:p>1456026287.99655</text:p>
          </table:table-cell>
          <table:table-cell office:value-type="float" office:value="4600" calcext:value-type="float">
            <text:p>4600</text:p>
          </table:table-cell>
          <table:table-cell table:formula="of:=[.B146]-[.B$2]" office:value-type="float" office:value="16.9283459186554" calcext:value-type="float">
            <text:p>16.9283459187</text:p>
          </table:table-cell>
          <table:table-cell table:formula="of:=[.D146]/([.E146]-[.E145])" office:value-type="float" office:value="39786.8520958738" calcext:value-type="float">
            <text:p>39786.85209587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26288.11243" calcext:value-type="float">
            <text:p>1456026288.11243</text:p>
          </table:table-cell>
          <table:table-cell office:value-type="float" office:value="1456026288.11271" calcext:value-type="float">
            <text:p>1456026288.11271</text:p>
          </table:table-cell>
          <table:table-cell office:value-type="float" office:value="4520" calcext:value-type="float">
            <text:p>4520</text:p>
          </table:table-cell>
          <table:table-cell table:formula="of:=[.B147]-[.B$2]" office:value-type="float" office:value="17.0444986820221" calcext:value-type="float">
            <text:p>17.044498682</text:p>
          </table:table-cell>
          <table:table-cell table:formula="of:=[.D147]/([.E147]-[.E146])" office:value-type="float" office:value="38914.2700439263" calcext:value-type="float">
            <text:p>38914.270043926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26288.22863" calcext:value-type="float">
            <text:p>1456026288.22863</text:p>
          </table:table-cell>
          <table:table-cell office:value-type="float" office:value="1456026288.2289" calcext:value-type="float">
            <text:p>1456026288.2289</text:p>
          </table:table-cell>
          <table:table-cell office:value-type="float" office:value="4456" calcext:value-type="float">
            <text:p>4456</text:p>
          </table:table-cell>
          <table:table-cell table:formula="of:=[.B148]-[.B$2]" office:value-type="float" office:value="17.1606981754303" calcext:value-type="float">
            <text:p>17.1606981754</text:p>
          </table:table-cell>
          <table:table-cell table:formula="of:=[.D148]/([.E148]-[.E147])" office:value-type="float" office:value="38347.843603296" calcext:value-type="float">
            <text:p>38347.84360329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26288.3448" calcext:value-type="float">
            <text:p>1456026288.3448</text:p>
          </table:table-cell>
          <table:table-cell office:value-type="float" office:value="1456026288.34507" calcext:value-type="float">
            <text:p>1456026288.34507</text:p>
          </table:table-cell>
          <table:table-cell office:value-type="float" office:value="4400" calcext:value-type="float">
            <text:p>4400</text:p>
          </table:table-cell>
          <table:table-cell table:formula="of:=[.B149]-[.B$2]" office:value-type="float" office:value="17.2768654823303" calcext:value-type="float">
            <text:p>17.2768654823</text:p>
          </table:table-cell>
          <table:table-cell table:formula="of:=[.D149]/([.E149]-[.E148])" office:value-type="float" office:value="37876.4053107189" calcext:value-type="float">
            <text:p>37876.405310718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26288.4612" calcext:value-type="float">
            <text:p>1456026288.4612</text:p>
          </table:table-cell>
          <table:table-cell office:value-type="float" office:value="1456026288.46148" calcext:value-type="float">
            <text:p>1456026288.46148</text:p>
          </table:table-cell>
          <table:table-cell office:value-type="float" office:value="4360" calcext:value-type="float">
            <text:p>4360</text:p>
          </table:table-cell>
          <table:table-cell table:formula="of:=[.B150]-[.B$2]" office:value-type="float" office:value="17.3932712078094" calcext:value-type="float">
            <text:p>17.3932712078</text:p>
          </table:table-cell>
          <table:table-cell table:formula="of:=[.D150]/([.E150]-[.E149])" office:value-type="float" office:value="37455.2023283583" calcext:value-type="float">
            <text:p>37455.202328358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26288.57633" calcext:value-type="float">
            <text:p>1456026288.57633</text:p>
          </table:table-cell>
          <table:table-cell office:value-type="float" office:value="1456026288.57662" calcext:value-type="float">
            <text:p>1456026288.57662</text:p>
          </table:table-cell>
          <table:table-cell office:value-type="float" office:value="4320" calcext:value-type="float">
            <text:p>4320</text:p>
          </table:table-cell>
          <table:table-cell table:formula="of:=[.B151]-[.B$2]" office:value-type="float" office:value="17.5084002017975" calcext:value-type="float">
            <text:p>17.5084002018</text:p>
          </table:table-cell>
          <table:table-cell table:formula="of:=[.D151]/([.E151]-[.E150])" office:value-type="float" office:value="37523.1281917471" calcext:value-type="float">
            <text:p>37523.12819174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26288.69151" calcext:value-type="float">
            <text:p>1456026288.69151</text:p>
          </table:table-cell>
          <table:table-cell office:value-type="float" office:value="1456026288.69179" calcext:value-type="float">
            <text:p>1456026288.69179</text:p>
          </table:table-cell>
          <table:table-cell office:value-type="float" office:value="4304" calcext:value-type="float">
            <text:p>4304</text:p>
          </table:table-cell>
          <table:table-cell table:formula="of:=[.B152]-[.B$2]" office:value-type="float" office:value="17.6235802173615" calcext:value-type="float">
            <text:p>17.6235802174</text:p>
          </table:table-cell>
          <table:table-cell table:formula="of:=[.D152]/([.E152]-[.E151])" office:value-type="float" office:value="37367.5934920306" calcext:value-type="float">
            <text:p>37367.59349203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26288.80832" calcext:value-type="float">
            <text:p>1456026288.80832</text:p>
          </table:table-cell>
          <table:table-cell office:value-type="float" office:value="1456026288.8086" calcext:value-type="float">
            <text:p>1456026288.8086</text:p>
          </table:table-cell>
          <table:table-cell office:value-type="float" office:value="4296" calcext:value-type="float">
            <text:p>4296</text:p>
          </table:table-cell>
          <table:table-cell table:formula="of:=[.B153]-[.B$2]" office:value-type="float" office:value="17.7403845787048" calcext:value-type="float">
            <text:p>17.7403845787</text:p>
          </table:table-cell>
          <table:table-cell table:formula="of:=[.D153]/([.E153]-[.E152])" office:value-type="float" office:value="36779.4485633163" calcext:value-type="float">
            <text:p>36779.448563316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26288.92451" calcext:value-type="float">
            <text:p>1456026288.92451</text:p>
          </table:table-cell>
          <table:table-cell office:value-type="float" office:value="1456026288.92478" calcext:value-type="float">
            <text:p>1456026288.92478</text:p>
          </table:table-cell>
          <table:table-cell office:value-type="float" office:value="4296" calcext:value-type="float">
            <text:p>4296</text:p>
          </table:table-cell>
          <table:table-cell table:formula="of:=[.B154]-[.B$2]" office:value-type="float" office:value="17.8565747737885" calcext:value-type="float">
            <text:p>17.8565747738</text:p>
          </table:table-cell>
          <table:table-cell table:formula="of:=[.D154]/([.E154]-[.E153])" office:value-type="float" office:value="36973.8599449662" calcext:value-type="float">
            <text:p>36973.859944966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26289.04132" calcext:value-type="float">
            <text:p>1456026289.04132</text:p>
          </table:table-cell>
          <table:table-cell office:value-type="float" office:value="1456026289.04159" calcext:value-type="float">
            <text:p>1456026289.04159</text:p>
          </table:table-cell>
          <table:table-cell office:value-type="float" office:value="4312" calcext:value-type="float">
            <text:p>4312</text:p>
          </table:table-cell>
          <table:table-cell table:formula="of:=[.B155]-[.B$2]" office:value-type="float" office:value="17.9733834266663" calcext:value-type="float">
            <text:p>17.9733834267</text:p>
          </table:table-cell>
          <table:table-cell table:formula="of:=[.D155]/([.E155]-[.E154])" office:value-type="float" office:value="36915.0734450361" calcext:value-type="float">
            <text:p>36915.07344503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26289.15783" calcext:value-type="float">
            <text:p>1456026289.15783</text:p>
          </table:table-cell>
          <table:table-cell office:value-type="float" office:value="1456026289.1581" calcext:value-type="float">
            <text:p>1456026289.1581</text:p>
          </table:table-cell>
          <table:table-cell office:value-type="float" office:value="4336" calcext:value-type="float">
            <text:p>4336</text:p>
          </table:table-cell>
          <table:table-cell table:formula="of:=[.B156]-[.B$2]" office:value-type="float" office:value="18.0898933410645" calcext:value-type="float">
            <text:p>18.0898933411</text:p>
          </table:table-cell>
          <table:table-cell table:formula="of:=[.D156]/([.E156]-[.E155])" office:value-type="float" office:value="37215.7169833715" calcext:value-type="float">
            <text:p>37215.716983371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26289.27301" calcext:value-type="float">
            <text:p>1456026289.27301</text:p>
          </table:table-cell>
          <table:table-cell office:value-type="float" office:value="1456026289.27328" calcext:value-type="float">
            <text:p>1456026289.27328</text:p>
          </table:table-cell>
          <table:table-cell office:value-type="float" office:value="4368" calcext:value-type="float">
            <text:p>4368</text:p>
          </table:table-cell>
          <table:table-cell table:formula="of:=[.B157]-[.B$2]" office:value-type="float" office:value="18.2050752639771" calcext:value-type="float">
            <text:p>18.205075264</text:p>
          </table:table-cell>
          <table:table-cell table:formula="of:=[.D157]/([.E157]-[.E156])" office:value-type="float" office:value="37922.6174519983" calcext:value-type="float">
            <text:p>37922.617451998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26289.38807" calcext:value-type="float">
            <text:p>1456026289.38807</text:p>
          </table:table-cell>
          <table:table-cell office:value-type="float" office:value="1456026289.38834" calcext:value-type="float">
            <text:p>1456026289.38834</text:p>
          </table:table-cell>
          <table:table-cell office:value-type="float" office:value="4416" calcext:value-type="float">
            <text:p>4416</text:p>
          </table:table-cell>
          <table:table-cell table:formula="of:=[.B158]-[.B$2]" office:value-type="float" office:value="18.3201403617859" calcext:value-type="float">
            <text:p>18.3201403618</text:p>
          </table:table-cell>
          <table:table-cell table:formula="of:=[.D158]/([.E158]-[.E157])" office:value-type="float" office:value="38378.2752901881" calcext:value-type="float">
            <text:p>38378.275290188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26289.50414" calcext:value-type="float">
            <text:p>1456026289.50414</text:p>
          </table:table-cell>
          <table:table-cell office:value-type="float" office:value="1456026289.50442" calcext:value-type="float">
            <text:p>1456026289.50442</text:p>
          </table:table-cell>
          <table:table-cell office:value-type="float" office:value="4480" calcext:value-type="float">
            <text:p>4480</text:p>
          </table:table-cell>
          <table:table-cell table:formula="of:=[.B159]-[.B$2]" office:value-type="float" office:value="18.4362087249756" calcext:value-type="float">
            <text:p>18.436208725</text:p>
          </table:table-cell>
          <table:table-cell table:formula="of:=[.D159]/([.E159]-[.E158])" office:value-type="float" office:value="38597.9424270684" calcext:value-type="float">
            <text:p>38597.942427068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26289.62043" calcext:value-type="float">
            <text:p>1456026289.62043</text:p>
          </table:table-cell>
          <table:table-cell office:value-type="float" office:value="1456026289.6207" calcext:value-type="float">
            <text:p>1456026289.6207</text:p>
          </table:table-cell>
          <table:table-cell office:value-type="float" office:value="4552" calcext:value-type="float">
            <text:p>4552</text:p>
          </table:table-cell>
          <table:table-cell table:formula="of:=[.B160]-[.B$2]" office:value-type="float" office:value="18.5524961948395" calcext:value-type="float">
            <text:p>18.5524961948</text:p>
          </table:table-cell>
          <table:table-cell table:formula="of:=[.D160]/([.E160]-[.E159])" office:value-type="float" office:value="39144.3721780849" calcext:value-type="float">
            <text:p>39144.372178084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26289.73771" calcext:value-type="float">
            <text:p>1456026289.73771</text:p>
          </table:table-cell>
          <table:table-cell office:value-type="float" office:value="1456026289.73799" calcext:value-type="float">
            <text:p>1456026289.73799</text:p>
          </table:table-cell>
          <table:table-cell office:value-type="float" office:value="4632" calcext:value-type="float">
            <text:p>4632</text:p>
          </table:table-cell>
          <table:table-cell table:formula="of:=[.B161]-[.B$2]" office:value-type="float" office:value="18.6697738170624" calcext:value-type="float">
            <text:p>18.6697738171</text:p>
          </table:table-cell>
          <table:table-cell table:formula="of:=[.D161]/([.E161]-[.E160])" office:value-type="float" office:value="39496.0258590195" calcext:value-type="float">
            <text:p>39496.025859019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26289.85424" calcext:value-type="float">
            <text:p>1456026289.85424</text:p>
          </table:table-cell>
          <table:table-cell office:value-type="float" office:value="1456026289.85452" calcext:value-type="float">
            <text:p>1456026289.85452</text:p>
          </table:table-cell>
          <table:table-cell office:value-type="float" office:value="4720" calcext:value-type="float">
            <text:p>4720</text:p>
          </table:table-cell>
          <table:table-cell table:formula="of:=[.B162]-[.B$2]" office:value-type="float" office:value="18.7863092422485" calcext:value-type="float">
            <text:p>18.7863092422</text:p>
          </table:table-cell>
          <table:table-cell table:formula="of:=[.D162]/([.E162]-[.E161])" office:value-type="float" office:value="40502.7054430885" calcext:value-type="float">
            <text:p>40502.705443088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26289.96846" calcext:value-type="float">
            <text:p>1456026289.96846</text:p>
          </table:table-cell>
          <table:table-cell office:value-type="float" office:value="1456026289.96873" calcext:value-type="float">
            <text:p>1456026289.96873</text:p>
          </table:table-cell>
          <table:table-cell office:value-type="float" office:value="4816" calcext:value-type="float">
            <text:p>4816</text:p>
          </table:table-cell>
          <table:table-cell table:formula="of:=[.B163]-[.B$2]" office:value-type="float" office:value="18.9005312919617" calcext:value-type="float">
            <text:p>18.900531292</text:p>
          </table:table-cell>
          <table:table-cell table:formula="of:=[.D163]/([.E163]-[.E162])" office:value-type="float" office:value="42163.487803758" calcext:value-type="float">
            <text:p>42163.48780375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26290.08359" calcext:value-type="float">
            <text:p>1456026290.08359</text:p>
          </table:table-cell>
          <table:table-cell office:value-type="float" office:value="1456026290.08387" calcext:value-type="float">
            <text:p>1456026290.08387</text:p>
          </table:table-cell>
          <table:table-cell office:value-type="float" office:value="4920" calcext:value-type="float">
            <text:p>4920</text:p>
          </table:table-cell>
          <table:table-cell table:formula="of:=[.B164]-[.B$2]" office:value-type="float" office:value="19.0156579017639" calcext:value-type="float">
            <text:p>19.0156579018</text:p>
          </table:table-cell>
          <table:table-cell table:formula="of:=[.D164]/([.E164]-[.E163])" office:value-type="float" office:value="42735.5587769945" calcext:value-type="float">
            <text:p>42735.558776994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26290.19983" calcext:value-type="float">
            <text:p>1456026290.19983</text:p>
          </table:table-cell>
          <table:table-cell office:value-type="float" office:value="1456026290.20009" calcext:value-type="float">
            <text:p>1456026290.20009</text:p>
          </table:table-cell>
          <table:table-cell office:value-type="float" office:value="5040" calcext:value-type="float">
            <text:p>5040</text:p>
          </table:table-cell>
          <table:table-cell table:formula="of:=[.B165]-[.B$2]" office:value-type="float" office:value="19.131894826889" calcext:value-type="float">
            <text:p>19.1318948269</text:p>
          </table:table-cell>
          <table:table-cell table:formula="of:=[.D165]/([.E165]-[.E164])" office:value-type="float" office:value="43359.7154654147" calcext:value-type="float">
            <text:p>43359.715465414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26290.31632" calcext:value-type="float">
            <text:p>1456026290.31632</text:p>
          </table:table-cell>
          <table:table-cell office:value-type="float" office:value="1456026290.31658" calcext:value-type="float">
            <text:p>1456026290.31658</text:p>
          </table:table-cell>
          <table:table-cell office:value-type="float" office:value="5160" calcext:value-type="float">
            <text:p>5160</text:p>
          </table:table-cell>
          <table:table-cell table:formula="of:=[.B166]-[.B$2]" office:value-type="float" office:value="19.2483820915222" calcext:value-type="float">
            <text:p>19.2483820915</text:p>
          </table:table-cell>
          <table:table-cell table:formula="of:=[.D166]/([.E166]-[.E165])" office:value-type="float" office:value="44296.6878503755" calcext:value-type="float">
            <text:p>44296.687850375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26290.43388" calcext:value-type="float">
            <text:p>1456026290.43388</text:p>
          </table:table-cell>
          <table:table-cell office:value-type="float" office:value="1456026290.43415" calcext:value-type="float">
            <text:p>1456026290.43415</text:p>
          </table:table-cell>
          <table:table-cell office:value-type="float" office:value="5288" calcext:value-type="float">
            <text:p>5288</text:p>
          </table:table-cell>
          <table:table-cell table:formula="of:=[.B167]-[.B$2]" office:value-type="float" office:value="19.36594581604" calcext:value-type="float">
            <text:p>19.365945816</text:p>
          </table:table-cell>
          <table:table-cell table:formula="of:=[.D167]/([.E167]-[.E166])" office:value-type="float" office:value="44979.8611067171" calcext:value-type="float">
            <text:p>44979.861106717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26290.55076" calcext:value-type="float">
            <text:p>1456026290.55076</text:p>
          </table:table-cell>
          <table:table-cell office:value-type="float" office:value="1456026290.55103" calcext:value-type="float">
            <text:p>1456026290.55103</text:p>
          </table:table-cell>
          <table:table-cell office:value-type="float" office:value="5424" calcext:value-type="float">
            <text:p>5424</text:p>
          </table:table-cell>
          <table:table-cell table:formula="of:=[.B168]-[.B$2]" office:value-type="float" office:value="19.4828293323517" calcext:value-type="float">
            <text:p>19.4828293324</text:p>
          </table:table-cell>
          <table:table-cell table:formula="of:=[.D168]/([.E168]-[.E167])" office:value-type="float" office:value="46405.1747513998" calcext:value-type="float">
            <text:p>46405.17475139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26290.66599" calcext:value-type="float">
            <text:p>1456026290.66599</text:p>
          </table:table-cell>
          <table:table-cell office:value-type="float" office:value="1456026290.66625" calcext:value-type="float">
            <text:p>1456026290.66625</text:p>
          </table:table-cell>
          <table:table-cell office:value-type="float" office:value="5560" calcext:value-type="float">
            <text:p>5560</text:p>
          </table:table-cell>
          <table:table-cell table:formula="of:=[.B169]-[.B$2]" office:value-type="float" office:value="19.5980570316315" calcext:value-type="float">
            <text:p>19.5980570316</text:p>
          </table:table-cell>
          <table:table-cell table:formula="of:=[.D169]/([.E169]-[.E168])" office:value-type="float" office:value="48252.2868611628" calcext:value-type="float">
            <text:p>48252.286861162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26290.78082" calcext:value-type="float">
            <text:p>1456026290.78082</text:p>
          </table:table-cell>
          <table:table-cell office:value-type="float" office:value="1456026290.78109" calcext:value-type="float">
            <text:p>1456026290.78109</text:p>
          </table:table-cell>
          <table:table-cell office:value-type="float" office:value="5696" calcext:value-type="float">
            <text:p>5696</text:p>
          </table:table-cell>
          <table:table-cell table:formula="of:=[.B170]-[.B$2]" office:value-type="float" office:value="19.7128841876984" calcext:value-type="float">
            <text:p>19.7128841877</text:p>
          </table:table-cell>
          <table:table-cell table:formula="of:=[.D170]/([.E170]-[.E169])" office:value-type="float" office:value="49604.990623313" calcext:value-type="float">
            <text:p>49604.9906233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26290.89597" calcext:value-type="float">
            <text:p>1456026290.89597</text:p>
          </table:table-cell>
          <table:table-cell office:value-type="float" office:value="1456026290.89625" calcext:value-type="float">
            <text:p>1456026290.89625</text:p>
          </table:table-cell>
          <table:table-cell office:value-type="float" office:value="5840" calcext:value-type="float">
            <text:p>5840</text:p>
          </table:table-cell>
          <table:table-cell table:formula="of:=[.B171]-[.B$2]" office:value-type="float" office:value="19.8280379772186" calcext:value-type="float">
            <text:p>19.8280379772</text:p>
          </table:table-cell>
          <table:table-cell table:formula="of:=[.D171]/([.E171]-[.E170])" office:value-type="float" office:value="50714.7878009897" calcext:value-type="float">
            <text:p>50714.787800989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26291.01208" calcext:value-type="float">
            <text:p>1456026291.01208</text:p>
          </table:table-cell>
          <table:table-cell office:value-type="float" office:value="1456026291.01236" calcext:value-type="float">
            <text:p>1456026291.01236</text:p>
          </table:table-cell>
          <table:table-cell office:value-type="float" office:value="5984" calcext:value-type="float">
            <text:p>5984</text:p>
          </table:table-cell>
          <table:table-cell table:formula="of:=[.B172]-[.B$2]" office:value-type="float" office:value="19.9441509246826" calcext:value-type="float">
            <text:p>19.9441509247</text:p>
          </table:table-cell>
          <table:table-cell table:formula="of:=[.D172]/([.E172]-[.E171])" office:value-type="float" office:value="51536.0270382926" calcext:value-type="float">
            <text:p>51536.027038292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26291.13075" calcext:value-type="float">
            <text:p>1456026291.13075</text:p>
          </table:table-cell>
          <table:table-cell office:value-type="float" office:value="1456026291.13101" calcext:value-type="float">
            <text:p>1456026291.13101</text:p>
          </table:table-cell>
          <table:table-cell office:value-type="float" office:value="6136" calcext:value-type="float">
            <text:p>6136</text:p>
          </table:table-cell>
          <table:table-cell table:formula="of:=[.B173]-[.B$2]" office:value-type="float" office:value="20.0628163814545" calcext:value-type="float">
            <text:p>20.0628163815</text:p>
          </table:table-cell>
          <table:table-cell table:formula="of:=[.D173]/([.E173]-[.E172])" office:value-type="float" office:value="51708.3923740102" calcext:value-type="float">
            <text:p>51708.392374010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26291.24725" calcext:value-type="float">
            <text:p>1456026291.24725</text:p>
          </table:table-cell>
          <table:table-cell office:value-type="float" office:value="1456026291.24752" calcext:value-type="float">
            <text:p>1456026291.24752</text:p>
          </table:table-cell>
          <table:table-cell office:value-type="float" office:value="6280" calcext:value-type="float">
            <text:p>6280</text:p>
          </table:table-cell>
          <table:table-cell table:formula="of:=[.B174]-[.B$2]" office:value-type="float" office:value="20.1793200969696" calcext:value-type="float">
            <text:p>20.179320097</text:p>
          </table:table-cell>
          <table:table-cell table:formula="of:=[.D174]/([.E174]-[.E173])" office:value-type="float" office:value="53903.8602522859" calcext:value-type="float">
            <text:p>53903.860252285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26291.36218" calcext:value-type="float">
            <text:p>1456026291.36218</text:p>
          </table:table-cell>
          <table:table-cell office:value-type="float" office:value="1456026291.3627" calcext:value-type="float">
            <text:p>1456026291.3627</text:p>
          </table:table-cell>
          <table:table-cell office:value-type="float" office:value="6424" calcext:value-type="float">
            <text:p>6424</text:p>
          </table:table-cell>
          <table:table-cell table:formula="of:=[.B175]-[.B$2]" office:value-type="float" office:value="20.2942488193512" calcext:value-type="float">
            <text:p>20.2942488194</text:p>
          </table:table-cell>
          <table:table-cell table:formula="of:=[.D175]/([.E175]-[.E174])" office:value-type="float" office:value="55895.5139053119" calcext:value-type="float">
            <text:p>55895.51390531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26291.47719" calcext:value-type="float">
            <text:p>1456026291.47719</text:p>
          </table:table-cell>
          <table:table-cell office:value-type="float" office:value="1456026291.47746" calcext:value-type="float">
            <text:p>1456026291.47746</text:p>
          </table:table-cell>
          <table:table-cell office:value-type="float" office:value="6568" calcext:value-type="float">
            <text:p>6568</text:p>
          </table:table-cell>
          <table:table-cell table:formula="of:=[.B176]-[.B$2]" office:value-type="float" office:value="20.4092569351196" calcext:value-type="float">
            <text:p>20.4092569351</text:p>
          </table:table-cell>
          <table:table-cell table:formula="of:=[.D176]/([.E176]-[.E175])" office:value-type="float" office:value="57109.0131867266" calcext:value-type="float">
            <text:p>57109.013186726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26291.59222" calcext:value-type="float">
            <text:p>1456026291.59222</text:p>
          </table:table-cell>
          <table:table-cell office:value-type="float" office:value="1456026291.59249" calcext:value-type="float">
            <text:p>1456026291.59249</text:p>
          </table:table-cell>
          <table:table-cell office:value-type="float" office:value="6704" calcext:value-type="float">
            <text:p>6704</text:p>
          </table:table-cell>
          <table:table-cell table:formula="of:=[.B177]-[.B$2]" office:value-type="float" office:value="20.5242900848389" calcext:value-type="float">
            <text:p>20.5242900848</text:p>
          </table:table-cell>
          <table:table-cell table:formula="of:=[.D177]/([.E177]-[.E176])" office:value-type="float" office:value="58278.852803409" calcext:value-type="float">
            <text:p>58278.85280340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26291.70827" calcext:value-type="float">
            <text:p>1456026291.70827</text:p>
          </table:table-cell>
          <table:table-cell office:value-type="float" office:value="1456026291.70853" calcext:value-type="float">
            <text:p>1456026291.70853</text:p>
          </table:table-cell>
          <table:table-cell office:value-type="float" office:value="6840" calcext:value-type="float">
            <text:p>6840</text:p>
          </table:table-cell>
          <table:table-cell table:formula="of:=[.B178]-[.B$2]" office:value-type="float" office:value="20.6403379440308" calcext:value-type="float">
            <text:p>20.640337944</text:p>
          </table:table-cell>
          <table:table-cell table:formula="of:=[.D178]/([.E178]-[.E177])" office:value-type="float" office:value="58941.1993261289" calcext:value-type="float">
            <text:p>58941.199326128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26291.82768" calcext:value-type="float">
            <text:p>1456026291.82768</text:p>
          </table:table-cell>
          <table:table-cell office:value-type="float" office:value="1456026291.82796" calcext:value-type="float">
            <text:p>1456026291.82796</text:p>
          </table:table-cell>
          <table:table-cell office:value-type="float" office:value="6968" calcext:value-type="float">
            <text:p>6968</text:p>
          </table:table-cell>
          <table:table-cell table:formula="of:=[.B179]-[.B$2]" office:value-type="float" office:value="20.7597498893738" calcext:value-type="float">
            <text:p>20.7597498894</text:p>
          </table:table-cell>
          <table:table-cell table:formula="of:=[.D179]/([.E179]-[.E178])" office:value-type="float" office:value="58352.6210881502" calcext:value-type="float">
            <text:p>58352.621088150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26291.9441" calcext:value-type="float">
            <text:p>1456026291.9441</text:p>
          </table:table-cell>
          <table:table-cell office:value-type="float" office:value="1456026291.94437" calcext:value-type="float">
            <text:p>1456026291.94437</text:p>
          </table:table-cell>
          <table:table-cell office:value-type="float" office:value="7096" calcext:value-type="float">
            <text:p>7096</text:p>
          </table:table-cell>
          <table:table-cell table:formula="of:=[.B180]-[.B$2]" office:value-type="float" office:value="20.8761703968048" calcext:value-type="float">
            <text:p>20.8761703968</text:p>
          </table:table-cell>
          <table:table-cell table:formula="of:=[.D180]/([.E180]-[.E179])" office:value-type="float" office:value="60951.4608429602" calcext:value-type="float">
            <text:p>60951.460842960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26292.05946" calcext:value-type="float">
            <text:p>1456026292.05946</text:p>
          </table:table-cell>
          <table:table-cell office:value-type="float" office:value="1456026292.05999" calcext:value-type="float">
            <text:p>1456026292.05999</text:p>
          </table:table-cell>
          <table:table-cell office:value-type="float" office:value="7216" calcext:value-type="float">
            <text:p>7216</text:p>
          </table:table-cell>
          <table:table-cell table:formula="of:=[.B181]-[.B$2]" office:value-type="float" office:value="20.9915311336517" calcext:value-type="float">
            <text:p>20.9915311337</text:p>
          </table:table-cell>
          <table:table-cell table:formula="of:=[.D181]/([.E181]-[.E180])" office:value-type="float" office:value="62551.6115554564" calcext:value-type="float">
            <text:p>62551.61155545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26292.174" calcext:value-type="float">
            <text:p>1456026292.174</text:p>
          </table:table-cell>
          <table:table-cell office:value-type="float" office:value="1456026292.17427" calcext:value-type="float">
            <text:p>1456026292.17427</text:p>
          </table:table-cell>
          <table:table-cell office:value-type="float" office:value="7320" calcext:value-type="float">
            <text:p>7320</text:p>
          </table:table-cell>
          <table:table-cell table:formula="of:=[.B182]-[.B$2]" office:value-type="float" office:value="21.1060655117035" calcext:value-type="float">
            <text:p>21.1060655117</text:p>
          </table:table-cell>
          <table:table-cell table:formula="of:=[.D182]/([.E182]-[.E181])" office:value-type="float" office:value="63910.9420639811" calcext:value-type="float">
            <text:p>63910.942063981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26292.2889" calcext:value-type="float">
            <text:p>1456026292.2889</text:p>
          </table:table-cell>
          <table:table-cell office:value-type="float" office:value="1456026292.28917" calcext:value-type="float">
            <text:p>1456026292.28917</text:p>
          </table:table-cell>
          <table:table-cell office:value-type="float" office:value="7424" calcext:value-type="float">
            <text:p>7424</text:p>
          </table:table-cell>
          <table:table-cell table:formula="of:=[.B183]-[.B$2]" office:value-type="float" office:value="21.2209670543671" calcext:value-type="float">
            <text:p>21.2209670544</text:p>
          </table:table-cell>
          <table:table-cell table:formula="of:=[.D183]/([.E183]-[.E182])" office:value-type="float" office:value="64611.839213831" calcext:value-type="float">
            <text:p>64611.83921383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26292.40425" calcext:value-type="float">
            <text:p>1456026292.40425</text:p>
          </table:table-cell>
          <table:table-cell office:value-type="float" office:value="1456026292.40452" calcext:value-type="float">
            <text:p>1456026292.40452</text:p>
          </table:table-cell>
          <table:table-cell office:value-type="float" office:value="7520" calcext:value-type="float">
            <text:p>7520</text:p>
          </table:table-cell>
          <table:table-cell table:formula="of:=[.B184]-[.B$2]" office:value-type="float" office:value="21.3363118171692" calcext:value-type="float">
            <text:p>21.3363118172</text:p>
          </table:table-cell>
          <table:table-cell table:formula="of:=[.D184]/([.E184]-[.E183])" office:value-type="float" office:value="65195.8512663526" calcext:value-type="float">
            <text:p>65195.851266352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26292.52418" calcext:value-type="float">
            <text:p>1456026292.52418</text:p>
          </table:table-cell>
          <table:table-cell office:value-type="float" office:value="1456026292.52445" calcext:value-type="float">
            <text:p>1456026292.52445</text:p>
          </table:table-cell>
          <table:table-cell office:value-type="float" office:value="7608" calcext:value-type="float">
            <text:p>7608</text:p>
          </table:table-cell>
          <table:table-cell table:formula="of:=[.B185]-[.B$2]" office:value-type="float" office:value="21.456241607666" calcext:value-type="float">
            <text:p>21.4562416077</text:p>
          </table:table-cell>
          <table:table-cell table:formula="of:=[.D185]/([.E185]-[.E184])" office:value-type="float" office:value="63437.1157364887" calcext:value-type="float">
            <text:p>63437.115736488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26292.64068" calcext:value-type="float">
            <text:p>1456026292.64068</text:p>
          </table:table-cell>
          <table:table-cell office:value-type="float" office:value="1456026292.64095" calcext:value-type="float">
            <text:p>1456026292.64095</text:p>
          </table:table-cell>
          <table:table-cell office:value-type="float" office:value="7680" calcext:value-type="float">
            <text:p>7680</text:p>
          </table:table-cell>
          <table:table-cell table:formula="of:=[.B186]-[.B$2]" office:value-type="float" office:value="21.5727436542511" calcext:value-type="float">
            <text:p>21.5727436543</text:p>
          </table:table-cell>
          <table:table-cell table:formula="of:=[.D186]/([.E186]-[.E185])" office:value-type="float" office:value="65921.5887198273" calcext:value-type="float">
            <text:p>65921.588719827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26292.75538" calcext:value-type="float">
            <text:p>1456026292.75538</text:p>
          </table:table-cell>
          <table:table-cell office:value-type="float" office:value="1456026292.75577" calcext:value-type="float">
            <text:p>1456026292.75577</text:p>
          </table:table-cell>
          <table:table-cell office:value-type="float" office:value="7744" calcext:value-type="float">
            <text:p>7744</text:p>
          </table:table-cell>
          <table:table-cell table:formula="of:=[.B187]-[.B$2]" office:value-type="float" office:value="21.6874449253082" calcext:value-type="float">
            <text:p>21.6874449253</text:p>
          </table:table-cell>
          <table:table-cell table:formula="of:=[.D187]/([.E187]-[.E186])" office:value-type="float" office:value="67514.5090253008" calcext:value-type="float">
            <text:p>67514.509025300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26292.87057" calcext:value-type="float">
            <text:p>1456026292.87057</text:p>
          </table:table-cell>
          <table:table-cell office:value-type="float" office:value="1456026292.87109" calcext:value-type="float">
            <text:p>1456026292.87109</text:p>
          </table:table-cell>
          <table:table-cell office:value-type="float" office:value="7792" calcext:value-type="float">
            <text:p>7792</text:p>
          </table:table-cell>
          <table:table-cell table:formula="of:=[.B188]-[.B$2]" office:value-type="float" office:value="21.8026394844055" calcext:value-type="float">
            <text:p>21.8026394844</text:p>
          </table:table-cell>
          <table:table-cell table:formula="of:=[.D188]/([.E188]-[.E187])" office:value-type="float" office:value="67642.0836284386" calcext:value-type="float">
            <text:p>67642.08362843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26292.98545" calcext:value-type="float">
            <text:p>1456026292.98545</text:p>
          </table:table-cell>
          <table:table-cell office:value-type="float" office:value="1456026292.98583" calcext:value-type="float">
            <text:p>1456026292.98583</text:p>
          </table:table-cell>
          <table:table-cell office:value-type="float" office:value="7832" calcext:value-type="float">
            <text:p>7832</text:p>
          </table:table-cell>
          <table:table-cell table:formula="of:=[.B189]-[.B$2]" office:value-type="float" office:value="21.9175205230713" calcext:value-type="float">
            <text:p>21.9175205231</text:p>
          </table:table-cell>
          <table:table-cell table:formula="of:=[.D189]/([.E189]-[.E188])" office:value-type="float" office:value="68174.8710749908" calcext:value-type="float">
            <text:p>68174.871074990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26293.10044" calcext:value-type="float">
            <text:p>1456026293.10044</text:p>
          </table:table-cell>
          <table:table-cell office:value-type="float" office:value="1456026293.10071" calcext:value-type="float">
            <text:p>1456026293.10071</text:p>
          </table:table-cell>
          <table:table-cell office:value-type="float" office:value="7864" calcext:value-type="float">
            <text:p>7864</text:p>
          </table:table-cell>
          <table:table-cell table:formula="of:=[.B190]-[.B$2]" office:value-type="float" office:value="22.0325076580048" calcext:value-type="float">
            <text:p>22.032507658</text:p>
          </table:table-cell>
          <table:table-cell table:formula="of:=[.D190]/([.E190]-[.E189])" office:value-type="float" office:value="68390.2595238145" calcext:value-type="float">
            <text:p>68390.259523814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26293.2216" calcext:value-type="float">
            <text:p>1456026293.2216</text:p>
          </table:table-cell>
          <table:table-cell office:value-type="float" office:value="1456026293.22188" calcext:value-type="float">
            <text:p>1456026293.22188</text:p>
          </table:table-cell>
          <table:table-cell office:value-type="float" office:value="7888" calcext:value-type="float">
            <text:p>7888</text:p>
          </table:table-cell>
          <table:table-cell table:formula="of:=[.B191]-[.B$2]" office:value-type="float" office:value="22.1536617279053" calcext:value-type="float">
            <text:p>22.1536617279</text:p>
          </table:table-cell>
          <table:table-cell table:formula="of:=[.D191]/([.E191]-[.E190])" office:value-type="float" office:value="65107.1813474969" calcext:value-type="float">
            <text:p>65107.181347496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26293.33797" calcext:value-type="float">
            <text:p>1456026293.33797</text:p>
          </table:table-cell>
          <table:table-cell office:value-type="float" office:value="1456026293.33824" calcext:value-type="float">
            <text:p>1456026293.33824</text:p>
          </table:table-cell>
          <table:table-cell office:value-type="float" office:value="7888" calcext:value-type="float">
            <text:p>7888</text:p>
          </table:table-cell>
          <table:table-cell table:formula="of:=[.B192]-[.B$2]" office:value-type="float" office:value="22.2700321674347" calcext:value-type="float">
            <text:p>22.2700321674</text:p>
          </table:table-cell>
          <table:table-cell table:formula="of:=[.D192]/([.E192]-[.E191])" office:value-type="float" office:value="67783.5370554382" calcext:value-type="float">
            <text:p>67783.537055438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26293.45286" calcext:value-type="float">
            <text:p>1456026293.45286</text:p>
          </table:table-cell>
          <table:table-cell office:value-type="float" office:value="1456026293.45315" calcext:value-type="float">
            <text:p>1456026293.45315</text:p>
          </table:table-cell>
          <table:table-cell office:value-type="float" office:value="7888" calcext:value-type="float">
            <text:p>7888</text:p>
          </table:table-cell>
          <table:table-cell table:formula="of:=[.B193]-[.B$2]" office:value-type="float" office:value="22.384925365448" calcext:value-type="float">
            <text:p>22.3849253654</text:p>
          </table:table-cell>
          <table:table-cell table:formula="of:=[.D193]/([.E193]-[.E192])" office:value-type="float" office:value="68655.0651944295" calcext:value-type="float">
            <text:p>68655.065194429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26293.5678" calcext:value-type="float">
            <text:p>1456026293.5678</text:p>
          </table:table-cell>
          <table:table-cell office:value-type="float" office:value="1456026293.56807" calcext:value-type="float">
            <text:p>1456026293.56807</text:p>
          </table:table-cell>
          <table:table-cell office:value-type="float" office:value="7872" calcext:value-type="float">
            <text:p>7872</text:p>
          </table:table-cell>
          <table:table-cell table:formula="of:=[.B194]-[.B$2]" office:value-type="float" office:value="22.4998672008514" calcext:value-type="float">
            <text:p>22.4998672009</text:p>
          </table:table-cell>
          <table:table-cell table:formula="of:=[.D194]/([.E194]-[.E193])" office:value-type="float" office:value="68486.8131117753" calcext:value-type="float">
            <text:p>68486.813111775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26293.68316" calcext:value-type="float">
            <text:p>1456026293.68316</text:p>
          </table:table-cell>
          <table:table-cell office:value-type="float" office:value="1456026293.68343" calcext:value-type="float">
            <text:p>1456026293.68343</text:p>
          </table:table-cell>
          <table:table-cell office:value-type="float" office:value="7840" calcext:value-type="float">
            <text:p>7840</text:p>
          </table:table-cell>
          <table:table-cell table:formula="of:=[.B195]-[.B$2]" office:value-type="float" office:value="22.6152265071869" calcext:value-type="float">
            <text:p>22.6152265072</text:p>
          </table:table-cell>
          <table:table-cell table:formula="of:=[.D195]/([.E195]-[.E194])" office:value-type="float" office:value="67961.5737043559" calcext:value-type="float">
            <text:p>67961.573704355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26293.7969" calcext:value-type="float">
            <text:p>1456026293.7969</text:p>
          </table:table-cell>
          <table:table-cell office:value-type="float" office:value="1456026293.79717" calcext:value-type="float">
            <text:p>1456026293.79717</text:p>
          </table:table-cell>
          <table:table-cell office:value-type="float" office:value="7800" calcext:value-type="float">
            <text:p>7800</text:p>
          </table:table-cell>
          <table:table-cell table:formula="of:=[.B196]-[.B$2]" office:value-type="float" office:value="22.728964805603" calcext:value-type="float">
            <text:p>22.7289648056</text:p>
          </table:table-cell>
          <table:table-cell table:formula="of:=[.D196]/([.E196]-[.E195])" office:value-type="float" office:value="68578.4833131748" calcext:value-type="float">
            <text:p>68578.483313174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26293.91818" calcext:value-type="float">
            <text:p>1456026293.91818</text:p>
          </table:table-cell>
          <table:table-cell office:value-type="float" office:value="1456026293.91845" calcext:value-type="float">
            <text:p>1456026293.91845</text:p>
          </table:table-cell>
          <table:table-cell office:value-type="float" office:value="7752" calcext:value-type="float">
            <text:p>7752</text:p>
          </table:table-cell>
          <table:table-cell table:formula="of:=[.B197]-[.B$2]" office:value-type="float" office:value="22.8502457141876" calcext:value-type="float">
            <text:p>22.8502457142</text:p>
          </table:table-cell>
          <table:table-cell table:formula="of:=[.D197]/([.E197]-[.E196])" office:value-type="float" office:value="63917.7269569423" calcext:value-type="float">
            <text:p>63917.726956942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26294.03458" calcext:value-type="float">
            <text:p>1456026294.03458</text:p>
          </table:table-cell>
          <table:table-cell office:value-type="float" office:value="1456026294.03485" calcext:value-type="float">
            <text:p>1456026294.03485</text:p>
          </table:table-cell>
          <table:table-cell office:value-type="float" office:value="7688" calcext:value-type="float">
            <text:p>7688</text:p>
          </table:table-cell>
          <table:table-cell table:formula="of:=[.B198]-[.B$2]" office:value-type="float" office:value="22.9666483402252" calcext:value-type="float">
            <text:p>22.9666483402</text:p>
          </table:table-cell>
          <table:table-cell table:formula="of:=[.D198]/([.E198]-[.E197])" office:value-type="float" office:value="66046.6199234784" calcext:value-type="float">
            <text:p>66046.619923478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26294.15011" calcext:value-type="float">
            <text:p>1456026294.15011</text:p>
          </table:table-cell>
          <table:table-cell office:value-type="float" office:value="1456026294.15039" calcext:value-type="float">
            <text:p>1456026294.15039</text:p>
          </table:table-cell>
          <table:table-cell office:value-type="float" office:value="7616" calcext:value-type="float">
            <text:p>7616</text:p>
          </table:table-cell>
          <table:table-cell table:formula="of:=[.B199]-[.B$2]" office:value-type="float" office:value="23.0821778774261" calcext:value-type="float">
            <text:p>23.0821778774</text:p>
          </table:table-cell>
          <table:table-cell table:formula="of:=[.D199]/([.E199]-[.E198])" office:value-type="float" office:value="65922.5353491578" calcext:value-type="float">
            <text:p>65922.53534915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26294.26502" calcext:value-type="float">
            <text:p>1456026294.26502</text:p>
          </table:table-cell>
          <table:table-cell office:value-type="float" office:value="1456026294.26552" calcext:value-type="float">
            <text:p>1456026294.26552</text:p>
          </table:table-cell>
          <table:table-cell office:value-type="float" office:value="7536" calcext:value-type="float">
            <text:p>7536</text:p>
          </table:table-cell>
          <table:table-cell table:formula="of:=[.B200]-[.B$2]" office:value-type="float" office:value="23.1970911026001" calcext:value-type="float">
            <text:p>23.1970911026</text:p>
          </table:table-cell>
          <table:table-cell table:formula="of:=[.D200]/([.E200]-[.E199])" office:value-type="float" office:value="65579.9190092556" calcext:value-type="float">
            <text:p>65579.919009255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26294.38008" calcext:value-type="float">
            <text:p>1456026294.38008</text:p>
          </table:table-cell>
          <table:table-cell office:value-type="float" office:value="1456026294.38037" calcext:value-type="float">
            <text:p>1456026294.38037</text:p>
          </table:table-cell>
          <table:table-cell office:value-type="float" office:value="7440" calcext:value-type="float">
            <text:p>7440</text:p>
          </table:table-cell>
          <table:table-cell table:formula="of:=[.B201]-[.B$2]" office:value-type="float" office:value="23.31214594841" calcext:value-type="float">
            <text:p>23.3121459484</text:p>
          </table:table-cell>
          <table:table-cell table:formula="of:=[.D201]/([.E201]-[.E200])" office:value-type="float" office:value="64664.8122260789" calcext:value-type="float">
            <text:p>64664.81222607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26294.49483" calcext:value-type="float">
            <text:p>1456026294.49483</text:p>
          </table:table-cell>
          <table:table-cell office:value-type="float" office:value="1456026294.49511" calcext:value-type="float">
            <text:p>1456026294.49511</text:p>
          </table:table-cell>
          <table:table-cell office:value-type="float" office:value="7344" calcext:value-type="float">
            <text:p>7344</text:p>
          </table:table-cell>
          <table:table-cell table:formula="of:=[.B202]-[.B$2]" office:value-type="float" office:value="23.426899433136" calcext:value-type="float">
            <text:p>23.4268994331</text:p>
          </table:table-cell>
          <table:table-cell table:formula="of:=[.D202]/([.E202]-[.E201])" office:value-type="float" office:value="63998.0565081621" calcext:value-type="float">
            <text:p>63998.056508162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26294.615" calcext:value-type="float">
            <text:p>1456026294.615</text:p>
          </table:table-cell>
          <table:table-cell office:value-type="float" office:value="1456026294.61528" calcext:value-type="float">
            <text:p>1456026294.61528</text:p>
          </table:table-cell>
          <table:table-cell office:value-type="float" office:value="7232" calcext:value-type="float">
            <text:p>7232</text:p>
          </table:table-cell>
          <table:table-cell table:formula="of:=[.B203]-[.B$2]" office:value-type="float" office:value="23.547070980072" calcext:value-type="float">
            <text:p>23.5470709801</text:p>
          </table:table-cell>
          <table:table-cell table:formula="of:=[.D203]/([.E203]-[.E202])" office:value-type="float" office:value="60180.634970518" calcext:value-type="float">
            <text:p>60180.63497051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26294.73162" calcext:value-type="float">
            <text:p>1456026294.73162</text:p>
          </table:table-cell>
          <table:table-cell office:value-type="float" office:value="1456026294.73189" calcext:value-type="float">
            <text:p>1456026294.73189</text:p>
          </table:table-cell>
          <table:table-cell office:value-type="float" office:value="7112" calcext:value-type="float">
            <text:p>7112</text:p>
          </table:table-cell>
          <table:table-cell table:formula="of:=[.B204]-[.B$2]" office:value-type="float" office:value="23.6636846065521" calcext:value-type="float">
            <text:p>23.6636846066</text:p>
          </table:table-cell>
          <table:table-cell table:formula="of:=[.D204]/([.E204]-[.E203])" office:value-type="float" office:value="60987.7268606641" calcext:value-type="float">
            <text:p>60987.726860664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26294.84677" calcext:value-type="float">
            <text:p>1456026294.84677</text:p>
          </table:table-cell>
          <table:table-cell office:value-type="float" office:value="1456026294.84704" calcext:value-type="float">
            <text:p>1456026294.84704</text:p>
          </table:table-cell>
          <table:table-cell office:value-type="float" office:value="6992" calcext:value-type="float">
            <text:p>6992</text:p>
          </table:table-cell>
          <table:table-cell table:formula="of:=[.B205]-[.B$2]" office:value-type="float" office:value="23.7788319587708" calcext:value-type="float">
            <text:p>23.7788319588</text:p>
          </table:table-cell>
          <table:table-cell table:formula="of:=[.D205]/([.E205]-[.E204])" office:value-type="float" office:value="60722.1952157826" calcext:value-type="float">
            <text:p>60722.195215782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26294.96192" calcext:value-type="float">
            <text:p>1456026294.96192</text:p>
          </table:table-cell>
          <table:table-cell office:value-type="float" office:value="1456026294.9622" calcext:value-type="float">
            <text:p>1456026294.9622</text:p>
          </table:table-cell>
          <table:table-cell office:value-type="float" office:value="6864" calcext:value-type="float">
            <text:p>6864</text:p>
          </table:table-cell>
          <table:table-cell table:formula="of:=[.B206]-[.B$2]" office:value-type="float" office:value="23.8939869403839" calcext:value-type="float">
            <text:p>23.8939869404</text:p>
          </table:table-cell>
          <table:table-cell table:formula="of:=[.D206]/([.E206]-[.E205])" office:value-type="float" office:value="59606.6266855765" calcext:value-type="float">
            <text:p>59606.626685576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26295.07745" calcext:value-type="float">
            <text:p>1456026295.07745</text:p>
          </table:table-cell>
          <table:table-cell office:value-type="float" office:value="1456026295.07773" calcext:value-type="float">
            <text:p>1456026295.07773</text:p>
          </table:table-cell>
          <table:table-cell office:value-type="float" office:value="6728" calcext:value-type="float">
            <text:p>6728</text:p>
          </table:table-cell>
          <table:table-cell table:formula="of:=[.B207]-[.B$2]" office:value-type="float" office:value="24.0095174312592" calcext:value-type="float">
            <text:p>24.0095174313</text:p>
          </table:table-cell>
          <table:table-cell table:formula="of:=[.D207]/([.E207]-[.E206])" office:value-type="float" office:value="58235.708591122" calcext:value-type="float">
            <text:p>58235.70859112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26295.19205" calcext:value-type="float">
            <text:p>1456026295.19205</text:p>
          </table:table-cell>
          <table:table-cell office:value-type="float" office:value="1456026295.19232" calcext:value-type="float">
            <text:p>1456026295.19232</text:p>
          </table:table-cell>
          <table:table-cell office:value-type="float" office:value="6592" calcext:value-type="float">
            <text:p>6592</text:p>
          </table:table-cell>
          <table:table-cell table:formula="of:=[.B208]-[.B$2]" office:value-type="float" office:value="24.1241145133972" calcext:value-type="float">
            <text:p>24.1241145134</text:p>
          </table:table-cell>
          <table:table-cell table:formula="of:=[.D208]/([.E208]-[.E207])" office:value-type="float" office:value="57523.2796246788" calcext:value-type="float">
            <text:p>57523.279624678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26295.31136" calcext:value-type="float">
            <text:p>1456026295.31136</text:p>
          </table:table-cell>
          <table:table-cell office:value-type="float" office:value="1456026295.31164" calcext:value-type="float">
            <text:p>1456026295.31164</text:p>
          </table:table-cell>
          <table:table-cell office:value-type="float" office:value="6448" calcext:value-type="float">
            <text:p>6448</text:p>
          </table:table-cell>
          <table:table-cell table:formula="of:=[.B209]-[.B$2]" office:value-type="float" office:value="24.2434310913086" calcext:value-type="float">
            <text:p>24.2434310913</text:p>
          </table:table-cell>
          <table:table-cell table:formula="of:=[.D209]/([.E209]-[.E208])" office:value-type="float" office:value="54041.1073873514" calcext:value-type="float">
            <text:p>54041.107387351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26295.4281" calcext:value-type="float">
            <text:p>1456026295.4281</text:p>
          </table:table-cell>
          <table:table-cell office:value-type="float" office:value="1456026295.42836" calcext:value-type="float">
            <text:p>1456026295.42836</text:p>
          </table:table-cell>
          <table:table-cell office:value-type="float" office:value="6304" calcext:value-type="float">
            <text:p>6304</text:p>
          </table:table-cell>
          <table:table-cell table:formula="of:=[.B210]-[.B$2]" office:value-type="float" office:value="24.3601648807526" calcext:value-type="float">
            <text:p>24.3601648808</text:p>
          </table:table-cell>
          <table:table-cell table:formula="of:=[.D210]/([.E210]-[.E209])" office:value-type="float" office:value="54003.2156073012" calcext:value-type="float">
            <text:p>54003.21560730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26295.54295" calcext:value-type="float">
            <text:p>1456026295.54295</text:p>
          </table:table-cell>
          <table:table-cell office:value-type="float" office:value="1456026295.54324" calcext:value-type="float">
            <text:p>1456026295.54324</text:p>
          </table:table-cell>
          <table:table-cell office:value-type="float" office:value="6160" calcext:value-type="float">
            <text:p>6160</text:p>
          </table:table-cell>
          <table:table-cell table:formula="of:=[.B211]-[.B$2]" office:value-type="float" office:value="24.4750134944916" calcext:value-type="float">
            <text:p>24.4750134945</text:p>
          </table:table-cell>
          <table:table-cell table:formula="of:=[.D211]/([.E211]-[.E210])" office:value-type="float" office:value="53635.8237113616" calcext:value-type="float">
            <text:p>53635.823711361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26295.65828" calcext:value-type="float">
            <text:p>1456026295.65828</text:p>
          </table:table-cell>
          <table:table-cell office:value-type="float" office:value="1456026295.65854" calcext:value-type="float">
            <text:p>1456026295.65854</text:p>
          </table:table-cell>
          <table:table-cell office:value-type="float" office:value="6016" calcext:value-type="float">
            <text:p>6016</text:p>
          </table:table-cell>
          <table:table-cell table:formula="of:=[.B212]-[.B$2]" office:value-type="float" office:value="24.5903432369232" calcext:value-type="float">
            <text:p>24.5903432369</text:p>
          </table:table-cell>
          <table:table-cell table:formula="of:=[.D212]/([.E212]-[.E211])" office:value-type="float" office:value="52163.473819998" calcext:value-type="float">
            <text:p>52163.47381999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26295.7744" calcext:value-type="float">
            <text:p>1456026295.7744</text:p>
          </table:table-cell>
          <table:table-cell office:value-type="float" office:value="1456026295.77467" calcext:value-type="float">
            <text:p>1456026295.77467</text:p>
          </table:table-cell>
          <table:table-cell office:value-type="float" office:value="5872" calcext:value-type="float">
            <text:p>5872</text:p>
          </table:table-cell>
          <table:table-cell table:formula="of:=[.B213]-[.B$2]" office:value-type="float" office:value="24.7064657211304" calcext:value-type="float">
            <text:p>24.7064657211</text:p>
          </table:table-cell>
          <table:table-cell table:formula="of:=[.D213]/([.E213]-[.E212])" office:value-type="float" office:value="50567.295731676" calcext:value-type="float">
            <text:p>50567.29573167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26295.88893" calcext:value-type="float">
            <text:p>1456026295.88893</text:p>
          </table:table-cell>
          <table:table-cell office:value-type="float" office:value="1456026295.88921" calcext:value-type="float">
            <text:p>1456026295.88921</text:p>
          </table:table-cell>
          <table:table-cell office:value-type="float" office:value="5728" calcext:value-type="float">
            <text:p>5728</text:p>
          </table:table-cell>
          <table:table-cell table:formula="of:=[.B214]-[.B$2]" office:value-type="float" office:value="24.8210003376007" calcext:value-type="float">
            <text:p>24.8210003376</text:p>
          </table:table-cell>
          <table:table-cell table:formula="of:=[.D214]/([.E214]-[.E213])" office:value-type="float" office:value="50011.0811606331" calcext:value-type="float">
            <text:p>50011.081160633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26296.00827" calcext:value-type="float">
            <text:p>1456026296.00827</text:p>
          </table:table-cell>
          <table:table-cell office:value-type="float" office:value="1456026296.00854" calcext:value-type="float">
            <text:p>1456026296.00854</text:p>
          </table:table-cell>
          <table:table-cell office:value-type="float" office:value="5584" calcext:value-type="float">
            <text:p>5584</text:p>
          </table:table-cell>
          <table:table-cell table:formula="of:=[.B215]-[.B$2]" office:value-type="float" office:value="24.9403376579285" calcext:value-type="float">
            <text:p>24.9403376579</text:p>
          </table:table-cell>
          <table:table-cell table:formula="of:=[.D215]/([.E215]-[.E214])" office:value-type="float" office:value="46791.7327510254" calcext:value-type="float">
            <text:p>46791.732751025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26296.12507" calcext:value-type="float">
            <text:p>1456026296.12507</text:p>
          </table:table-cell>
          <table:table-cell office:value-type="float" office:value="1456026296.12534" calcext:value-type="float">
            <text:p>1456026296.12534</text:p>
          </table:table-cell>
          <table:table-cell office:value-type="float" office:value="5440" calcext:value-type="float">
            <text:p>5440</text:p>
          </table:table-cell>
          <table:table-cell table:formula="of:=[.B216]-[.B$2]" office:value-type="float" office:value="25.0571322441101" calcext:value-type="float">
            <text:p>25.0571322441</text:p>
          </table:table-cell>
          <table:table-cell table:formula="of:=[.D216]/([.E216]-[.E215])" office:value-type="float" office:value="46577.5013881177" calcext:value-type="float">
            <text:p>46577.501388117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26296.24046" calcext:value-type="float">
            <text:p>1456026296.24046</text:p>
          </table:table-cell>
          <table:table-cell office:value-type="float" office:value="1456026296.24073" calcext:value-type="float">
            <text:p>1456026296.24073</text:p>
          </table:table-cell>
          <table:table-cell office:value-type="float" office:value="5312" calcext:value-type="float">
            <text:p>5312</text:p>
          </table:table-cell>
          <table:table-cell table:formula="of:=[.B217]-[.B$2]" office:value-type="float" office:value="25.172523021698" calcext:value-type="float">
            <text:p>25.1725230217</text:p>
          </table:table-cell>
          <table:table-cell table:formula="of:=[.D217]/([.E217]-[.E216])" office:value-type="float" office:value="46034.8748057787" calcext:value-type="float">
            <text:p>46034.874805778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26296.35554" calcext:value-type="float">
            <text:p>1456026296.35554</text:p>
          </table:table-cell>
          <table:table-cell office:value-type="float" office:value="1456026296.35592" calcext:value-type="float">
            <text:p>1456026296.35592</text:p>
          </table:table-cell>
          <table:table-cell office:value-type="float" office:value="5184" calcext:value-type="float">
            <text:p>5184</text:p>
          </table:table-cell>
          <table:table-cell table:formula="of:=[.B218]-[.B$2]" office:value-type="float" office:value="25.2876105308533" calcext:value-type="float">
            <text:p>25.2876105309</text:p>
          </table:table-cell>
          <table:table-cell table:formula="of:=[.D218]/([.E218]-[.E217])" office:value-type="float" office:value="45043.9846865212" calcext:value-type="float">
            <text:p>45043.984686521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26296.47199" calcext:value-type="float">
            <text:p>1456026296.47199</text:p>
          </table:table-cell>
          <table:table-cell office:value-type="float" office:value="1456026296.47226" calcext:value-type="float">
            <text:p>1456026296.47226</text:p>
          </table:table-cell>
          <table:table-cell office:value-type="float" office:value="5056" calcext:value-type="float">
            <text:p>5056</text:p>
          </table:table-cell>
          <table:table-cell table:formula="of:=[.B219]-[.B$2]" office:value-type="float" office:value="25.4040577411652" calcext:value-type="float">
            <text:p>25.4040577412</text:p>
          </table:table-cell>
          <table:table-cell table:formula="of:=[.D219]/([.E219]-[.E218])" office:value-type="float" office:value="43418.8160150692" calcext:value-type="float">
            <text:p>43418.816015069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26296.58708" calcext:value-type="float">
            <text:p>1456026296.58708</text:p>
          </table:table-cell>
          <table:table-cell office:value-type="float" office:value="1456026296.5876" calcext:value-type="float">
            <text:p>1456026296.5876</text:p>
          </table:table-cell>
          <table:table-cell office:value-type="float" office:value="4944" calcext:value-type="float">
            <text:p>4944</text:p>
          </table:table-cell>
          <table:table-cell table:formula="of:=[.B220]-[.B$2]" office:value-type="float" office:value="25.5191440582275" calcext:value-type="float">
            <text:p>25.5191440582</text:p>
          </table:table-cell>
          <table:table-cell table:formula="of:=[.D220]/([.E220]-[.E219])" office:value-type="float" office:value="42959.0600012016" calcext:value-type="float">
            <text:p>42959.060001201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26296.70486" calcext:value-type="float">
            <text:p>1456026296.70486</text:p>
          </table:table-cell>
          <table:table-cell office:value-type="float" office:value="1456026296.70515" calcext:value-type="float">
            <text:p>1456026296.70515</text:p>
          </table:table-cell>
          <table:table-cell office:value-type="float" office:value="4832" calcext:value-type="float">
            <text:p>4832</text:p>
          </table:table-cell>
          <table:table-cell table:formula="of:=[.B221]-[.B$2]" office:value-type="float" office:value="25.6369225978851" calcext:value-type="float">
            <text:p>25.6369225979</text:p>
          </table:table-cell>
          <table:table-cell table:formula="of:=[.D221]/([.E221]-[.E220])" office:value-type="float" office:value="41026.1497047565" calcext:value-type="float">
            <text:p>41026.149704756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26296.82138" calcext:value-type="float">
            <text:p>1456026296.82138</text:p>
          </table:table-cell>
          <table:table-cell office:value-type="float" office:value="1456026296.82165" calcext:value-type="float">
            <text:p>1456026296.82165</text:p>
          </table:table-cell>
          <table:table-cell office:value-type="float" office:value="4736" calcext:value-type="float">
            <text:p>4736</text:p>
          </table:table-cell>
          <table:table-cell table:formula="of:=[.B222]-[.B$2]" office:value-type="float" office:value="25.753445148468" calcext:value-type="float">
            <text:p>25.7534451485</text:p>
          </table:table-cell>
          <table:table-cell table:formula="of:=[.D222]/([.E222]-[.E221])" office:value-type="float" office:value="40644.4930728765" calcext:value-type="float">
            <text:p>40644.493072876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26296.93633" calcext:value-type="float">
            <text:p>1456026296.93633</text:p>
          </table:table-cell>
          <table:table-cell office:value-type="float" office:value="1456026296.9366" calcext:value-type="float">
            <text:p>1456026296.9366</text:p>
          </table:table-cell>
          <table:table-cell office:value-type="float" office:value="4640" calcext:value-type="float">
            <text:p>4640</text:p>
          </table:table-cell>
          <table:table-cell table:formula="of:=[.B223]-[.B$2]" office:value-type="float" office:value="25.8683981895447" calcext:value-type="float">
            <text:p>25.8683981895</text:p>
          </table:table-cell>
          <table:table-cell table:formula="of:=[.D223]/([.E223]-[.E222])" office:value-type="float" office:value="40364.3083866365" calcext:value-type="float">
            <text:p>40364.308386636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26297.05124" calcext:value-type="float">
            <text:p>1456026297.05124</text:p>
          </table:table-cell>
          <table:table-cell office:value-type="float" office:value="1456026297.05152" calcext:value-type="float">
            <text:p>1456026297.05152</text:p>
          </table:table-cell>
          <table:table-cell office:value-type="float" office:value="4560" calcext:value-type="float">
            <text:p>4560</text:p>
          </table:table-cell>
          <table:table-cell table:formula="of:=[.B224]-[.B$2]" office:value-type="float" office:value="25.9833085536957" calcext:value-type="float">
            <text:p>25.9833085537</text:p>
          </table:table-cell>
          <table:table-cell table:formula="of:=[.D224]/([.E224]-[.E223])" office:value-type="float" office:value="39683.1045980136" calcext:value-type="float">
            <text:p>39683.104598013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26297.16818" calcext:value-type="float">
            <text:p>1456026297.16818</text:p>
          </table:table-cell>
          <table:table-cell office:value-type="float" office:value="1456026297.16845" calcext:value-type="float">
            <text:p>1456026297.16845</text:p>
          </table:table-cell>
          <table:table-cell office:value-type="float" office:value="4488" calcext:value-type="float">
            <text:p>4488</text:p>
          </table:table-cell>
          <table:table-cell table:formula="of:=[.B225]-[.B$2]" office:value-type="float" office:value="26.1002435684204" calcext:value-type="float">
            <text:p>26.1002435684</text:p>
          </table:table-cell>
          <table:table-cell table:formula="of:=[.D225]/([.E225]-[.E224])" office:value-type="float" office:value="38380.2919131185" calcext:value-type="float">
            <text:p>38380.291913118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26297.28301" calcext:value-type="float">
            <text:p>1456026297.28301</text:p>
          </table:table-cell>
          <table:table-cell office:value-type="float" office:value="1456026297.28328" calcext:value-type="float">
            <text:p>1456026297.28328</text:p>
          </table:table-cell>
          <table:table-cell office:value-type="float" office:value="4432" calcext:value-type="float">
            <text:p>4432</text:p>
          </table:table-cell>
          <table:table-cell table:formula="of:=[.B226]-[.B$2]" office:value-type="float" office:value="26.2150740623474" calcext:value-type="float">
            <text:p>26.2150740623</text:p>
          </table:table-cell>
          <table:table-cell table:formula="of:=[.D226]/([.E226]-[.E225])" office:value-type="float" office:value="38596.0196497756" calcext:value-type="float">
            <text:p>38596.01964977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26297.40114" calcext:value-type="float">
            <text:p>1456026297.40114</text:p>
          </table:table-cell>
          <table:table-cell office:value-type="float" office:value="1456026297.40141" calcext:value-type="float">
            <text:p>1456026297.40141</text:p>
          </table:table-cell>
          <table:table-cell office:value-type="float" office:value="4376" calcext:value-type="float">
            <text:p>4376</text:p>
          </table:table-cell>
          <table:table-cell table:formula="of:=[.B227]-[.B$2]" office:value-type="float" office:value="26.333211183548" calcext:value-type="float">
            <text:p>26.3332111835</text:p>
          </table:table-cell>
          <table:table-cell table:formula="of:=[.D227]/([.E227]-[.E226])" office:value-type="float" office:value="37041.7016728456" calcext:value-type="float">
            <text:p>37041.701672845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26297.51763" calcext:value-type="float">
            <text:p>1456026297.51763</text:p>
          </table:table-cell>
          <table:table-cell office:value-type="float" office:value="1456026297.5179" calcext:value-type="float">
            <text:p>1456026297.5179</text:p>
          </table:table-cell>
          <table:table-cell office:value-type="float" office:value="4336" calcext:value-type="float">
            <text:p>4336</text:p>
          </table:table-cell>
          <table:table-cell table:formula="of:=[.B228]-[.B$2]" office:value-type="float" office:value="26.4496970176697" calcext:value-type="float">
            <text:p>26.4496970177</text:p>
          </table:table-cell>
          <table:table-cell table:formula="of:=[.D228]/([.E228]-[.E227])" office:value-type="float" office:value="37223.4103201747" calcext:value-type="float">
            <text:p>37223.41032017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26297.63315" calcext:value-type="float">
            <text:p>1456026297.63315</text:p>
          </table:table-cell>
          <table:table-cell office:value-type="float" office:value="1456026297.63342" calcext:value-type="float">
            <text:p>1456026297.63342</text:p>
          </table:table-cell>
          <table:table-cell office:value-type="float" office:value="4312" calcext:value-type="float">
            <text:p>4312</text:p>
          </table:table-cell>
          <table:table-cell table:formula="of:=[.B229]-[.B$2]" office:value-type="float" office:value="26.5652141571045" calcext:value-type="float">
            <text:p>26.5652141571</text:p>
          </table:table-cell>
          <table:table-cell table:formula="of:=[.D229]/([.E229]-[.E228])" office:value-type="float" office:value="37327.7941359796" calcext:value-type="float">
            <text:p>37327.794135979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26297.74836" calcext:value-type="float">
            <text:p>1456026297.74836</text:p>
          </table:table-cell>
          <table:table-cell office:value-type="float" office:value="1456026297.74863" calcext:value-type="float">
            <text:p>1456026297.74863</text:p>
          </table:table-cell>
          <table:table-cell office:value-type="float" office:value="4296" calcext:value-type="float">
            <text:p>4296</text:p>
          </table:table-cell>
          <table:table-cell table:formula="of:=[.B230]-[.B$2]" office:value-type="float" office:value="26.6804230213165" calcext:value-type="float">
            <text:p>26.6804230213</text:p>
          </table:table-cell>
          <table:table-cell table:formula="of:=[.D230]/([.E230]-[.E229])" office:value-type="float" office:value="37288.7974322308" calcext:value-type="float">
            <text:p>37288.797432230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26297.86504" calcext:value-type="float">
            <text:p>1456026297.86504</text:p>
          </table:table-cell>
          <table:table-cell office:value-type="float" office:value="1456026297.86533" calcext:value-type="float">
            <text:p>1456026297.86533</text:p>
          </table:table-cell>
          <table:table-cell office:value-type="float" office:value="4296" calcext:value-type="float">
            <text:p>4296</text:p>
          </table:table-cell>
          <table:table-cell table:formula="of:=[.B231]-[.B$2]" office:value-type="float" office:value="26.7971060276031" calcext:value-type="float">
            <text:p>26.7971060276</text:p>
          </table:table-cell>
          <table:table-cell table:formula="of:=[.D231]/([.E231]-[.E230])" office:value-type="float" office:value="36817.7006808281" calcext:value-type="float">
            <text:p>36817.700680828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26297.97996" calcext:value-type="float">
            <text:p>1456026297.97996</text:p>
          </table:table-cell>
          <table:table-cell office:value-type="float" office:value="1456026297.98023" calcext:value-type="float">
            <text:p>1456026297.98023</text:p>
          </table:table-cell>
          <table:table-cell office:value-type="float" office:value="4296" calcext:value-type="float">
            <text:p>4296</text:p>
          </table:table-cell>
          <table:table-cell table:formula="of:=[.B232]-[.B$2]" office:value-type="float" office:value="26.9120290279388" calcext:value-type="float">
            <text:p>26.9120290279</text:p>
          </table:table-cell>
          <table:table-cell table:formula="of:=[.D232]/([.E232]-[.E231])" office:value-type="float" office:value="37381.5510163437" calcext:value-type="float">
            <text:p>37381.551016343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26298.09759" calcext:value-type="float">
            <text:p>1456026298.09759</text:p>
          </table:table-cell>
          <table:table-cell office:value-type="float" office:value="1456026298.09786" calcext:value-type="float">
            <text:p>1456026298.09786</text:p>
          </table:table-cell>
          <table:table-cell office:value-type="float" office:value="4320" calcext:value-type="float">
            <text:p>4320</text:p>
          </table:table-cell>
          <table:table-cell table:formula="of:=[.B233]-[.B$2]" office:value-type="float" office:value="27.0296592712402" calcext:value-type="float">
            <text:p>27.0296592712</text:p>
          </table:table-cell>
          <table:table-cell table:formula="of:=[.D233]/([.E233]-[.E232])" office:value-type="float" office:value="36725.2492110496" calcext:value-type="float">
            <text:p>36725.249211049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26298.21382" calcext:value-type="float">
            <text:p>1456026298.21382</text:p>
          </table:table-cell>
          <table:table-cell office:value-type="float" office:value="1456026298.21409" calcext:value-type="float">
            <text:p>1456026298.21409</text:p>
          </table:table-cell>
          <table:table-cell office:value-type="float" office:value="4352" calcext:value-type="float">
            <text:p>4352</text:p>
          </table:table-cell>
          <table:table-cell table:formula="of:=[.B234]-[.B$2]" office:value-type="float" office:value="27.1458866596222" calcext:value-type="float">
            <text:p>27.1458866596</text:p>
          </table:table-cell>
          <table:table-cell table:formula="of:=[.D234]/([.E234]-[.E233])" office:value-type="float" office:value="37443.8422869662" calcext:value-type="float">
            <text:p>37443.842286966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26298.32826" calcext:value-type="float">
            <text:p>1456026298.32826</text:p>
          </table:table-cell>
          <table:table-cell office:value-type="float" office:value="1456026298.32854" calcext:value-type="float">
            <text:p>1456026298.32854</text:p>
          </table:table-cell>
          <table:table-cell office:value-type="float" office:value="4392" calcext:value-type="float">
            <text:p>4392</text:p>
          </table:table-cell>
          <table:table-cell table:formula="of:=[.B235]-[.B$2]" office:value-type="float" office:value="27.2603244781494" calcext:value-type="float">
            <text:p>27.2603244781</text:p>
          </table:table-cell>
          <table:table-cell table:formula="of:=[.D235]/([.E235]-[.E234])" office:value-type="float" office:value="38378.9210291112" calcext:value-type="float">
            <text:p>38378.92102911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26298.44357" calcext:value-type="float">
            <text:p>1456026298.44357</text:p>
          </table:table-cell>
          <table:table-cell office:value-type="float" office:value="1456026298.44385" calcext:value-type="float">
            <text:p>1456026298.44385</text:p>
          </table:table-cell>
          <table:table-cell office:value-type="float" office:value="4448" calcext:value-type="float">
            <text:p>4448</text:p>
          </table:table-cell>
          <table:table-cell table:formula="of:=[.B236]-[.B$2]" office:value-type="float" office:value="27.3756399154663" calcext:value-type="float">
            <text:p>27.3756399155</text:p>
          </table:table-cell>
          <table:table-cell table:formula="of:=[.D236]/([.E236]-[.E235])" office:value-type="float" office:value="38572.4591910153" calcext:value-type="float">
            <text:p>38572.459191015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26298.56028" calcext:value-type="float">
            <text:p>1456026298.56028</text:p>
          </table:table-cell>
          <table:table-cell office:value-type="float" office:value="1456026298.56055" calcext:value-type="float">
            <text:p>1456026298.56055</text:p>
          </table:table-cell>
          <table:table-cell office:value-type="float" office:value="4512" calcext:value-type="float">
            <text:p>4512</text:p>
          </table:table-cell>
          <table:table-cell table:formula="of:=[.B237]-[.B$2]" office:value-type="float" office:value="27.4923422336578" calcext:value-type="float">
            <text:p>27.4923422337</text:p>
          </table:table-cell>
          <table:table-cell table:formula="of:=[.D237]/([.E237]-[.E236])" office:value-type="float" office:value="38662.4710624432" calcext:value-type="float">
            <text:p>38662.47106244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26298.67631" calcext:value-type="float">
            <text:p>1456026298.67631</text:p>
          </table:table-cell>
          <table:table-cell office:value-type="float" office:value="1456026298.67657" calcext:value-type="float">
            <text:p>1456026298.67657</text:p>
          </table:table-cell>
          <table:table-cell office:value-type="float" office:value="4584" calcext:value-type="float">
            <text:p>4584</text:p>
          </table:table-cell>
          <table:table-cell table:formula="of:=[.B238]-[.B$2]" office:value-type="float" office:value="27.6083762645721" calcext:value-type="float">
            <text:p>27.6083762646</text:p>
          </table:table-cell>
          <table:table-cell table:formula="of:=[.D238]/([.E238]-[.E237])" office:value-type="float" office:value="39505.651608237" calcext:value-type="float">
            <text:p>39505.65160823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26298.79303" calcext:value-type="float">
            <text:p>1456026298.79303</text:p>
          </table:table-cell>
          <table:table-cell office:value-type="float" office:value="1456026298.7933" calcext:value-type="float">
            <text:p>1456026298.7933</text:p>
          </table:table-cell>
          <table:table-cell office:value-type="float" office:value="4672" calcext:value-type="float">
            <text:p>4672</text:p>
          </table:table-cell>
          <table:table-cell table:formula="of:=[.B239]-[.B$2]" office:value-type="float" office:value="27.72509765625" calcext:value-type="float">
            <text:p>27.7250976563</text:p>
          </table:table-cell>
          <table:table-cell table:formula="of:=[.D239]/([.E239]-[.E238])" office:value-type="float" office:value="40026.9387885163" calcext:value-type="float">
            <text:p>40026.93878851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26298.90983" calcext:value-type="float">
            <text:p>1456026298.90983</text:p>
          </table:table-cell>
          <table:table-cell office:value-type="float" office:value="1456026298.9101" calcext:value-type="float">
            <text:p>1456026298.9101</text:p>
          </table:table-cell>
          <table:table-cell office:value-type="float" office:value="4768" calcext:value-type="float">
            <text:p>4768</text:p>
          </table:table-cell>
          <table:table-cell table:formula="of:=[.B240]-[.B$2]" office:value-type="float" office:value="27.8418962955475" calcext:value-type="float">
            <text:p>27.8418962955</text:p>
          </table:table-cell>
          <table:table-cell table:formula="of:=[.D240]/([.E240]-[.E239])" office:value-type="float" office:value="40822.3933829908" calcext:value-type="float">
            <text:p>40822.393382990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26299.02504" calcext:value-type="float">
            <text:p>1456026299.02504</text:p>
          </table:table-cell>
          <table:table-cell office:value-type="float" office:value="1456026299.02533" calcext:value-type="float">
            <text:p>1456026299.02533</text:p>
          </table:table-cell>
          <table:table-cell office:value-type="float" office:value="4872" calcext:value-type="float">
            <text:p>4872</text:p>
          </table:table-cell>
          <table:table-cell table:formula="of:=[.B241]-[.B$2]" office:value-type="float" office:value="27.9571039676666" calcext:value-type="float">
            <text:p>27.9571039677</text:p>
          </table:table-cell>
          <table:table-cell table:formula="of:=[.D241]/([.E241]-[.E240])" office:value-type="float" office:value="42288.8503029701" calcext:value-type="float">
            <text:p>42288.850302970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26299.14035" calcext:value-type="float">
            <text:p>1456026299.14035</text:p>
          </table:table-cell>
          <table:table-cell office:value-type="float" office:value="1456026299.14062" calcext:value-type="float">
            <text:p>1456026299.14062</text:p>
          </table:table-cell>
          <table:table-cell office:value-type="float" office:value="4976" calcext:value-type="float">
            <text:p>4976</text:p>
          </table:table-cell>
          <table:table-cell table:formula="of:=[.B242]-[.B$2]" office:value-type="float" office:value="28.072413444519" calcext:value-type="float">
            <text:p>28.0724134445</text:p>
          </table:table-cell>
          <table:table-cell table:formula="of:=[.D242]/([.E242]-[.E241])" office:value-type="float" office:value="43153.4348765515" calcext:value-type="float">
            <text:p>43153.434876551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26299.25683" calcext:value-type="float">
            <text:p>1456026299.25683</text:p>
          </table:table-cell>
          <table:table-cell office:value-type="float" office:value="1456026299.2571" calcext:value-type="float">
            <text:p>1456026299.2571</text:p>
          </table:table-cell>
          <table:table-cell office:value-type="float" office:value="5096" calcext:value-type="float">
            <text:p>5096</text:p>
          </table:table-cell>
          <table:table-cell table:formula="of:=[.B243]-[.B$2]" office:value-type="float" office:value="28.1888997554779" calcext:value-type="float">
            <text:p>28.1888997555</text:p>
          </table:table-cell>
          <table:table-cell table:formula="of:=[.D243]/([.E243]-[.E242])" office:value-type="float" office:value="43747.629726206" calcext:value-type="float">
            <text:p>43747.6297262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26299.37218" calcext:value-type="float">
            <text:p>1456026299.37218</text:p>
          </table:table-cell>
          <table:table-cell office:value-type="float" office:value="1456026299.37246" calcext:value-type="float">
            <text:p>1456026299.37246</text:p>
          </table:table-cell>
          <table:table-cell office:value-type="float" office:value="5224" calcext:value-type="float">
            <text:p>5224</text:p>
          </table:table-cell>
          <table:table-cell table:formula="of:=[.B244]-[.B$2]" office:value-type="float" office:value="28.3042492866516" calcext:value-type="float">
            <text:p>28.3042492867</text:p>
          </table:table-cell>
          <table:table-cell table:formula="of:=[.D244]/([.E244]-[.E243])" office:value-type="float" office:value="45288.4372120518" calcext:value-type="float">
            <text:p>45288.437212051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26299.48961" calcext:value-type="float">
            <text:p>1456026299.48961</text:p>
          </table:table-cell>
          <table:table-cell office:value-type="float" office:value="1456026299.48988" calcext:value-type="float">
            <text:p>1456026299.48988</text:p>
          </table:table-cell>
          <table:table-cell office:value-type="float" office:value="5352" calcext:value-type="float">
            <text:p>5352</text:p>
          </table:table-cell>
          <table:table-cell table:formula="of:=[.B245]-[.B$2]" office:value-type="float" office:value="28.4216759204864" calcext:value-type="float">
            <text:p>28.4216759205</text:p>
          </table:table-cell>
          <table:table-cell table:formula="of:=[.D245]/([.E245]-[.E244])" office:value-type="float" office:value="45577.3943714304" calcext:value-type="float">
            <text:p>45577.39437143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26299.60581" calcext:value-type="float">
            <text:p>1456026299.60581</text:p>
          </table:table-cell>
          <table:table-cell office:value-type="float" office:value="1456026299.60607" calcext:value-type="float">
            <text:p>1456026299.60607</text:p>
          </table:table-cell>
          <table:table-cell office:value-type="float" office:value="5488" calcext:value-type="float">
            <text:p>5488</text:p>
          </table:table-cell>
          <table:table-cell table:formula="of:=[.B246]-[.B$2]" office:value-type="float" office:value="28.5378768444061" calcext:value-type="float">
            <text:p>28.5378768444</text:p>
          </table:table-cell>
          <table:table-cell table:formula="of:=[.D246]/([.E246]-[.E245])" office:value-type="float" office:value="47228.54014305" calcext:value-type="float">
            <text:p>47228.540143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26299.72059" calcext:value-type="float">
            <text:p>1456026299.72059</text:p>
          </table:table-cell>
          <table:table-cell office:value-type="float" office:value="1456026299.72087" calcext:value-type="float">
            <text:p>1456026299.72087</text:p>
          </table:table-cell>
          <table:table-cell office:value-type="float" office:value="5624" calcext:value-type="float">
            <text:p>5624</text:p>
          </table:table-cell>
          <table:table-cell table:formula="of:=[.B247]-[.B$2]" office:value-type="float" office:value="28.6526608467102" calcext:value-type="float">
            <text:p>28.6526608467</text:p>
          </table:table-cell>
          <table:table-cell table:formula="of:=[.D247]/([.E247]-[.E246])" office:value-type="float" office:value="48996.3748179936" calcext:value-type="float">
            <text:p>48996.374817993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26299.83573" calcext:value-type="float">
            <text:p>1456026299.83573</text:p>
          </table:table-cell>
          <table:table-cell office:value-type="float" office:value="1456026299.83602" calcext:value-type="float">
            <text:p>1456026299.83602</text:p>
          </table:table-cell>
          <table:table-cell office:value-type="float" office:value="5768" calcext:value-type="float">
            <text:p>5768</text:p>
          </table:table-cell>
          <table:table-cell table:formula="of:=[.B248]-[.B$2]" office:value-type="float" office:value="28.76779961586" calcext:value-type="float">
            <text:p>28.7677996159</text:p>
          </table:table-cell>
          <table:table-cell table:formula="of:=[.D248]/([.E248]-[.E247])" office:value-type="float" office:value="50096.0713979546" calcext:value-type="float">
            <text:p>50096.07139795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26299.95175" calcext:value-type="float">
            <text:p>1456026299.95175</text:p>
          </table:table-cell>
          <table:table-cell office:value-type="float" office:value="1456026299.95202" calcext:value-type="float">
            <text:p>1456026299.95202</text:p>
          </table:table-cell>
          <table:table-cell office:value-type="float" office:value="5912" calcext:value-type="float">
            <text:p>5912</text:p>
          </table:table-cell>
          <table:table-cell table:formula="of:=[.B249]-[.B$2]" office:value-type="float" office:value="28.8838157653809" calcext:value-type="float">
            <text:p>28.8838157654</text:p>
          </table:table-cell>
          <table:table-cell table:formula="of:=[.D249]/([.E249]-[.E248])" office:value-type="float" office:value="50958.4228093718" calcext:value-type="float">
            <text:p>50958.422809371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26300.06818" calcext:value-type="float">
            <text:p>1456026300.06818</text:p>
          </table:table-cell>
          <table:table-cell office:value-type="float" office:value="1456026300.06845" calcext:value-type="float">
            <text:p>1456026300.06845</text:p>
          </table:table-cell>
          <table:table-cell office:value-type="float" office:value="6056" calcext:value-type="float">
            <text:p>6056</text:p>
          </table:table-cell>
          <table:table-cell table:formula="of:=[.B250]-[.B$2]" office:value-type="float" office:value="29.0002493858337" calcext:value-type="float">
            <text:p>29.0002493858</text:p>
          </table:table-cell>
          <table:table-cell table:formula="of:=[.D250]/([.E250]-[.E249])" office:value-type="float" office:value="52012.4683613251" calcext:value-type="float">
            <text:p>52012.4683613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26300.18604" calcext:value-type="float">
            <text:p>1456026300.18604</text:p>
          </table:table-cell>
          <table:table-cell office:value-type="float" office:value="1456026300.18632" calcext:value-type="float">
            <text:p>1456026300.18632</text:p>
          </table:table-cell>
          <table:table-cell office:value-type="float" office:value="6208" calcext:value-type="float">
            <text:p>6208</text:p>
          </table:table-cell>
          <table:table-cell table:formula="of:=[.B251]-[.B$2]" office:value-type="float" office:value="29.1181061267853" calcext:value-type="float">
            <text:p>29.1181061268</text:p>
          </table:table-cell>
          <table:table-cell table:formula="of:=[.D251]/([.E251]-[.E250])" office:value-type="float" office:value="52674.1190183826" calcext:value-type="float">
            <text:p>52674.11901838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26300.30307" calcext:value-type="float">
            <text:p>1456026300.30307</text:p>
          </table:table-cell>
          <table:table-cell office:value-type="float" office:value="1456026300.30335" calcext:value-type="float">
            <text:p>1456026300.30335</text:p>
          </table:table-cell>
          <table:table-cell office:value-type="float" office:value="6352" calcext:value-type="float">
            <text:p>6352</text:p>
          </table:table-cell>
          <table:table-cell table:formula="of:=[.B252]-[.B$2]" office:value-type="float" office:value="29.2351381778717" calcext:value-type="float">
            <text:p>29.2351381779</text:p>
          </table:table-cell>
          <table:table-cell table:formula="of:=[.D252]/([.E252]-[.E251])" office:value-type="float" office:value="54275.729947766" calcext:value-type="float">
            <text:p>54275.7299477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26300.41798" calcext:value-type="float">
            <text:p>1456026300.41798</text:p>
          </table:table-cell>
          <table:table-cell office:value-type="float" office:value="1456026300.41826" calcext:value-type="float">
            <text:p>1456026300.41826</text:p>
          </table:table-cell>
          <table:table-cell office:value-type="float" office:value="6496" calcext:value-type="float">
            <text:p>6496</text:p>
          </table:table-cell>
          <table:table-cell table:formula="of:=[.B253]-[.B$2]" office:value-type="float" office:value="29.3500468730927" calcext:value-type="float">
            <text:p>29.3500468731</text:p>
          </table:table-cell>
          <table:table-cell table:formula="of:=[.D253]/([.E253]-[.E252])" office:value-type="float" office:value="56531.8402363672" calcext:value-type="float">
            <text:p>56531.84023636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26300.5327" calcext:value-type="float">
            <text:p>1456026300.5327</text:p>
          </table:table-cell>
          <table:table-cell office:value-type="float" office:value="1456026300.53297" calcext:value-type="float">
            <text:p>1456026300.53297</text:p>
          </table:table-cell>
          <table:table-cell office:value-type="float" office:value="6632" calcext:value-type="float">
            <text:p>6632</text:p>
          </table:table-cell>
          <table:table-cell table:formula="of:=[.B254]-[.B$2]" office:value-type="float" office:value="29.464763879776" calcext:value-type="float">
            <text:p>29.4647638798</text:p>
          </table:table-cell>
          <table:table-cell table:formula="of:=[.D254]/([.E254]-[.E253])" office:value-type="float" office:value="57811.8292286525" calcext:value-type="float">
            <text:p>57811.829228652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26300.64889" calcext:value-type="float">
            <text:p>1456026300.64889</text:p>
          </table:table-cell>
          <table:table-cell office:value-type="float" office:value="1456026300.64917" calcext:value-type="float">
            <text:p>1456026300.64917</text:p>
          </table:table-cell>
          <table:table-cell office:value-type="float" office:value="6768" calcext:value-type="float">
            <text:p>6768</text:p>
          </table:table-cell>
          <table:table-cell table:formula="of:=[.B255]-[.B$2]" office:value-type="float" office:value="29.5809569358826" calcext:value-type="float">
            <text:p>29.5809569359</text:p>
          </table:table-cell>
          <table:table-cell table:formula="of:=[.D255]/([.E255]-[.E254])" office:value-type="float" office:value="58247.8869803775" calcext:value-type="float">
            <text:p>58247.886980377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26300.7655" calcext:value-type="float">
            <text:p>1456026300.7655</text:p>
          </table:table-cell>
          <table:table-cell office:value-type="float" office:value="1456026300.76595" calcext:value-type="float">
            <text:p>1456026300.76595</text:p>
          </table:table-cell>
          <table:table-cell office:value-type="float" office:value="6904" calcext:value-type="float">
            <text:p>6904</text:p>
          </table:table-cell>
          <table:table-cell table:formula="of:=[.B256]-[.B$2]" office:value-type="float" office:value="29.6975655555725" calcext:value-type="float">
            <text:p>29.6975655556</text:p>
          </table:table-cell>
          <table:table-cell table:formula="of:=[.D256]/([.E256]-[.E255])" office:value-type="float" office:value="59206.6008358346" calcext:value-type="float">
            <text:p>59206.60083583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26300.88339" calcext:value-type="float">
            <text:p>1456026300.88339</text:p>
          </table:table-cell>
          <table:table-cell office:value-type="float" office:value="1456026300.88367" calcext:value-type="float">
            <text:p>1456026300.88367</text:p>
          </table:table-cell>
          <table:table-cell office:value-type="float" office:value="7032" calcext:value-type="float">
            <text:p>7032</text:p>
          </table:table-cell>
          <table:table-cell table:formula="of:=[.B257]-[.B$2]" office:value-type="float" office:value="29.8154537677765" calcext:value-type="float">
            <text:p>29.8154537678</text:p>
          </table:table-cell>
          <table:table-cell table:formula="of:=[.D257]/([.E257]-[.E256])" office:value-type="float" office:value="59649.7297612138" calcext:value-type="float">
            <text:p>59649.729761213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26301.00213" calcext:value-type="float">
            <text:p>1456026301.00213</text:p>
          </table:table-cell>
          <table:table-cell office:value-type="float" office:value="1456026301.0024" calcext:value-type="float">
            <text:p>1456026301.0024</text:p>
          </table:table-cell>
          <table:table-cell office:value-type="float" office:value="7152" calcext:value-type="float">
            <text:p>7152</text:p>
          </table:table-cell>
          <table:table-cell table:formula="of:=[.B258]-[.B$2]" office:value-type="float" office:value="29.934198141098" calcext:value-type="float">
            <text:p>29.9341981411</text:p>
          </table:table-cell>
          <table:table-cell table:formula="of:=[.D258]/([.E258]-[.E257])" office:value-type="float" office:value="60230.2222829033" calcext:value-type="float">
            <text:p>60230.22228290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26301.11657" calcext:value-type="float">
            <text:p>1456026301.11657</text:p>
          </table:table-cell>
          <table:table-cell office:value-type="float" office:value="1456026301.11685" calcext:value-type="float">
            <text:p>1456026301.11685</text:p>
          </table:table-cell>
          <table:table-cell office:value-type="float" office:value="7272" calcext:value-type="float">
            <text:p>7272</text:p>
          </table:table-cell>
          <table:table-cell table:formula="of:=[.B259]-[.B$2]" office:value-type="float" office:value="30.0486409664154" calcext:value-type="float">
            <text:p>30.0486409664</text:p>
          </table:table-cell>
          <table:table-cell table:formula="of:=[.D259]/([.E259]-[.E258])" office:value-type="float" office:value="63542.6465558907" calcext:value-type="float">
            <text:p>63542.64655589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26301.2304" calcext:value-type="float">
            <text:p>1456026301.2304</text:p>
          </table:table-cell>
          <table:table-cell office:value-type="float" office:value="1456026301.23067" calcext:value-type="float">
            <text:p>1456026301.23067</text:p>
          </table:table-cell>
          <table:table-cell office:value-type="float" office:value="7376" calcext:value-type="float">
            <text:p>7376</text:p>
          </table:table-cell>
          <table:table-cell table:formula="of:=[.B260]-[.B$2]" office:value-type="float" office:value="30.1624705791473" calcext:value-type="float">
            <text:p>30.1624705791</text:p>
          </table:table-cell>
          <table:table-cell table:formula="of:=[.D260]/([.E260]-[.E259])" office:value-type="float" office:value="64798.6040097521" calcext:value-type="float">
            <text:p>64798.604009752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26301.34663" calcext:value-type="float">
            <text:p>1456026301.34663</text:p>
          </table:table-cell>
          <table:table-cell office:value-type="float" office:value="1456026301.34692" calcext:value-type="float">
            <text:p>1456026301.34692</text:p>
          </table:table-cell>
          <table:table-cell office:value-type="float" office:value="7472" calcext:value-type="float">
            <text:p>7472</text:p>
          </table:table-cell>
          <table:table-cell table:formula="of:=[.B261]-[.B$2]" office:value-type="float" office:value="30.278698682785" calcext:value-type="float">
            <text:p>30.2786986828</text:p>
          </table:table-cell>
          <table:table-cell table:formula="of:=[.D261]/([.E261]-[.E260])" office:value-type="float" office:value="64287.377717971" calcext:value-type="float">
            <text:p>64287.37771797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26301.46341" calcext:value-type="float">
            <text:p>1456026301.46341</text:p>
          </table:table-cell>
          <table:table-cell office:value-type="float" office:value="1456026301.46368" calcext:value-type="float">
            <text:p>1456026301.46368</text:p>
          </table:table-cell>
          <table:table-cell office:value-type="float" office:value="7560" calcext:value-type="float">
            <text:p>7560</text:p>
          </table:table-cell>
          <table:table-cell table:formula="of:=[.B262]-[.B$2]" office:value-type="float" office:value="30.3954803943634" calcext:value-type="float">
            <text:p>30.3954803944</text:p>
          </table:table-cell>
          <table:table-cell table:formula="of:=[.D262]/([.E262]-[.E261])" office:value-type="float" office:value="64736.1637179524" calcext:value-type="float">
            <text:p>64736.16371795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26301.58174" calcext:value-type="float">
            <text:p>1456026301.58174</text:p>
          </table:table-cell>
          <table:table-cell office:value-type="float" office:value="1456026301.58231" calcext:value-type="float">
            <text:p>1456026301.58231</text:p>
          </table:table-cell>
          <table:table-cell office:value-type="float" office:value="7640" calcext:value-type="float">
            <text:p>7640</text:p>
          </table:table-cell>
          <table:table-cell table:formula="of:=[.B263]-[.B$2]" office:value-type="float" office:value="30.5138022899628" calcext:value-type="float">
            <text:p>30.51380229</text:p>
          </table:table-cell>
          <table:table-cell table:formula="of:=[.D263]/([.E263]-[.E262])" office:value-type="float" office:value="64569.6213815644" calcext:value-type="float">
            <text:p>64569.621381564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26301.69855" calcext:value-type="float">
            <text:p>1456026301.69855</text:p>
          </table:table-cell>
          <table:table-cell office:value-type="float" office:value="1456026301.69882" calcext:value-type="float">
            <text:p>1456026301.69882</text:p>
          </table:table-cell>
          <table:table-cell office:value-type="float" office:value="7712" calcext:value-type="float">
            <text:p>7712</text:p>
          </table:table-cell>
          <table:table-cell table:formula="of:=[.B264]-[.B$2]" office:value-type="float" office:value="30.6306207180023" calcext:value-type="float">
            <text:p>30.630620718</text:p>
          </table:table-cell>
          <table:table-cell table:formula="of:=[.D264]/([.E264]-[.E263])" office:value-type="float" office:value="66016.9814764925" calcext:value-type="float">
            <text:p>66016.981476492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26301.81447" calcext:value-type="float">
            <text:p>1456026301.81447</text:p>
          </table:table-cell>
          <table:table-cell office:value-type="float" office:value="1456026301.81473" calcext:value-type="float">
            <text:p>1456026301.81473</text:p>
          </table:table-cell>
          <table:table-cell office:value-type="float" office:value="7768" calcext:value-type="float">
            <text:p>7768</text:p>
          </table:table-cell>
          <table:table-cell table:formula="of:=[.B265]-[.B$2]" office:value-type="float" office:value="30.7465333938599" calcext:value-type="float">
            <text:p>30.7465333939</text:p>
          </table:table-cell>
          <table:table-cell table:formula="of:=[.D265]/([.E265]-[.E264])" office:value-type="float" office:value="67015.9664810674" calcext:value-type="float">
            <text:p>67015.966481067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26301.9275" calcext:value-type="float">
            <text:p>1456026301.9275</text:p>
          </table:table-cell>
          <table:table-cell office:value-type="float" office:value="1456026301.92778" calcext:value-type="float">
            <text:p>1456026301.92778</text:p>
          </table:table-cell>
          <table:table-cell office:value-type="float" office:value="7816" calcext:value-type="float">
            <text:p>7816</text:p>
          </table:table-cell>
          <table:table-cell table:formula="of:=[.B266]-[.B$2]" office:value-type="float" office:value="30.8595681190491" calcext:value-type="float">
            <text:p>30.859568119</text:p>
          </table:table-cell>
          <table:table-cell table:formula="of:=[.D266]/([.E266]-[.E265])" office:value-type="float" office:value="69146.8925758592" calcext:value-type="float">
            <text:p>69146.892575859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26302.0427" calcext:value-type="float">
            <text:p>1456026302.0427</text:p>
          </table:table-cell>
          <table:table-cell office:value-type="float" office:value="1456026302.04297" calcext:value-type="float">
            <text:p>1456026302.04297</text:p>
          </table:table-cell>
          <table:table-cell office:value-type="float" office:value="7848" calcext:value-type="float">
            <text:p>7848</text:p>
          </table:table-cell>
          <table:table-cell table:formula="of:=[.B267]-[.B$2]" office:value-type="float" office:value="30.9747650623322" calcext:value-type="float">
            <text:p>30.9747650623</text:p>
          </table:table-cell>
          <table:table-cell table:formula="of:=[.D267]/([.E267]-[.E266])" office:value-type="float" office:value="68126.8076767852" calcext:value-type="float">
            <text:p>68126.807676785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26302.16055" calcext:value-type="float">
            <text:p>1456026302.16055</text:p>
          </table:table-cell>
          <table:table-cell office:value-type="float" office:value="1456026302.16083" calcext:value-type="float">
            <text:p>1456026302.16083</text:p>
          </table:table-cell>
          <table:table-cell office:value-type="float" office:value="7880" calcext:value-type="float">
            <text:p>7880</text:p>
          </table:table-cell>
          <table:table-cell table:formula="of:=[.B268]-[.B$2]" office:value-type="float" office:value="31.0926146507263" calcext:value-type="float">
            <text:p>31.0926146507</text:p>
          </table:table-cell>
          <table:table-cell table:formula="of:=[.D268]/([.E268]-[.E267])" office:value-type="float" office:value="66864.8919981307" calcext:value-type="float">
            <text:p>66864.891998130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26302.27913" calcext:value-type="float">
            <text:p>1456026302.27913</text:p>
          </table:table-cell>
          <table:table-cell office:value-type="float" office:value="1456026302.2794" calcext:value-type="float">
            <text:p>1456026302.2794</text:p>
          </table:table-cell>
          <table:table-cell office:value-type="float" office:value="7888" calcext:value-type="float">
            <text:p>7888</text:p>
          </table:table-cell>
          <table:table-cell table:formula="of:=[.B269]-[.B$2]" office:value-type="float" office:value="31.2111918926239" calcext:value-type="float">
            <text:p>31.2111918926</text:p>
          </table:table-cell>
          <table:table-cell table:formula="of:=[.D269]/([.E269]-[.E268])" office:value-type="float" office:value="66522.0397588012" calcext:value-type="float">
            <text:p>66522.039758801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26302.39551" calcext:value-type="float">
            <text:p>1456026302.39551</text:p>
          </table:table-cell>
          <table:table-cell office:value-type="float" office:value="1456026302.39592" calcext:value-type="float">
            <text:p>1456026302.39592</text:p>
          </table:table-cell>
          <table:table-cell office:value-type="float" office:value="7888" calcext:value-type="float">
            <text:p>7888</text:p>
          </table:table-cell>
          <table:table-cell table:formula="of:=[.B270]-[.B$2]" office:value-type="float" office:value="31.3275763988495" calcext:value-type="float">
            <text:p>31.3275763988</text:p>
          </table:table-cell>
          <table:table-cell table:formula="of:=[.D270]/([.E270]-[.E269])" office:value-type="float" office:value="67775.3444664777" calcext:value-type="float">
            <text:p>67775.344466477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26302.51209" calcext:value-type="float">
            <text:p>1456026302.51209</text:p>
          </table:table-cell>
          <table:table-cell office:value-type="float" office:value="1456026302.51238" calcext:value-type="float">
            <text:p>1456026302.51238</text:p>
          </table:table-cell>
          <table:table-cell office:value-type="float" office:value="7880" calcext:value-type="float">
            <text:p>7880</text:p>
          </table:table-cell>
          <table:table-cell table:formula="of:=[.B271]-[.B$2]" office:value-type="float" office:value="31.4441595077515" calcext:value-type="float">
            <text:p>31.4441595078</text:p>
          </table:table-cell>
          <table:table-cell table:formula="of:=[.D271]/([.E271]-[.E270])" office:value-type="float" office:value="67591.2666441711" calcext:value-type="float">
            <text:p>67591.26664417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26302.62419" calcext:value-type="float">
            <text:p>1456026302.62419</text:p>
          </table:table-cell>
          <table:table-cell office:value-type="float" office:value="1456026302.62446" calcext:value-type="float">
            <text:p>1456026302.62446</text:p>
          </table:table-cell>
          <table:table-cell office:value-type="float" office:value="7856" calcext:value-type="float">
            <text:p>7856</text:p>
          </table:table-cell>
          <table:table-cell table:formula="of:=[.B272]-[.B$2]" office:value-type="float" office:value="31.5562546253204" calcext:value-type="float">
            <text:p>31.5562546253</text:p>
          </table:table-cell>
          <table:table-cell table:formula="of:=[.D272]/([.E272]-[.E271])" office:value-type="float" office:value="70083.3378863836" calcext:value-type="float">
            <text:p>70083.337886383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26302.73918" calcext:value-type="float">
            <text:p>1456026302.73918</text:p>
          </table:table-cell>
          <table:table-cell office:value-type="float" office:value="1456026302.73945" calcext:value-type="float">
            <text:p>1456026302.73945</text:p>
          </table:table-cell>
          <table:table-cell office:value-type="float" office:value="7824" calcext:value-type="float">
            <text:p>7824</text:p>
          </table:table-cell>
          <table:table-cell table:formula="of:=[.B273]-[.B$2]" office:value-type="float" office:value="31.6712481975555" calcext:value-type="float">
            <text:p>31.6712481976</text:p>
          </table:table-cell>
          <table:table-cell table:formula="of:=[.D273]/([.E273]-[.E272])" office:value-type="float" office:value="68038.585530708" calcext:value-type="float">
            <text:p>68038.58553070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26302.857" calcext:value-type="float">
            <text:p>1456026302.857</text:p>
          </table:table-cell>
          <table:table-cell office:value-type="float" office:value="1456026302.85728" calcext:value-type="float">
            <text:p>1456026302.85728</text:p>
          </table:table-cell>
          <table:table-cell office:value-type="float" office:value="7776" calcext:value-type="float">
            <text:p>7776</text:p>
          </table:table-cell>
          <table:table-cell table:formula="of:=[.B274]-[.B$2]" office:value-type="float" office:value="31.7890677452087" calcext:value-type="float">
            <text:p>31.7890677452</text:p>
          </table:table-cell>
          <table:table-cell table:formula="of:=[.D274]/([.E274]-[.E273])" office:value-type="float" office:value="65999.2348883281" calcext:value-type="float">
            <text:p>65999.234888328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26302.97541" calcext:value-type="float">
            <text:p>1456026302.97541</text:p>
          </table:table-cell>
          <table:table-cell office:value-type="float" office:value="1456026302.97582" calcext:value-type="float">
            <text:p>1456026302.97582</text:p>
          </table:table-cell>
          <table:table-cell office:value-type="float" office:value="7720" calcext:value-type="float">
            <text:p>7720</text:p>
          </table:table-cell>
          <table:table-cell table:formula="of:=[.B275]-[.B$2]" office:value-type="float" office:value="31.9074769020081" calcext:value-type="float">
            <text:p>31.907476902</text:p>
          </table:table-cell>
          <table:table-cell table:formula="of:=[.D275]/([.E275]-[.E274])" office:value-type="float" office:value="65197.6604569873" calcext:value-type="float">
            <text:p>65197.660456987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26303.09194" calcext:value-type="float">
            <text:p>1456026303.09194</text:p>
          </table:table-cell>
          <table:table-cell office:value-type="float" office:value="1456026303.09221" calcext:value-type="float">
            <text:p>1456026303.09221</text:p>
          </table:table-cell>
          <table:table-cell office:value-type="float" office:value="7656" calcext:value-type="float">
            <text:p>7656</text:p>
          </table:table-cell>
          <table:table-cell table:formula="of:=[.B276]-[.B$2]" office:value-type="float" office:value="32.0240087509155" calcext:value-type="float">
            <text:p>32.0240087509</text:p>
          </table:table-cell>
          <table:table-cell table:formula="of:=[.D276]/([.E276]-[.E275])" office:value-type="float" office:value="65698.7773881376" calcext:value-type="float">
            <text:p>65698.777388137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26303.20827" calcext:value-type="float">
            <text:p>1456026303.20827</text:p>
          </table:table-cell>
          <table:table-cell office:value-type="float" office:value="1456026303.20854" calcext:value-type="float">
            <text:p>1456026303.20854</text:p>
          </table:table-cell>
          <table:table-cell office:value-type="float" office:value="7576" calcext:value-type="float">
            <text:p>7576</text:p>
          </table:table-cell>
          <table:table-cell table:formula="of:=[.B277]-[.B$2]" office:value-type="float" office:value="32.1403365135193" calcext:value-type="float">
            <text:p>32.1403365135</text:p>
          </table:table-cell>
          <table:table-cell table:formula="of:=[.D277]/([.E277]-[.E276])" office:value-type="float" office:value="65126.3278036703" calcext:value-type="float">
            <text:p>65126.327803670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26303.32145" calcext:value-type="float">
            <text:p>1456026303.32145</text:p>
          </table:table-cell>
          <table:table-cell office:value-type="float" office:value="1456026303.32172" calcext:value-type="float">
            <text:p>1456026303.32172</text:p>
          </table:table-cell>
          <table:table-cell office:value-type="float" office:value="7488" calcext:value-type="float">
            <text:p>7488</text:p>
          </table:table-cell>
          <table:table-cell table:formula="of:=[.B278]-[.B$2]" office:value-type="float" office:value="32.2535138130188" calcext:value-type="float">
            <text:p>32.253513813</text:p>
          </table:table-cell>
          <table:table-cell table:formula="of:=[.D278]/([.E278]-[.E277])" office:value-type="float" office:value="66161.6775900569" calcext:value-type="float">
            <text:p>66161.677590056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26303.43671" calcext:value-type="float">
            <text:p>1456026303.43671</text:p>
          </table:table-cell>
          <table:table-cell office:value-type="float" office:value="1456026303.43698" calcext:value-type="float">
            <text:p>1456026303.43698</text:p>
          </table:table-cell>
          <table:table-cell office:value-type="float" office:value="7392" calcext:value-type="float">
            <text:p>7392</text:p>
          </table:table-cell>
          <table:table-cell table:formula="of:=[.B279]-[.B$2]" office:value-type="float" office:value="32.3687720298767" calcext:value-type="float">
            <text:p>32.3687720299</text:p>
          </table:table-cell>
          <table:table-cell table:formula="of:=[.D279]/([.E279]-[.E278])" office:value-type="float" office:value="64134.2561208701" calcext:value-type="float">
            <text:p>64134.256120870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26303.55394" calcext:value-type="float">
            <text:p>1456026303.55394</text:p>
          </table:table-cell>
          <table:table-cell office:value-type="float" office:value="1456026303.55421" calcext:value-type="float">
            <text:p>1456026303.55421</text:p>
          </table:table-cell>
          <table:table-cell office:value-type="float" office:value="7288" calcext:value-type="float">
            <text:p>7288</text:p>
          </table:table-cell>
          <table:table-cell table:formula="of:=[.B280]-[.B$2]" office:value-type="float" office:value="32.4860022068024" calcext:value-type="float">
            <text:p>32.4860022068</text:p>
          </table:table-cell>
          <table:table-cell table:formula="of:=[.D280]/([.E280]-[.E279])" office:value-type="float" office:value="62168.2931061483" calcext:value-type="float">
            <text:p>62168.293106148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26303.67272" calcext:value-type="float">
            <text:p>1456026303.67272</text:p>
          </table:table-cell>
          <table:table-cell office:value-type="float" office:value="1456026303.67301" calcext:value-type="float">
            <text:p>1456026303.67301</text:p>
          </table:table-cell>
          <table:table-cell office:value-type="float" office:value="7176" calcext:value-type="float">
            <text:p>7176</text:p>
          </table:table-cell>
          <table:table-cell table:formula="of:=[.B281]-[.B$2]" office:value-type="float" office:value="32.6047878265381" calcext:value-type="float">
            <text:p>32.6047878265</text:p>
          </table:table-cell>
          <table:table-cell table:formula="of:=[.D281]/([.E281]-[.E280])" office:value-type="float" office:value="60411.3529564071" calcext:value-type="float">
            <text:p>60411.352956407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26303.78939" calcext:value-type="float">
            <text:p>1456026303.78939</text:p>
          </table:table-cell>
          <table:table-cell office:value-type="float" office:value="1456026303.78967" calcext:value-type="float">
            <text:p>1456026303.78967</text:p>
          </table:table-cell>
          <table:table-cell office:value-type="float" office:value="7056" calcext:value-type="float">
            <text:p>7056</text:p>
          </table:table-cell>
          <table:table-cell table:formula="of:=[.B282]-[.B$2]" office:value-type="float" office:value="32.721461057663" calcext:value-type="float">
            <text:p>32.7214610577</text:p>
          </table:table-cell>
          <table:table-cell table:formula="of:=[.D282]/([.E282]-[.E281])" office:value-type="float" office:value="60476.5971763292" calcext:value-type="float">
            <text:p>60476.597176329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26303.90553" calcext:value-type="float">
            <text:p>1456026303.90553</text:p>
          </table:table-cell>
          <table:table-cell office:value-type="float" office:value="1456026303.9059" calcext:value-type="float">
            <text:p>1456026303.9059</text:p>
          </table:table-cell>
          <table:table-cell office:value-type="float" office:value="6928" calcext:value-type="float">
            <text:p>6928</text:p>
          </table:table-cell>
          <table:table-cell table:formula="of:=[.B283]-[.B$2]" office:value-type="float" office:value="32.8375918865204" calcext:value-type="float">
            <text:p>32.8375918865</text:p>
          </table:table-cell>
          <table:table-cell table:formula="of:=[.D283]/([.E283]-[.E282])" office:value-type="float" office:value="59656.854843478" calcext:value-type="float">
            <text:p>59656.85484347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26304.0184" calcext:value-type="float">
            <text:p>1456026304.0184</text:p>
          </table:table-cell>
          <table:table-cell office:value-type="float" office:value="1456026304.01892" calcext:value-type="float">
            <text:p>1456026304.01892</text:p>
          </table:table-cell>
          <table:table-cell office:value-type="float" office:value="6800" calcext:value-type="float">
            <text:p>6800</text:p>
          </table:table-cell>
          <table:table-cell table:formula="of:=[.B284]-[.B$2]" office:value-type="float" office:value="32.9504637718201" calcext:value-type="float">
            <text:p>32.9504637718</text:p>
          </table:table-cell>
          <table:table-cell table:formula="of:=[.D284]/([.E284]-[.E283])" office:value-type="float" office:value="60245.2947600329" calcext:value-type="float">
            <text:p>60245.294760032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26304.13375" calcext:value-type="float">
            <text:p>1456026304.13375</text:p>
          </table:table-cell>
          <table:table-cell office:value-type="float" office:value="1456026304.13402" calcext:value-type="float">
            <text:p>1456026304.13402</text:p>
          </table:table-cell>
          <table:table-cell office:value-type="float" office:value="6664" calcext:value-type="float">
            <text:p>6664</text:p>
          </table:table-cell>
          <table:table-cell table:formula="of:=[.B285]-[.B$2]" office:value-type="float" office:value="33.0658133029938" calcext:value-type="float">
            <text:p>33.065813303</text:p>
          </table:table-cell>
          <table:table-cell table:formula="of:=[.D285]/([.E285]-[.E284])" office:value-type="float" office:value="57772.2330744857" calcext:value-type="float">
            <text:p>57772.233074485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26304.2504" calcext:value-type="float">
            <text:p>1456026304.2504</text:p>
          </table:table-cell>
          <table:table-cell office:value-type="float" office:value="1456026304.25066" calcext:value-type="float">
            <text:p>1456026304.25066</text:p>
          </table:table-cell>
          <table:table-cell office:value-type="float" office:value="6520" calcext:value-type="float">
            <text:p>6520</text:p>
          </table:table-cell>
          <table:table-cell table:formula="of:=[.B286]-[.B$2]" office:value-type="float" office:value="33.1824615001678" calcext:value-type="float">
            <text:p>33.1824615002</text:p>
          </table:table-cell>
          <table:table-cell table:formula="of:=[.D286]/([.E286]-[.E285])" office:value-type="float" office:value="55894.562950427" calcext:value-type="float">
            <text:p>55894.56295042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26304.36938" calcext:value-type="float">
            <text:p>1456026304.36938</text:p>
          </table:table-cell>
          <table:table-cell office:value-type="float" office:value="1456026304.36965" calcext:value-type="float">
            <text:p>1456026304.36965</text:p>
          </table:table-cell>
          <table:table-cell office:value-type="float" office:value="6376" calcext:value-type="float">
            <text:p>6376</text:p>
          </table:table-cell>
          <table:table-cell table:formula="of:=[.B287]-[.B$2]" office:value-type="float" office:value="33.3014466762543" calcext:value-type="float">
            <text:p>33.3014466763</text:p>
          </table:table-cell>
          <table:table-cell table:formula="of:=[.D287]/([.E287]-[.E286])" office:value-type="float" office:value="53586.5072416142" calcext:value-type="float">
            <text:p>53586.507241614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26304.48591" calcext:value-type="float">
            <text:p>1456026304.48591</text:p>
          </table:table-cell>
          <table:table-cell office:value-type="float" office:value="1456026304.48617" calcext:value-type="float">
            <text:p>1456026304.48617</text:p>
          </table:table-cell>
          <table:table-cell office:value-type="float" office:value="6232" calcext:value-type="float">
            <text:p>6232</text:p>
          </table:table-cell>
          <table:table-cell table:formula="of:=[.B288]-[.B$2]" office:value-type="float" office:value="33.4179794788361" calcext:value-type="float">
            <text:p>33.4179794788</text:p>
          </table:table-cell>
          <table:table-cell table:formula="of:=[.D288]/([.E288]-[.E287])" office:value-type="float" office:value="53478.5044376338" calcext:value-type="float">
            <text:p>53478.504437633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26304.60218" calcext:value-type="float">
            <text:p>1456026304.60218</text:p>
          </table:table-cell>
          <table:table-cell office:value-type="float" office:value="1456026304.60246" calcext:value-type="float">
            <text:p>1456026304.60246</text:p>
          </table:table-cell>
          <table:table-cell office:value-type="float" office:value="6088" calcext:value-type="float">
            <text:p>6088</text:p>
          </table:table-cell>
          <table:table-cell table:formula="of:=[.B289]-[.B$2]" office:value-type="float" office:value="33.5342507362366" calcext:value-type="float">
            <text:p>33.5342507362</text:p>
          </table:table-cell>
          <table:table-cell table:formula="of:=[.D289]/([.E289]-[.E288])" office:value-type="float" office:value="52360.3178989372" calcext:value-type="float">
            <text:p>52360.317898937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26304.71598" calcext:value-type="float">
            <text:p>1456026304.71598</text:p>
          </table:table-cell>
          <table:table-cell office:value-type="float" office:value="1456026304.71624" calcext:value-type="float">
            <text:p>1456026304.71624</text:p>
          </table:table-cell>
          <table:table-cell office:value-type="float" office:value="5944" calcext:value-type="float">
            <text:p>5944</text:p>
          </table:table-cell>
          <table:table-cell table:formula="of:=[.B290]-[.B$2]" office:value-type="float" office:value="33.6480481624603" calcext:value-type="float">
            <text:p>33.6480481625</text:p>
          </table:table-cell>
          <table:table-cell table:formula="of:=[.D290]/([.E290]-[.E289])" office:value-type="float" office:value="52233.1672801859" calcext:value-type="float">
            <text:p>52233.167280185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26304.83093" calcext:value-type="float">
            <text:p>1456026304.83093</text:p>
          </table:table-cell>
          <table:table-cell office:value-type="float" office:value="1456026304.83123" calcext:value-type="float">
            <text:p>1456026304.83123</text:p>
          </table:table-cell>
          <table:table-cell office:value-type="float" office:value="5800" calcext:value-type="float">
            <text:p>5800</text:p>
          </table:table-cell>
          <table:table-cell table:formula="of:=[.B291]-[.B$2]" office:value-type="float" office:value="33.7629990577698" calcext:value-type="float">
            <text:p>33.7629990578</text:p>
          </table:table-cell>
          <table:table-cell table:formula="of:=[.D291]/([.E291]-[.E290])" office:value-type="float" office:value="50456.3273246927" calcext:value-type="float">
            <text:p>50456.327324692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26304.94777" calcext:value-type="float">
            <text:p>1456026304.94777</text:p>
          </table:table-cell>
          <table:table-cell office:value-type="float" office:value="1456026304.94803" calcext:value-type="float">
            <text:p>1456026304.94803</text:p>
          </table:table-cell>
          <table:table-cell office:value-type="float" office:value="5656" calcext:value-type="float">
            <text:p>5656</text:p>
          </table:table-cell>
          <table:table-cell table:formula="of:=[.B292]-[.B$2]" office:value-type="float" office:value="33.8798341751099" calcext:value-type="float">
            <text:p>33.8798341751</text:p>
          </table:table-cell>
          <table:table-cell table:formula="of:=[.D292]/([.E292]-[.E291])" office:value-type="float" office:value="48410.1024483616" calcext:value-type="float">
            <text:p>48410.102448361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26305.06658" calcext:value-type="float">
            <text:p>1456026305.06658</text:p>
          </table:table-cell>
          <table:table-cell office:value-type="float" office:value="1456026305.06685" calcext:value-type="float">
            <text:p>1456026305.06685</text:p>
          </table:table-cell>
          <table:table-cell office:value-type="float" office:value="5512" calcext:value-type="float">
            <text:p>5512</text:p>
          </table:table-cell>
          <table:table-cell table:formula="of:=[.B293]-[.B$2]" office:value-type="float" office:value="33.9986431598663" calcext:value-type="float">
            <text:p>33.9986431599</text:p>
          </table:table-cell>
          <table:table-cell table:formula="of:=[.D293]/([.E293]-[.E292])" office:value-type="float" office:value="46393.7976685711" calcext:value-type="float">
            <text:p>46393.797668571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26305.18233" calcext:value-type="float">
            <text:p>1456026305.18233</text:p>
          </table:table-cell>
          <table:table-cell office:value-type="float" office:value="1456026305.1826" calcext:value-type="float">
            <text:p>1456026305.1826</text:p>
          </table:table-cell>
          <table:table-cell office:value-type="float" office:value="5376" calcext:value-type="float">
            <text:p>5376</text:p>
          </table:table-cell>
          <table:table-cell table:formula="of:=[.B294]-[.B$2]" office:value-type="float" office:value="34.1143975257874" calcext:value-type="float">
            <text:p>34.1143975258</text:p>
          </table:table-cell>
          <table:table-cell table:formula="of:=[.D294]/([.E294]-[.E293])" office:value-type="float" office:value="46443.1726373765" calcext:value-type="float">
            <text:p>46443.172637376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26305.29864" calcext:value-type="float">
            <text:p>1456026305.29864</text:p>
          </table:table-cell>
          <table:table-cell office:value-type="float" office:value="1456026305.29892" calcext:value-type="float">
            <text:p>1456026305.29892</text:p>
          </table:table-cell>
          <table:table-cell office:value-type="float" office:value="5240" calcext:value-type="float">
            <text:p>5240</text:p>
          </table:table-cell>
          <table:table-cell table:formula="of:=[.B295]-[.B$2]" office:value-type="float" office:value="34.2307074069977" calcext:value-type="float">
            <text:p>34.230707407</text:p>
          </table:table-cell>
          <table:table-cell table:formula="of:=[.D295]/([.E295]-[.E294])" office:value-type="float" office:value="45052.0621762508" calcext:value-type="float">
            <text:p>45052.062176250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26305.41359" calcext:value-type="float">
            <text:p>1456026305.41359</text:p>
          </table:table-cell>
          <table:table-cell office:value-type="float" office:value="1456026305.41387" calcext:value-type="float">
            <text:p>1456026305.41387</text:p>
          </table:table-cell>
          <table:table-cell office:value-type="float" office:value="5120" calcext:value-type="float">
            <text:p>5120</text:p>
          </table:table-cell>
          <table:table-cell table:formula="of:=[.B296]-[.B$2]" office:value-type="float" office:value="34.3456599712372" calcext:value-type="float">
            <text:p>34.3456599712</text:p>
          </table:table-cell>
          <table:table-cell table:formula="of:=[.D296]/([.E296]-[.E295])" office:value-type="float" office:value="44540.1112526081" calcext:value-type="float">
            <text:p>44540.111252608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26305.52821" calcext:value-type="float">
            <text:p>1456026305.52821</text:p>
          </table:table-cell>
          <table:table-cell office:value-type="float" office:value="1456026305.52849" calcext:value-type="float">
            <text:p>1456026305.52849</text:p>
          </table:table-cell>
          <table:table-cell office:value-type="float" office:value="5000" calcext:value-type="float">
            <text:p>5000</text:p>
          </table:table-cell>
          <table:table-cell table:formula="of:=[.B297]-[.B$2]" office:value-type="float" office:value="34.4602742195129" calcext:value-type="float">
            <text:p>34.4602742195</text:p>
          </table:table-cell>
          <table:table-cell table:formula="of:=[.D297]/([.E297]-[.E296])" office:value-type="float" office:value="43624.5935843005" calcext:value-type="float">
            <text:p>43624.593584300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26305.64459" calcext:value-type="float">
            <text:p>1456026305.64459</text:p>
          </table:table-cell>
          <table:table-cell office:value-type="float" office:value="1456026305.64486" calcext:value-type="float">
            <text:p>1456026305.64486</text:p>
          </table:table-cell>
          <table:table-cell office:value-type="float" office:value="4888" calcext:value-type="float">
            <text:p>4888</text:p>
          </table:table-cell>
          <table:table-cell table:formula="of:=[.B298]-[.B$2]" office:value-type="float" office:value="34.576652765274" calcext:value-type="float">
            <text:p>34.5766527653</text:p>
          </table:table-cell>
          <table:table-cell table:formula="of:=[.D298]/([.E298]-[.E297])" office:value-type="float" office:value="42000.8685280675" calcext:value-type="float">
            <text:p>42000.868528067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26305.76236" calcext:value-type="float">
            <text:p>1456026305.76236</text:p>
          </table:table-cell>
          <table:table-cell office:value-type="float" office:value="1456026305.76263" calcext:value-type="float">
            <text:p>1456026305.76263</text:p>
          </table:table-cell>
          <table:table-cell office:value-type="float" office:value="4784" calcext:value-type="float">
            <text:p>4784</text:p>
          </table:table-cell>
          <table:table-cell table:formula="of:=[.B299]-[.B$2]" office:value-type="float" office:value="34.6944241523743" calcext:value-type="float">
            <text:p>34.6944241524</text:p>
          </table:table-cell>
          <table:table-cell table:formula="of:=[.D299]/([.E299]-[.E298])" office:value-type="float" office:value="40621.0720429825" calcext:value-type="float">
            <text:p>40621.072042982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26305.87873" calcext:value-type="float">
            <text:p>1456026305.87873</text:p>
          </table:table-cell>
          <table:table-cell office:value-type="float" office:value="1456026305.879" calcext:value-type="float">
            <text:p>1456026305.879</text:p>
          </table:table-cell>
          <table:table-cell office:value-type="float" office:value="4688" calcext:value-type="float">
            <text:p>4688</text:p>
          </table:table-cell>
          <table:table-cell table:formula="of:=[.B300]-[.B$2]" office:value-type="float" office:value="34.8107938766479" calcext:value-type="float">
            <text:p>34.8107938766</text:p>
          </table:table-cell>
          <table:table-cell table:formula="of:=[.D300]/([.E300]-[.E299])" office:value-type="float" office:value="40285.3923497716" calcext:value-type="float">
            <text:p>40285.392349771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26305.99435" calcext:value-type="float">
            <text:p>1456026305.99435</text:p>
          </table:table-cell>
          <table:table-cell office:value-type="float" office:value="1456026305.99464" calcext:value-type="float">
            <text:p>1456026305.99464</text:p>
          </table:table-cell>
          <table:table-cell office:value-type="float" office:value="4600" calcext:value-type="float">
            <text:p>4600</text:p>
          </table:table-cell>
          <table:table-cell table:formula="of:=[.B301]-[.B$2]" office:value-type="float" office:value="34.9264209270477" calcext:value-type="float">
            <text:p>34.926420927</text:p>
          </table:table-cell>
          <table:table-cell table:formula="of:=[.D301]/([.E301]-[.E300])" office:value-type="float" office:value="39783.0783030053" calcext:value-type="float">
            <text:p>39783.078303005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26306.11002" calcext:value-type="float">
            <text:p>1456026306.11002</text:p>
          </table:table-cell>
          <table:table-cell office:value-type="float" office:value="1456026306.11029" calcext:value-type="float">
            <text:p>1456026306.11029</text:p>
          </table:table-cell>
          <table:table-cell office:value-type="float" office:value="4528" calcext:value-type="float">
            <text:p>4528</text:p>
          </table:table-cell>
          <table:table-cell table:formula="of:=[.B302]-[.B$2]" office:value-type="float" office:value="35.0420899391174" calcext:value-type="float">
            <text:p>35.0420899391</text:p>
          </table:table-cell>
          <table:table-cell table:formula="of:=[.D302]/([.E302]-[.E301])" office:value-type="float" office:value="39146.1802861377" calcext:value-type="float">
            <text:p>39146.180286137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26306.22494" calcext:value-type="float">
            <text:p>1456026306.22494</text:p>
          </table:table-cell>
          <table:table-cell office:value-type="float" office:value="1456026306.22521" calcext:value-type="float">
            <text:p>1456026306.22521</text:p>
          </table:table-cell>
          <table:table-cell office:value-type="float" office:value="4456" calcext:value-type="float">
            <text:p>4456</text:p>
          </table:table-cell>
          <table:table-cell table:formula="of:=[.B303]-[.B$2]" office:value-type="float" office:value="35.15700340271" calcext:value-type="float">
            <text:p>35.1570034027</text:p>
          </table:table-cell>
          <table:table-cell table:formula="of:=[.D303]/([.E303]-[.E302])" office:value-type="float" office:value="38777.00541514" calcext:value-type="float">
            <text:p>38777.0054151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26306.34159" calcext:value-type="float">
            <text:p>1456026306.34159</text:p>
          </table:table-cell>
          <table:table-cell office:value-type="float" office:value="1456026306.34186" calcext:value-type="float">
            <text:p>1456026306.34186</text:p>
          </table:table-cell>
          <table:table-cell office:value-type="float" office:value="4400" calcext:value-type="float">
            <text:p>4400</text:p>
          </table:table-cell>
          <table:table-cell table:formula="of:=[.B304]-[.B$2]" office:value-type="float" office:value="35.2736539840698" calcext:value-type="float">
            <text:p>35.2736539841</text:p>
          </table:table-cell>
          <table:table-cell table:formula="of:=[.D304]/([.E304]-[.E303])" office:value-type="float" office:value="37719.486252933" calcext:value-type="float">
            <text:p>37719.48625293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26306.45888" calcext:value-type="float">
            <text:p>1456026306.45888</text:p>
          </table:table-cell>
          <table:table-cell office:value-type="float" office:value="1456026306.45915" calcext:value-type="float">
            <text:p>1456026306.45915</text:p>
          </table:table-cell>
          <table:table-cell office:value-type="float" office:value="4360" calcext:value-type="float">
            <text:p>4360</text:p>
          </table:table-cell>
          <table:table-cell table:formula="of:=[.B305]-[.B$2]" office:value-type="float" office:value="35.3909499645233" calcext:value-type="float">
            <text:p>35.3909499645</text:p>
          </table:table-cell>
          <table:table-cell table:formula="of:=[.D305]/([.E305]-[.E304])" office:value-type="float" office:value="37170.9242136287" calcext:value-type="float">
            <text:p>37170.924213628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26306.57526" calcext:value-type="float">
            <text:p>1456026306.57526</text:p>
          </table:table-cell>
          <table:table-cell office:value-type="float" office:value="1456026306.57553" calcext:value-type="float">
            <text:p>1456026306.57553</text:p>
          </table:table-cell>
          <table:table-cell office:value-type="float" office:value="4320" calcext:value-type="float">
            <text:p>4320</text:p>
          </table:table-cell>
          <table:table-cell table:formula="of:=[.B306]-[.B$2]" office:value-type="float" office:value="35.5073277950287" calcext:value-type="float">
            <text:p>35.507327795</text:p>
          </table:table-cell>
          <table:table-cell table:formula="of:=[.D306]/([.E306]-[.E305])" office:value-type="float" office:value="37120.4720112103" calcext:value-type="float">
            <text:p>37120.472011210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26306.69142" calcext:value-type="float">
            <text:p>1456026306.69142</text:p>
          </table:table-cell>
          <table:table-cell office:value-type="float" office:value="1456026306.69169" calcext:value-type="float">
            <text:p>1456026306.69169</text:p>
          </table:table-cell>
          <table:table-cell office:value-type="float" office:value="4304" calcext:value-type="float">
            <text:p>4304</text:p>
          </table:table-cell>
          <table:table-cell table:formula="of:=[.B307]-[.B$2]" office:value-type="float" office:value="35.623482465744" calcext:value-type="float">
            <text:p>35.6234824657</text:p>
          </table:table-cell>
          <table:table-cell table:formula="of:=[.D307]/([.E307]-[.E306])" office:value-type="float" office:value="37054.0415937995" calcext:value-type="float">
            <text:p>37054.041593799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26306.80682" calcext:value-type="float">
            <text:p>1456026306.80682</text:p>
          </table:table-cell>
          <table:table-cell office:value-type="float" office:value="1456026306.8071" calcext:value-type="float">
            <text:p>1456026306.8071</text:p>
          </table:table-cell>
          <table:table-cell office:value-type="float" office:value="4296" calcext:value-type="float">
            <text:p>4296</text:p>
          </table:table-cell>
          <table:table-cell table:formula="of:=[.B308]-[.B$2]" office:value-type="float" office:value="35.7388861179352" calcext:value-type="float">
            <text:p>35.7388861179</text:p>
          </table:table-cell>
          <table:table-cell table:formula="of:=[.D308]/([.E308]-[.E307])" office:value-type="float" office:value="37225.8582673261" calcext:value-type="float">
            <text:p>37225.858267326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26306.92158" calcext:value-type="float">
            <text:p>1456026306.92158</text:p>
          </table:table-cell>
          <table:table-cell office:value-type="float" office:value="1456026306.92186" calcext:value-type="float">
            <text:p>1456026306.92186</text:p>
          </table:table-cell>
          <table:table-cell office:value-type="float" office:value="4296" calcext:value-type="float">
            <text:p>4296</text:p>
          </table:table-cell>
          <table:table-cell table:formula="of:=[.B309]-[.B$2]" office:value-type="float" office:value="35.8536500930786" calcext:value-type="float">
            <text:p>35.8536500931</text:p>
          </table:table-cell>
          <table:table-cell table:formula="of:=[.D309]/([.E309]-[.E308])" office:value-type="float" office:value="37433.3495735995" calcext:value-type="float">
            <text:p>37433.349573599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26307.03812" calcext:value-type="float">
            <text:p>1456026307.03812</text:p>
          </table:table-cell>
          <table:table-cell office:value-type="float" office:value="1456026307.03839" calcext:value-type="float">
            <text:p>1456026307.03839</text:p>
          </table:table-cell>
          <table:table-cell office:value-type="float" office:value="4312" calcext:value-type="float">
            <text:p>4312</text:p>
          </table:table-cell>
          <table:table-cell table:formula="of:=[.B310]-[.B$2]" office:value-type="float" office:value="35.970183134079" calcext:value-type="float">
            <text:p>35.9701831341</text:p>
          </table:table-cell>
          <table:table-cell table:formula="of:=[.D310]/([.E310]-[.E309])" office:value-type="float" office:value="37002.3811528822" calcext:value-type="float">
            <text:p>37002.381152882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26307.15453" calcext:value-type="float">
            <text:p>1456026307.15453</text:p>
          </table:table-cell>
          <table:table-cell office:value-type="float" office:value="1456026307.15482" calcext:value-type="float">
            <text:p>1456026307.15482</text:p>
          </table:table-cell>
          <table:table-cell office:value-type="float" office:value="4336" calcext:value-type="float">
            <text:p>4336</text:p>
          </table:table-cell>
          <table:table-cell table:formula="of:=[.B311]-[.B$2]" office:value-type="float" office:value="36.0866003036499" calcext:value-type="float">
            <text:p>36.0866003036</text:p>
          </table:table-cell>
          <table:table-cell table:formula="of:=[.D311]/([.E311]-[.E310])" office:value-type="float" office:value="37245.365232475" calcext:value-type="float">
            <text:p>37245.36523247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26307.27074" calcext:value-type="float">
            <text:p>1456026307.27074</text:p>
          </table:table-cell>
          <table:table-cell office:value-type="float" office:value="1456026307.27101" calcext:value-type="float">
            <text:p>1456026307.27101</text:p>
          </table:table-cell>
          <table:table-cell office:value-type="float" office:value="4368" calcext:value-type="float">
            <text:p>4368</text:p>
          </table:table-cell>
          <table:table-cell table:formula="of:=[.B312]-[.B$2]" office:value-type="float" office:value="36.2028033733368" calcext:value-type="float">
            <text:p>36.2028033733</text:p>
          </table:table-cell>
          <table:table-cell table:formula="of:=[.D312]/([.E312]-[.E311])" office:value-type="float" office:value="37589.3684372506" calcext:value-type="float">
            <text:p>37589.368437250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26307.38749" calcext:value-type="float">
            <text:p>1456026307.38749</text:p>
          </table:table-cell>
          <table:table-cell office:value-type="float" office:value="1456026307.38776" calcext:value-type="float">
            <text:p>1456026307.38776</text:p>
          </table:table-cell>
          <table:table-cell office:value-type="float" office:value="4416" calcext:value-type="float">
            <text:p>4416</text:p>
          </table:table-cell>
          <table:table-cell table:formula="of:=[.B313]-[.B$2]" office:value-type="float" office:value="36.3195536136627" calcext:value-type="float">
            <text:p>36.3195536137</text:p>
          </table:table-cell>
          <table:table-cell table:formula="of:=[.D313]/([.E313]-[.E312])" office:value-type="float" office:value="37824.3332747924" calcext:value-type="float">
            <text:p>37824.333274792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26307.50224" calcext:value-type="float">
            <text:p>1456026307.50224</text:p>
          </table:table-cell>
          <table:table-cell office:value-type="float" office:value="1456026307.50252" calcext:value-type="float">
            <text:p>1456026307.50252</text:p>
          </table:table-cell>
          <table:table-cell office:value-type="float" office:value="4480" calcext:value-type="float">
            <text:p>4480</text:p>
          </table:table-cell>
          <table:table-cell table:formula="of:=[.B314]-[.B$2]" office:value-type="float" office:value="36.4343085289001" calcext:value-type="float">
            <text:p>36.4343085289</text:p>
          </table:table-cell>
          <table:table-cell table:formula="of:=[.D314]/([.E314]-[.E313])" office:value-type="float" office:value="39039.7220958329" calcext:value-type="float">
            <text:p>39039.722095832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26307.6182" calcext:value-type="float">
            <text:p>1456026307.6182</text:p>
          </table:table-cell>
          <table:table-cell office:value-type="float" office:value="1456026307.61848" calcext:value-type="float">
            <text:p>1456026307.61848</text:p>
          </table:table-cell>
          <table:table-cell office:value-type="float" office:value="4544" calcext:value-type="float">
            <text:p>4544</text:p>
          </table:table-cell>
          <table:table-cell table:formula="of:=[.B315]-[.B$2]" office:value-type="float" office:value="36.5502700805664" calcext:value-type="float">
            <text:p>36.5502700806</text:p>
          </table:table-cell>
          <table:table-cell table:formula="of:=[.D315]/([.E315]-[.E314])" office:value-type="float" office:value="39185.4018397214" calcext:value-type="float">
            <text:p>39185.401839721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26307.73452" calcext:value-type="float">
            <text:p>1456026307.73452</text:p>
          </table:table-cell>
          <table:table-cell office:value-type="float" office:value="1456026307.73479" calcext:value-type="float">
            <text:p>1456026307.73479</text:p>
          </table:table-cell>
          <table:table-cell office:value-type="float" office:value="4624" calcext:value-type="float">
            <text:p>4624</text:p>
          </table:table-cell>
          <table:table-cell table:formula="of:=[.B316]-[.B$2]" office:value-type="float" office:value="36.6665909290314" calcext:value-type="float">
            <text:p>36.666590929</text:p>
          </table:table-cell>
          <table:table-cell table:formula="of:=[.D316]/([.E316]-[.E315])" office:value-type="float" office:value="39752.1171915513" calcext:value-type="float">
            <text:p>39752.11719155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26307.85102" calcext:value-type="float">
            <text:p>1456026307.85102</text:p>
          </table:table-cell>
          <table:table-cell office:value-type="float" office:value="1456026307.8513" calcext:value-type="float">
            <text:p>1456026307.8513</text:p>
          </table:table-cell>
          <table:table-cell office:value-type="float" office:value="4720" calcext:value-type="float">
            <text:p>4720</text:p>
          </table:table-cell>
          <table:table-cell table:formula="of:=[.B317]-[.B$2]" office:value-type="float" office:value="36.7830884456635" calcext:value-type="float">
            <text:p>36.7830884457</text:p>
          </table:table-cell>
          <table:table-cell table:formula="of:=[.D317]/([.E317]-[.E316])" office:value-type="float" office:value="40515.8851145866" calcext:value-type="float">
            <text:p>40515.885114586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26307.96723" calcext:value-type="float">
            <text:p>1456026307.96723</text:p>
          </table:table-cell>
          <table:table-cell office:value-type="float" office:value="1456026307.9675" calcext:value-type="float">
            <text:p>1456026307.9675</text:p>
          </table:table-cell>
          <table:table-cell office:value-type="float" office:value="4816" calcext:value-type="float">
            <text:p>4816</text:p>
          </table:table-cell>
          <table:table-cell table:formula="of:=[.B318]-[.B$2]" office:value-type="float" office:value="36.8992931842804" calcext:value-type="float">
            <text:p>36.8992931843</text:p>
          </table:table-cell>
          <table:table-cell table:formula="of:=[.D318]/([.E318]-[.E317])" office:value-type="float" office:value="41444.0930492124" calcext:value-type="float">
            <text:p>41444.093049212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26308.08356" calcext:value-type="float">
            <text:p>1456026308.08356</text:p>
          </table:table-cell>
          <table:table-cell office:value-type="float" office:value="1456026308.08383" calcext:value-type="float">
            <text:p>1456026308.08383</text:p>
          </table:table-cell>
          <table:table-cell office:value-type="float" office:value="4920" calcext:value-type="float">
            <text:p>4920</text:p>
          </table:table-cell>
          <table:table-cell table:formula="of:=[.B319]-[.B$2]" office:value-type="float" office:value="37.0156266689301" calcext:value-type="float">
            <text:p>37.0156266689</text:p>
          </table:table-cell>
          <table:table-cell table:formula="of:=[.D319]/([.E319]-[.E318])" office:value-type="float" office:value="42292.208600273" calcext:value-type="float">
            <text:p>42292.20860027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26308.19853" calcext:value-type="float">
            <text:p>1456026308.19853</text:p>
          </table:table-cell>
          <table:table-cell office:value-type="float" office:value="1456026308.19903" calcext:value-type="float">
            <text:p>1456026308.19903</text:p>
          </table:table-cell>
          <table:table-cell office:value-type="float" office:value="5040" calcext:value-type="float">
            <text:p>5040</text:p>
          </table:table-cell>
          <table:table-cell table:formula="of:=[.B320]-[.B$2]" office:value-type="float" office:value="37.1306011676788" calcext:value-type="float">
            <text:p>37.1306011677</text:p>
          </table:table-cell>
          <table:table-cell table:formula="of:=[.D320]/([.E320]-[.E319])" office:value-type="float" office:value="43835.8075473107" calcext:value-type="float">
            <text:p>43835.807547310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26308.3148" calcext:value-type="float">
            <text:p>1456026308.3148</text:p>
          </table:table-cell>
          <table:table-cell office:value-type="float" office:value="1456026308.31511" calcext:value-type="float">
            <text:p>1456026308.31511</text:p>
          </table:table-cell>
          <table:table-cell office:value-type="float" office:value="5160" calcext:value-type="float">
            <text:p>5160</text:p>
          </table:table-cell>
          <table:table-cell table:formula="of:=[.B321]-[.B$2]" office:value-type="float" office:value="37.2468707561493" calcext:value-type="float">
            <text:p>37.2468707561</text:p>
          </table:table-cell>
          <table:table-cell table:formula="of:=[.D321]/([.E321]-[.E320])" office:value-type="float" office:value="44379.6186765641" calcext:value-type="float">
            <text:p>44379.618676564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26308.43154" calcext:value-type="float">
            <text:p>1456026308.43154</text:p>
          </table:table-cell>
          <table:table-cell office:value-type="float" office:value="1456026308.43181" calcext:value-type="float">
            <text:p>1456026308.43181</text:p>
          </table:table-cell>
          <table:table-cell office:value-type="float" office:value="5288" calcext:value-type="float">
            <text:p>5288</text:p>
          </table:table-cell>
          <table:table-cell table:formula="of:=[.B322]-[.B$2]" office:value-type="float" office:value="37.3636071681976" calcext:value-type="float">
            <text:p>37.3636071682</text:p>
          </table:table-cell>
          <table:table-cell table:formula="of:=[.D322]/([.E322]-[.E321])" office:value-type="float" office:value="45298.6339670117" calcext:value-type="float">
            <text:p>45298.633967011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26308.54689" calcext:value-type="float">
            <text:p>1456026308.54689</text:p>
          </table:table-cell>
          <table:table-cell office:value-type="float" office:value="1456026308.54717" calcext:value-type="float">
            <text:p>1456026308.54717</text:p>
          </table:table-cell>
          <table:table-cell office:value-type="float" office:value="5416" calcext:value-type="float">
            <text:p>5416</text:p>
          </table:table-cell>
          <table:table-cell table:formula="of:=[.B323]-[.B$2]" office:value-type="float" office:value="37.4789607524872" calcext:value-type="float">
            <text:p>37.4789607525</text:p>
          </table:table-cell>
          <table:table-cell table:formula="of:=[.D323]/([.E323]-[.E322])" office:value-type="float" office:value="46951.2935671354" calcext:value-type="float">
            <text:p>46951.293567135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26308.66299" calcext:value-type="float">
            <text:p>1456026308.66299</text:p>
          </table:table-cell>
          <table:table-cell office:value-type="float" office:value="1456026308.66326" calcext:value-type="float">
            <text:p>1456026308.66326</text:p>
          </table:table-cell>
          <table:table-cell office:value-type="float" office:value="5560" calcext:value-type="float">
            <text:p>5560</text:p>
          </table:table-cell>
          <table:table-cell table:formula="of:=[.B324]-[.B$2]" office:value-type="float" office:value="37.5950531959534" calcext:value-type="float">
            <text:p>37.595053196</text:p>
          </table:table-cell>
          <table:table-cell table:formula="of:=[.D324]/([.E324]-[.E323])" office:value-type="float" office:value="47892.8673907999" calcext:value-type="float">
            <text:p>47892.867390799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26308.77951" calcext:value-type="float">
            <text:p>1456026308.77951</text:p>
          </table:table-cell>
          <table:table-cell office:value-type="float" office:value="1456026308.77979" calcext:value-type="float">
            <text:p>1456026308.77979</text:p>
          </table:table-cell>
          <table:table-cell office:value-type="float" office:value="5696" calcext:value-type="float">
            <text:p>5696</text:p>
          </table:table-cell>
          <table:table-cell table:formula="of:=[.B325]-[.B$2]" office:value-type="float" office:value="37.7115774154663" calcext:value-type="float">
            <text:p>37.7115774155</text:p>
          </table:table-cell>
          <table:table-cell table:formula="of:=[.D325]/([.E325]-[.E324])" office:value-type="float" office:value="48882.5415335006" calcext:value-type="float">
            <text:p>48882.541533500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26308.89479" calcext:value-type="float">
            <text:p>1456026308.89479</text:p>
          </table:table-cell>
          <table:table-cell office:value-type="float" office:value="1456026308.89506" calcext:value-type="float">
            <text:p>1456026308.89506</text:p>
          </table:table-cell>
          <table:table-cell office:value-type="float" office:value="5840" calcext:value-type="float">
            <text:p>5840</text:p>
          </table:table-cell>
          <table:table-cell table:formula="of:=[.B326]-[.B$2]" office:value-type="float" office:value="37.8268520832062" calcext:value-type="float">
            <text:p>37.8268520832</text:p>
          </table:table-cell>
          <table:table-cell table:formula="of:=[.D326]/([.E326]-[.E325])" office:value-type="float" office:value="50661.6077452394" calcext:value-type="float">
            <text:p>50661.607745239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26309.01109" calcext:value-type="float">
            <text:p>1456026309.01109</text:p>
          </table:table-cell>
          <table:table-cell office:value-type="float" office:value="1456026309.01136" calcext:value-type="float">
            <text:p>1456026309.01136</text:p>
          </table:table-cell>
          <table:table-cell office:value-type="float" office:value="5984" calcext:value-type="float">
            <text:p>5984</text:p>
          </table:table-cell>
          <table:table-cell table:formula="of:=[.B327]-[.B$2]" office:value-type="float" office:value="37.9431557655334" calcext:value-type="float">
            <text:p>37.9431557655</text:p>
          </table:table-cell>
          <table:table-cell table:formula="of:=[.D327]/([.E327]-[.E326])" office:value-type="float" office:value="51451.5093611691" calcext:value-type="float">
            <text:p>51451.509361169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26309.1278" calcext:value-type="float">
            <text:p>1456026309.1278</text:p>
          </table:table-cell>
          <table:table-cell office:value-type="float" office:value="1456026309.12806" calcext:value-type="float">
            <text:p>1456026309.12806</text:p>
          </table:table-cell>
          <table:table-cell office:value-type="float" office:value="6128" calcext:value-type="float">
            <text:p>6128</text:p>
          </table:table-cell>
          <table:table-cell table:formula="of:=[.B328]-[.B$2]" office:value-type="float" office:value="38.0598680973053" calcext:value-type="float">
            <text:p>38.0598680973</text:p>
          </table:table-cell>
          <table:table-cell table:formula="of:=[.D328]/([.E328]-[.E327])" office:value-type="float" office:value="52505.1629675176" calcext:value-type="float">
            <text:p>52505.162967517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26309.24318" calcext:value-type="float">
            <text:p>1456026309.24318</text:p>
          </table:table-cell>
          <table:table-cell office:value-type="float" office:value="1456026309.2437" calcext:value-type="float">
            <text:p>1456026309.2437</text:p>
          </table:table-cell>
          <table:table-cell office:value-type="float" office:value="6280" calcext:value-type="float">
            <text:p>6280</text:p>
          </table:table-cell>
          <table:table-cell table:formula="of:=[.B329]-[.B$2]" office:value-type="float" office:value="38.17524933815" calcext:value-type="float">
            <text:p>38.1752493382</text:p>
          </table:table-cell>
          <table:table-cell table:formula="of:=[.D329]/([.E329]-[.E328])" office:value-type="float" office:value="54428.2584761873" calcext:value-type="float">
            <text:p>54428.258476187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26309.35886" calcext:value-type="float">
            <text:p>1456026309.35886</text:p>
          </table:table-cell>
          <table:table-cell office:value-type="float" office:value="1456026309.35913" calcext:value-type="float">
            <text:p>1456026309.35913</text:p>
          </table:table-cell>
          <table:table-cell office:value-type="float" office:value="6424" calcext:value-type="float">
            <text:p>6424</text:p>
          </table:table-cell>
          <table:table-cell table:formula="of:=[.B330]-[.B$2]" office:value-type="float" office:value="38.290923833847" calcext:value-type="float">
            <text:p>38.2909238338</text:p>
          </table:table-cell>
          <table:table-cell table:formula="of:=[.D330]/([.E330]-[.E329])" office:value-type="float" office:value="55535.1459393949" calcext:value-type="float">
            <text:p>55535.145939394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26309.47596" calcext:value-type="float">
            <text:p>1456026309.47596</text:p>
          </table:table-cell>
          <table:table-cell office:value-type="float" office:value="1456026309.47625" calcext:value-type="float">
            <text:p>1456026309.47625</text:p>
          </table:table-cell>
          <table:table-cell office:value-type="float" office:value="6560" calcext:value-type="float">
            <text:p>6560</text:p>
          </table:table-cell>
          <table:table-cell table:formula="of:=[.B331]-[.B$2]" office:value-type="float" office:value="38.4080262184143" calcext:value-type="float">
            <text:p>38.4080262184</text:p>
          </table:table-cell>
          <table:table-cell table:formula="of:=[.D331]/([.E331]-[.E330])" office:value-type="float" office:value="56019.3545523584" calcext:value-type="float">
            <text:p>56019.354552358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26309.59106" calcext:value-type="float">
            <text:p>1456026309.59106</text:p>
          </table:table-cell>
          <table:table-cell office:value-type="float" office:value="1456026309.59134" calcext:value-type="float">
            <text:p>1456026309.59134</text:p>
          </table:table-cell>
          <table:table-cell office:value-type="float" office:value="6704" calcext:value-type="float">
            <text:p>6704</text:p>
          </table:table-cell>
          <table:table-cell table:formula="of:=[.B332]-[.B$2]" office:value-type="float" office:value="38.523131608963" calcext:value-type="float">
            <text:p>38.523131609</text:p>
          </table:table-cell>
          <table:table-cell table:formula="of:=[.D332]/([.E332]-[.E331])" office:value-type="float" office:value="58242.2766478799" calcext:value-type="float">
            <text:p>58242.27664787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1:54:43.308506650</dc:date>
    <meta:editing-duration>PT5M14S</meta:editing-duration>
    <meta:editing-cycles>1</meta:editing-cycles>
    <meta:document-statistic meta:table-count="1" meta:cell-count="1990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'relay1.comm.sub.network'.E2:'relay1.comm.sub.network'.F332" svg:x="0.32cm" svg:y="0.18cm" svg:width="12.534cm" svg:height="8.64cm">
          <chartooo:coordinate-region svg:x="1.497cm" svg:y="0.379cm" svg:width="10.9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lay1.comm.sub.network'.F2:'relay1.comm.sub.network'.F332" chart:class="chart:scatter">
            <chart:domain table:cell-range-address="'relay1.comm.sub.network'.E2:'relay1.comm.sub.network'.E332"/>
            <chart:data-point chart:repeated="3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332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1004238128662">
                <text:p>0.231004238128662</text:p>
              </table:table-cell>
              <table:table-cell office:value-type="float" office:value="18978.0067911925">
                <text:p>18978.0067911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856979370117">
                <text:p>0.242856979370117</text:p>
              </table:table-cell>
              <table:table-cell office:value-type="float" office:value="369872.243955425">
                <text:p>369872.243955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5480909347534">
                <text:p>0.355480909347534</text:p>
              </table:table-cell>
              <table:table-cell office:value-type="float" office:value="39423.2380355604">
                <text:p>39423.2380355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3039207458496">
                <text:p>0.663039207458496</text:p>
              </table:table-cell>
              <table:table-cell office:value-type="float" office:value="15034.5480138264">
                <text:p>15034.5480138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9223766326904">
                <text:p>0.689223766326904</text:p>
              </table:table-cell>
              <table:table-cell office:value-type="float" office:value="177203.672718664">
                <text:p>177203.672718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1109886169434">
                <text:p>0.701109886169434</text:p>
              </table:table-cell>
              <table:table-cell office:value-type="float" office:value="391717.403297629">
                <text:p>391717.403297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1549787521362">
                <text:p>0.931549787521362</text:p>
              </table:table-cell>
              <table:table-cell office:value-type="float" office:value="21038.0232397171">
                <text:p>21038.023239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3544864654541">
                <text:p>0.943544864654541</text:p>
              </table:table-cell>
              <table:table-cell office:value-type="float" office:value="404832.744807299">
                <text:p>404832.744807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22792339325">
                <text:p>1.0522792339325</text:p>
              </table:table-cell>
              <table:table-cell office:value-type="float" office:value="45615.7517897668">
                <text:p>45615.7517897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037516593933">
                <text:p>1.36037516593933</text:p>
              </table:table-cell>
              <table:table-cell office:value-type="float" office:value="17137.5193616086">
                <text:p>17137.5193616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8978457450867">
                <text:p>1.38978457450867</text:p>
              </table:table-cell>
              <table:table-cell office:value-type="float" office:value="180622.469420844">
                <text:p>180622.469420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0195751190186">
                <text:p>1.40195751190186</text:p>
              </table:table-cell>
              <table:table-cell office:value-type="float" office:value="437692.220694518">
                <text:p>437692.220694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167762756348">
                <text:p>1.63167762756348</text:p>
              </table:table-cell>
              <table:table-cell office:value-type="float" office:value="24377.4907733758">
                <text:p>24377.4907733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355826377869">
                <text:p>1.64355826377869</text:p>
              </table:table-cell>
              <table:table-cell office:value-type="float" office:value="472701.957897694">
                <text:p>472701.957897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4839448928833">
                <text:p>1.74839448928833</text:p>
              </table:table-cell>
              <table:table-cell office:value-type="float" office:value="54790.2213388217">
                <text:p>54790.2213388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5746531486511">
                <text:p>2.05746531486511</text:p>
              </table:table-cell>
              <table:table-cell office:value-type="float" office:value="19827.1706446703">
                <text:p>19827.1706446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8891415596008">
                <text:p>2.08891415596008</text:p>
              </table:table-cell>
              <table:table-cell office:value-type="float" office:value="196128.053856534">
                <text:p>196128.053856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0463690757751">
                <text:p>2.10463690757751</text:p>
              </table:table-cell>
              <table:table-cell office:value-type="float" office:value="393315.378279198">
                <text:p>393315.378279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273386955261">
                <text:p>2.33273386955261</text:p>
              </table:table-cell>
              <table:table-cell office:value-type="float" office:value="28373.8982928961">
                <text:p>28373.898292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4457230567932">
                <text:p>2.34457230567932</text:p>
              </table:table-cell>
              <table:table-cell office:value-type="float" office:value="548045.360937689">
                <text:p>548045.360937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499158859253">
                <text:p>2.44499158859253</text:p>
              </table:table-cell>
              <table:table-cell office:value-type="float" office:value="65804.0946748372">
                <text:p>65804.0946748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494909286499">
                <text:p>2.75494909286499</text:p>
              </table:table-cell>
              <table:table-cell office:value-type="float" office:value="22480.5010491856">
                <text:p>22480.5010491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8487324714661">
                <text:p>2.78487324714661</text:p>
              </table:table-cell>
              <table:table-cell office:value-type="float" office:value="233924.739664253">
                <text:p>233924.739664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0261087417603">
                <text:p>2.80261087417603</text:p>
              </table:table-cell>
              <table:table-cell office:value-type="float" office:value="395543.326531984">
                <text:p>395543.326531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3224396705627">
                <text:p>3.03224396705627</text:p>
              </table:table-cell>
              <table:table-cell office:value-type="float" office:value="31598.233116095">
                <text:p>31598.233116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4740214347839">
                <text:p>3.04740214347839</text:p>
              </table:table-cell>
              <table:table-cell office:value-type="float" office:value="479213.316807701">
                <text:p>479213.3168077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705132484436">
                <text:p>3.15705132484436</text:p>
              </table:table-cell>
              <table:table-cell office:value-type="float" office:value="67123.1641523629">
                <text:p>67123.1641523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5162272453308">
                <text:p>3.45162272453308</text:p>
              </table:table-cell>
              <table:table-cell office:value-type="float" office:value="25800.1965161284">
                <text:p>25800.1965161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8153519630432">
                <text:p>3.48153519630432</text:p>
              </table:table-cell>
              <table:table-cell office:value-type="float" office:value="254876.964307918">
                <text:p>254876.964307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2644872665405">
                <text:p>3.52644872665405</text:p>
              </table:table-cell>
              <table:table-cell office:value-type="float" office:value="170104.641975571">
                <text:p>170104.641975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2965288162231">
                <text:p>3.72965288162231</text:p>
              </table:table-cell>
              <table:table-cell office:value-type="float" office:value="38188.1955180101">
                <text:p>38188.1955180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7725005149841">
                <text:p>3.77725005149841</text:p>
              </table:table-cell>
              <table:table-cell office:value-type="float" office:value="163371.057990252">
                <text:p>163371.057990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0392231941223">
                <text:p>3.90392231941223</text:p>
              </table:table-cell>
              <table:table-cell office:value-type="float" office:value="61765.6897508385">
                <text:p>61765.6897508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4960885047913">
                <text:p>4.14960885047913</text:p>
              </table:table-cell>
              <table:table-cell office:value-type="float" office:value="32105.9521079415">
                <text:p>32105.9521079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7837929725647">
                <text:p>4.17837929725647</text:p>
              </table:table-cell>
              <table:table-cell office:value-type="float" office:value="274170.229647308">
                <text:p>274170.229647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8803062438965">
                <text:p>4.28803062438965</text:p>
              </table:table-cell>
              <table:table-cell office:value-type="float" office:value="71937.1138154991">
                <text:p>71937.1138154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2755436897278">
                <text:p>4.42755436897278</text:p>
              </table:table-cell>
              <table:table-cell office:value-type="float" office:value="56477.841986996">
                <text:p>56477.841986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4408240318298">
                <text:p>4.54408240318298</text:p>
              </table:table-cell>
              <table:table-cell office:value-type="float" office:value="67485.9063168793">
                <text:p>67485.9063168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7201972007751">
                <text:p>4.67201972007751</text:p>
              </table:table-cell>
              <table:table-cell office:value-type="float" office:value="61217.4789194347">
                <text:p>61217.4789194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4610748291016">
                <text:p>4.84610748291016</text:p>
              </table:table-cell>
              <table:table-cell office:value-type="float" office:value="44529.264285235">
                <text:p>44529.264285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2631053924561">
                <text:p>4.92631053924561</text:p>
              </table:table-cell>
              <table:table-cell office:value-type="float" office:value="96255.6834207303">
                <text:p>96255.6834207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5171918869019">
                <text:p>5.05171918869019</text:p>
              </table:table-cell>
              <table:table-cell office:value-type="float" office:value="60920.8378675366">
                <text:p>60920.8378675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7647624015808">
                <text:p>5.17647624015808</text:p>
              </table:table-cell>
              <table:table-cell office:value-type="float" office:value="60597.7771280164">
                <text:p>60597.7771280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9996013641357">
                <text:p>5.29996013641357</text:p>
              </table:table-cell>
              <table:table-cell office:value-type="float" office:value="60445.1286875228">
                <text:p>60445.1286875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2186880111694">
                <text:p>5.42186880111694</text:p>
              </table:table-cell>
              <table:table-cell office:value-type="float" office:value="60307.4442484384">
                <text:p>60307.4442484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4323673248291">
                <text:p>5.54323673248291</text:p>
              </table:table-cell>
              <table:table-cell office:value-type="float" office:value="59587.4043382431">
                <text:p>59587.4043382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6135764122009">
                <text:p>5.66135764122009</text:p>
              </table:table-cell>
              <table:table-cell office:value-type="float" office:value="60277.2199784028">
                <text:p>60277.2199784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7868914604187">
                <text:p>5.77868914604187</text:p>
              </table:table-cell>
              <table:table-cell office:value-type="float" office:value="59591.8377644659">
                <text:p>59591.8377644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9486742019653">
                <text:p>5.89486742019653</text:p>
              </table:table-cell>
              <table:table-cell office:value-type="float" office:value="59081.614440771">
                <text:p>59081.614440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01272773742676">
                <text:p>6.01272773742676</text:p>
              </table:table-cell>
              <table:table-cell office:value-type="float" office:value="57084.5230872554">
                <text:p>57084.5230872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3079643249512">
                <text:p>6.13079643249512</text:p>
              </table:table-cell>
              <table:table-cell office:value-type="float" office:value="55764.1464249944">
                <text:p>55764.1464249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4596905708313">
                <text:p>6.24596905708313</text:p>
              </table:table-cell>
              <table:table-cell office:value-type="float" office:value="55916.0653240013">
                <text:p>55916.0653240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6231994628906">
                <text:p>6.36231994628906</text:p>
              </table:table-cell>
              <table:table-cell office:value-type="float" office:value="54112.1777664848">
                <text:p>54112.1777664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7715735435486">
                <text:p>6.47715735435486</text:p>
              </table:table-cell>
              <table:table-cell office:value-type="float" office:value="53571.3937088794">
                <text:p>53571.3937088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9221339225769">
                <text:p>6.59221339225769</text:p>
              </table:table-cell>
              <table:table-cell office:value-type="float" office:value="52218.033138547">
                <text:p>52218.033138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0956254005432">
                <text:p>6.70956254005432</text:p>
              </table:table-cell>
              <table:table-cell office:value-type="float" office:value="49970.5375804046">
                <text:p>49970.5375804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2810544967651">
                <text:p>6.82810544967651</text:p>
              </table:table-cell>
              <table:table-cell office:value-type="float" office:value="48252.5696241993">
                <text:p>48252.5696241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4320154190064">
                <text:p>6.94320154190064</text:p>
              </table:table-cell>
              <table:table-cell office:value-type="float" office:value="48446.4753950301">
                <text:p>48446.4753950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589747428894">
                <text:p>7.0589747428894</text:p>
              </table:table-cell>
              <table:table-cell office:value-type="float" office:value="46988.4217896653">
                <text:p>46988.4217896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7381477355957">
                <text:p>7.17381477355957</text:p>
              </table:table-cell>
              <table:table-cell office:value-type="float" office:value="46185.9855753061">
                <text:p>46185.9855753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8949975967407">
                <text:p>7.28949975967407</text:p>
              </table:table-cell>
              <table:table-cell office:value-type="float" office:value="44742.1932080013">
                <text:p>44742.1932080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0733408927918">
                <text:p>7.40733408927918</text:p>
              </table:table-cell>
              <table:table-cell office:value-type="float" office:value="42907.6994534966">
                <text:p>42907.6994534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52471542358398">
                <text:p>7.52471542358398</text:p>
              </table:table-cell>
              <table:table-cell office:value-type="float" office:value="42050.9787968712">
                <text:p>42050.9787968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4046669006348">
                <text:p>7.64046669006348</text:p>
              </table:table-cell>
              <table:table-cell office:value-type="float" office:value="41744.6836390001">
                <text:p>41744.683639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75515222549439">
                <text:p>7.75515222549439</text:p>
              </table:table-cell>
              <table:table-cell office:value-type="float" office:value="41225.7743074179">
                <text:p>41225.7743074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8700590133667">
                <text:p>7.8700590133667</text:p>
              </table:table-cell>
              <table:table-cell office:value-type="float" office:value="40380.5561526619">
                <text:p>40380.5561526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98517155647278">
                <text:p>7.98517155647278</text:p>
              </table:table-cell>
              <table:table-cell office:value-type="float" office:value="39613.4068187326">
                <text:p>39613.4068187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0346508026123">
                <text:p>8.10346508026123</text:p>
              </table:table-cell>
              <table:table-cell office:value-type="float" office:value="37939.524128354">
                <text:p>37939.524128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2116947174072">
                <text:p>8.22116947174072</text:p>
              </table:table-cell>
              <table:table-cell office:value-type="float" office:value="37585.683459999">
                <text:p>37585.68345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33632326126099">
                <text:p>8.33632326126099</text:p>
              </table:table-cell>
              <table:table-cell office:value-type="float" office:value="38001.3546947142">
                <text:p>38001.3546947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4513578414917">
                <text:p>8.4513578414917</text:p>
              </table:table-cell>
              <table:table-cell office:value-type="float" office:value="37693.0136251529">
                <text:p>37693.0136251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56650543212891">
                <text:p>8.56650543212891</text:p>
              </table:table-cell>
              <table:table-cell office:value-type="float" office:value="37447.5920524097">
                <text:p>37447.5920524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822350025177">
                <text:p>8.6822350025177</text:p>
              </table:table-cell>
              <table:table-cell office:value-type="float" office:value="37121.022618226">
                <text:p>37121.022618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007071018219">
                <text:p>8.8007071018219</text:p>
              </table:table-cell>
              <table:table-cell office:value-type="float" office:value="36261.7023352411">
                <text:p>36261.70233524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1756319999695">
                <text:p>8.91756319999695</text:p>
              </table:table-cell>
              <table:table-cell office:value-type="float" office:value="36831.6251117051">
                <text:p>36831.6251117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03288292884827">
                <text:p>9.03288292884827</text:p>
              </table:table-cell>
              <table:table-cell office:value-type="float" office:value="37461.0662289171">
                <text:p>37461.0662289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4785742759705">
                <text:p>9.14785742759705</text:p>
              </table:table-cell>
              <table:table-cell office:value-type="float" office:value="37851.8719138683">
                <text:p>37851.87191386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6234436035156">
                <text:p>9.26234436035156</text:p>
              </table:table-cell>
              <table:table-cell office:value-type="float" office:value="38362.456695537">
                <text:p>38362.456695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7785005569458">
                <text:p>9.37785005569458</text:p>
              </table:table-cell>
              <table:table-cell office:value-type="float" office:value="38508.9236231232">
                <text:p>38508.9236231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49695181846619">
                <text:p>9.49695181846619</text:p>
              </table:table-cell>
              <table:table-cell office:value-type="float" office:value="37883.5702763893">
                <text:p>37883.5702763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1334562301636">
                <text:p>9.61334562301636</text:p>
              </table:table-cell>
              <table:table-cell office:value-type="float" office:value="39452.2716887448">
                <text:p>39452.27168874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2890853881836">
                <text:p>9.72890853881836</text:p>
              </table:table-cell>
              <table:table-cell office:value-type="float" office:value="40428.1941795645">
                <text:p>40428.1941795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4363317489624">
                <text:p>9.84363317489624</text:p>
              </table:table-cell>
              <table:table-cell office:value-type="float" office:value="41560.3846131466">
                <text:p>41560.38461314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5930004119873">
                <text:p>9.95930004119873</text:p>
              </table:table-cell>
              <table:table-cell office:value-type="float" office:value="42120.9647649554">
                <text:p>42120.9647649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741391181946">
                <text:p>10.0741391181946</text:p>
              </table:table-cell>
              <table:table-cell office:value-type="float" office:value="43399.8611829676">
                <text:p>43399.86118296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94228887558">
                <text:p>10.194228887558</text:p>
              </table:table-cell>
              <table:table-cell office:value-type="float" office:value="42501.5388659362">
                <text:p>42501.5388659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3107483386993">
                <text:p>10.3107483386993</text:p>
              </table:table-cell>
              <table:table-cell office:value-type="float" office:value="44833.7161635135">
                <text:p>44833.7161635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4259402751923">
                <text:p>10.4259402751923</text:p>
              </table:table-cell>
              <table:table-cell office:value-type="float" office:value="46531.0347511125">
                <text:p>46531.0347511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407485961914">
                <text:p>10.5407485961914</text:p>
              </table:table-cell>
              <table:table-cell office:value-type="float" office:value="47801.4132794508">
                <text:p>47801.4132794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549196243286">
                <text:p>10.6549196243286</text:p>
              </table:table-cell>
              <table:table-cell office:value-type="float" office:value="49329.5023430256">
                <text:p>49329.5023430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7699570655823">
                <text:p>10.7699570655823</text:p>
              </table:table-cell>
              <table:table-cell office:value-type="float" office:value="50140.1972883014">
                <text:p>50140.19728830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8896493911743">
                <text:p>10.8896493911743</text:p>
              </table:table-cell>
              <table:table-cell office:value-type="float" office:value="49460.1468449841">
                <text:p>49460.1468449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0070400238037">
                <text:p>11.0070400238037</text:p>
              </table:table-cell>
              <table:table-cell office:value-type="float" office:value="51656.591877686">
                <text:p>51656.591877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222760677338">
                <text:p>11.1222760677338</text:p>
              </table:table-cell>
              <table:table-cell office:value-type="float" office:value="53872.0333350575">
                <text:p>53872.0333350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376184463501">
                <text:p>11.2376184463501</text:p>
              </table:table-cell>
              <table:table-cell office:value-type="float" office:value="55070.8254520124">
                <text:p>55070.8254520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3528106212616">
                <text:p>11.3528106212616</text:p>
              </table:table-cell>
              <table:table-cell office:value-type="float" office:value="56392.7194272598">
                <text:p>56392.7194272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467853307724">
                <text:p>11.467853307724</text:p>
              </table:table-cell>
              <table:table-cell office:value-type="float" office:value="57717.7063938789">
                <text:p>57717.7063938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5868117809296">
                <text:p>11.5868117809296</text:p>
              </table:table-cell>
              <table:table-cell office:value-type="float" office:value="56961.0538653327">
                <text:p>56961.0538653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7039248943329">
                <text:p>11.7039248943329</text:p>
              </table:table-cell>
              <table:table-cell office:value-type="float" office:value="59019.8637807202">
                <text:p>59019.8637807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8199739456177">
                <text:p>11.8199739456177</text:p>
              </table:table-cell>
              <table:table-cell office:value-type="float" office:value="60664.0030406065">
                <text:p>60664.0030406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9342656135559">
                <text:p>11.9342656135559</text:p>
              </table:table-cell>
              <table:table-cell office:value-type="float" office:value="62646.736452123">
                <text:p>62646.736452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0492739677429">
                <text:p>12.0492739677429</text:p>
              </table:table-cell>
              <table:table-cell office:value-type="float" office:value="63230.1892449936">
                <text:p>63230.1892449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1638596057892">
                <text:p>12.1638596057892</text:p>
              </table:table-cell>
              <table:table-cell office:value-type="float" office:value="64371.0688858048">
                <text:p>64371.06888580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282567024231">
                <text:p>12.282567024231</text:p>
              </table:table-cell>
              <table:table-cell office:value-type="float" office:value="62944.676062222">
                <text:p>62944.676062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995065689087">
                <text:p>12.3995065689087</text:p>
              </table:table-cell>
              <table:table-cell office:value-type="float" office:value="64717.2008481487">
                <text:p>64717.2008481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5161898136139">
                <text:p>12.5161898136139</text:p>
              </table:table-cell>
              <table:table-cell office:value-type="float" office:value="65476.4102532667">
                <text:p>65476.4102532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6315958499908">
                <text:p>12.6315958499908</text:p>
              </table:table-cell>
              <table:table-cell office:value-type="float" office:value="66824.9273791029">
                <text:p>66824.9273791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7472355365753">
                <text:p>12.7472355365753</text:p>
              </table:table-cell>
              <table:table-cell office:value-type="float" office:value="67174.1702994466">
                <text:p>67174.17029944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8620750904083">
                <text:p>12.8620750904083</text:p>
              </table:table-cell>
              <table:table-cell office:value-type="float" office:value="68060.1738610507">
                <text:p>68060.17386105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9797668457031">
                <text:p>12.9797668457031</text:p>
              </table:table-cell>
              <table:table-cell office:value-type="float" office:value="66750.6400964275">
                <text:p>66750.6400964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0969958305359">
                <text:p>13.0969958305359</text:p>
              </table:table-cell>
              <table:table-cell office:value-type="float" office:value="67218.8709237859">
                <text:p>67218.87092378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2131381034851">
                <text:p>13.2131381034851</text:p>
              </table:table-cell>
              <table:table-cell office:value-type="float" office:value="67916.7007817119">
                <text:p>67916.7007817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3280284404755">
                <text:p>13.3280284404755</text:p>
              </table:table-cell>
              <table:table-cell office:value-type="float" office:value="68656.7748570717">
                <text:p>68656.77485707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4438087940216">
                <text:p>13.4438087940216</text:p>
              </table:table-cell>
              <table:table-cell office:value-type="float" office:value="68059.9061814019">
                <text:p>68059.9061814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5586354732513">
                <text:p>13.5586354732513</text:p>
              </table:table-cell>
              <table:table-cell office:value-type="float" office:value="68416.1560074582">
                <text:p>68416.15600745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6757123470306">
                <text:p>13.6757123470306</text:p>
              </table:table-cell>
              <table:table-cell office:value-type="float" office:value="66827.8862207162">
                <text:p>66827.8862207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7929000854492">
                <text:p>13.7929000854492</text:p>
              </table:table-cell>
              <table:table-cell office:value-type="float" office:value="66355.0650002747">
                <text:p>66355.0650002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909503698349">
                <text:p>13.909503698349</text:p>
              </table:table-cell>
              <table:table-cell office:value-type="float" office:value="66207.2109775472">
                <text:p>66207.21097754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0245790481567">
                <text:p>14.0245790481567</text:p>
              </table:table-cell>
              <table:table-cell office:value-type="float" office:value="66530.3213311206">
                <text:p>66530.3213311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1408860683441">
                <text:p>14.1408860683441</text:p>
              </table:table-cell>
              <table:table-cell office:value-type="float" office:value="65137.942557505">
                <text:p>65137.9425575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2564845085144">
                <text:p>14.2564845085144</text:p>
              </table:table-cell>
              <table:table-cell office:value-type="float" office:value="64775.9605490301">
                <text:p>64775.9605490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3730490207672">
                <text:p>14.3730490207672</text:p>
              </table:table-cell>
              <table:table-cell office:value-type="float" office:value="63415.5272229688">
                <text:p>63415.5272229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4905588626862">
                <text:p>14.4905588626862</text:p>
              </table:table-cell>
              <table:table-cell office:value-type="float" office:value="62020.3370286809">
                <text:p>62020.33702868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070106029511">
                <text:p>14.6070106029511</text:p>
              </table:table-cell>
              <table:table-cell office:value-type="float" office:value="61553.3952837026">
                <text:p>61553.3952837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216205596924">
                <text:p>14.7216205596924</text:p>
              </table:table-cell>
              <table:table-cell office:value-type="float" office:value="61565.3316746722">
                <text:p>61565.3316746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838301897049">
                <text:p>14.838301897049</text:p>
              </table:table-cell>
              <table:table-cell office:value-type="float" office:value="59375.3907604664">
                <text:p>59375.3907604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9529511928558">
                <text:p>14.9529511928558</text:p>
              </table:table-cell>
              <table:table-cell office:value-type="float" office:value="59241.5326426465">
                <text:p>59241.5326426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0704071521759">
                <text:p>15.0704071521759</text:p>
              </table:table-cell>
              <table:table-cell office:value-type="float" office:value="56668.0485054177">
                <text:p>56668.0485054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1873831748962">
                <text:p>15.1873831748962</text:p>
              </table:table-cell>
              <table:table-cell office:value-type="float" office:value="55669.5282380109">
                <text:p>55669.5282380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3044095039368">
                <text:p>15.3044095039368</text:p>
              </table:table-cell>
              <table:table-cell office:value-type="float" office:value="54415.1051494976">
                <text:p>54415.1051494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4202320575714">
                <text:p>15.4202320575714</text:p>
              </table:table-cell>
              <table:table-cell office:value-type="float" office:value="53737.3750162105">
                <text:p>53737.3750162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5361328125">
                <text:p>15.5361328125</text:p>
              </table:table-cell>
              <table:table-cell office:value-type="float" office:value="52458.674697556">
                <text:p>52458.674697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651415348053">
                <text:p>15.651415348053</text:p>
              </table:table-cell>
              <table:table-cell office:value-type="float" office:value="51490.8869025707">
                <text:p>51490.88690257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7676134109497">
                <text:p>15.7676134109497</text:p>
              </table:table-cell>
              <table:table-cell office:value-type="float" office:value="49845.9256170876">
                <text:p>49845.9256170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883914232254">
                <text:p>15.883914232254</text:p>
              </table:table-cell>
              <table:table-cell office:value-type="float" office:value="48563.7155151384">
                <text:p>48563.7155151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0007636547089">
                <text:p>16.0007636547089</text:p>
              </table:table-cell>
              <table:table-cell office:value-type="float" office:value="47171.8206577406">
                <text:p>47171.82065774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1157169342041">
                <text:p>16.1157169342041</text:p>
              </table:table-cell>
              <table:table-cell office:value-type="float" office:value="46766.8258235525">
                <text:p>46766.8258235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2320568561554">
                <text:p>16.2320568561554</text:p>
              </table:table-cell>
              <table:table-cell office:value-type="float" office:value="45040.4290471653">
                <text:p>45040.4290471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3482882976532">
                <text:p>16.3482882976532</text:p>
              </table:table-cell>
              <table:table-cell office:value-type="float" office:value="44050.0430350147">
                <text:p>44050.04303501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4633786678314">
                <text:p>16.4633786678314</text:p>
              </table:table-cell>
              <table:table-cell office:value-type="float" office:value="43444.1212784117">
                <text:p>43444.1212784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580486536026">
                <text:p>16.580486536026</text:p>
              </table:table-cell>
              <table:table-cell office:value-type="float" office:value="41739.2962177261">
                <text:p>41739.2962177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6973338127136">
                <text:p>16.6973338127136</text:p>
              </table:table-cell>
              <table:table-cell office:value-type="float" office:value="40942.3320390212">
                <text:p>40942.3320390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8127298355103">
                <text:p>16.8127298355103</text:p>
              </table:table-cell>
              <table:table-cell office:value-type="float" office:value="40625.316942352">
                <text:p>40625.316942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9283459186554">
                <text:p>16.9283459186554</text:p>
              </table:table-cell>
              <table:table-cell office:value-type="float" office:value="39786.8520958738">
                <text:p>39786.8520958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0444986820221">
                <text:p>17.0444986820221</text:p>
              </table:table-cell>
              <table:table-cell office:value-type="float" office:value="38914.2700439263">
                <text:p>38914.27004392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1606981754303">
                <text:p>17.1606981754303</text:p>
              </table:table-cell>
              <table:table-cell office:value-type="float" office:value="38347.843603296">
                <text:p>38347.8436032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2768654823303">
                <text:p>17.2768654823303</text:p>
              </table:table-cell>
              <table:table-cell office:value-type="float" office:value="37876.4053107189">
                <text:p>37876.4053107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3932712078094">
                <text:p>17.3932712078094</text:p>
              </table:table-cell>
              <table:table-cell office:value-type="float" office:value="37455.2023283583">
                <text:p>37455.20232835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084002017975">
                <text:p>17.5084002017975</text:p>
              </table:table-cell>
              <table:table-cell office:value-type="float" office:value="37523.1281917471">
                <text:p>37523.1281917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6235802173615">
                <text:p>17.6235802173615</text:p>
              </table:table-cell>
              <table:table-cell office:value-type="float" office:value="37367.5934920306">
                <text:p>37367.59349203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7403845787048">
                <text:p>17.7403845787048</text:p>
              </table:table-cell>
              <table:table-cell office:value-type="float" office:value="36779.4485633163">
                <text:p>36779.4485633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8565747737885">
                <text:p>17.8565747737885</text:p>
              </table:table-cell>
              <table:table-cell office:value-type="float" office:value="36973.8599449662">
                <text:p>36973.8599449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9733834266663">
                <text:p>17.9733834266663</text:p>
              </table:table-cell>
              <table:table-cell office:value-type="float" office:value="36915.0734450361">
                <text:p>36915.07344503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0898933410645">
                <text:p>18.0898933410645</text:p>
              </table:table-cell>
              <table:table-cell office:value-type="float" office:value="37215.7169833715">
                <text:p>37215.71698337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2050752639771">
                <text:p>18.2050752639771</text:p>
              </table:table-cell>
              <table:table-cell office:value-type="float" office:value="37922.6174519983">
                <text:p>37922.61745199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3201403617859">
                <text:p>18.3201403617859</text:p>
              </table:table-cell>
              <table:table-cell office:value-type="float" office:value="38378.2752901881">
                <text:p>38378.2752901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4362087249756">
                <text:p>18.4362087249756</text:p>
              </table:table-cell>
              <table:table-cell office:value-type="float" office:value="38597.9424270684">
                <text:p>38597.9424270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5524961948395">
                <text:p>18.5524961948395</text:p>
              </table:table-cell>
              <table:table-cell office:value-type="float" office:value="39144.3721780849">
                <text:p>39144.3721780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6697738170624">
                <text:p>18.6697738170624</text:p>
              </table:table-cell>
              <table:table-cell office:value-type="float" office:value="39496.0258590195">
                <text:p>39496.0258590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7863092422485">
                <text:p>18.7863092422485</text:p>
              </table:table-cell>
              <table:table-cell office:value-type="float" office:value="40502.7054430885">
                <text:p>40502.70544308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9005312919617">
                <text:p>18.9005312919617</text:p>
              </table:table-cell>
              <table:table-cell office:value-type="float" office:value="42163.487803758">
                <text:p>42163.4878037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0156579017639">
                <text:p>19.0156579017639</text:p>
              </table:table-cell>
              <table:table-cell office:value-type="float" office:value="42735.5587769945">
                <text:p>42735.55877699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131894826889">
                <text:p>19.131894826889</text:p>
              </table:table-cell>
              <table:table-cell office:value-type="float" office:value="43359.7154654147">
                <text:p>43359.71546541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2483820915222">
                <text:p>19.2483820915222</text:p>
              </table:table-cell>
              <table:table-cell office:value-type="float" office:value="44296.6878503755">
                <text:p>44296.68785037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36594581604">
                <text:p>19.36594581604</text:p>
              </table:table-cell>
              <table:table-cell office:value-type="float" office:value="44979.8611067171">
                <text:p>44979.8611067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4828293323517">
                <text:p>19.4828293323517</text:p>
              </table:table-cell>
              <table:table-cell office:value-type="float" office:value="46405.1747513998">
                <text:p>46405.1747513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5980570316315">
                <text:p>19.5980570316315</text:p>
              </table:table-cell>
              <table:table-cell office:value-type="float" office:value="48252.2868611628">
                <text:p>48252.2868611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7128841876984">
                <text:p>19.7128841876984</text:p>
              </table:table-cell>
              <table:table-cell office:value-type="float" office:value="49604.990623313">
                <text:p>49604.9906233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8280379772186">
                <text:p>19.8280379772186</text:p>
              </table:table-cell>
              <table:table-cell office:value-type="float" office:value="50714.7878009897">
                <text:p>50714.787800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9441509246826">
                <text:p>19.9441509246826</text:p>
              </table:table-cell>
              <table:table-cell office:value-type="float" office:value="51536.0270382926">
                <text:p>51536.0270382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0628163814545">
                <text:p>20.0628163814545</text:p>
              </table:table-cell>
              <table:table-cell office:value-type="float" office:value="51708.3923740102">
                <text:p>51708.39237401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1793200969696">
                <text:p>20.1793200969696</text:p>
              </table:table-cell>
              <table:table-cell office:value-type="float" office:value="53903.8602522859">
                <text:p>53903.8602522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2942488193512">
                <text:p>20.2942488193512</text:p>
              </table:table-cell>
              <table:table-cell office:value-type="float" office:value="55895.5139053119">
                <text:p>55895.5139053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4092569351196">
                <text:p>20.4092569351196</text:p>
              </table:table-cell>
              <table:table-cell office:value-type="float" office:value="57109.0131867266">
                <text:p>57109.01318672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5242900848389">
                <text:p>20.5242900848389</text:p>
              </table:table-cell>
              <table:table-cell office:value-type="float" office:value="58278.852803409">
                <text:p>58278.8528034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6403379440308">
                <text:p>20.6403379440308</text:p>
              </table:table-cell>
              <table:table-cell office:value-type="float" office:value="58941.1993261289">
                <text:p>58941.1993261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7597498893738">
                <text:p>20.7597498893738</text:p>
              </table:table-cell>
              <table:table-cell office:value-type="float" office:value="58352.6210881502">
                <text:p>58352.6210881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8761703968048">
                <text:p>20.8761703968048</text:p>
              </table:table-cell>
              <table:table-cell office:value-type="float" office:value="60951.4608429602">
                <text:p>60951.4608429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9915311336517">
                <text:p>20.9915311336517</text:p>
              </table:table-cell>
              <table:table-cell office:value-type="float" office:value="62551.6115554564">
                <text:p>62551.6115554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1060655117035">
                <text:p>21.1060655117035</text:p>
              </table:table-cell>
              <table:table-cell office:value-type="float" office:value="63910.9420639811">
                <text:p>63910.94206398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2209670543671">
                <text:p>21.2209670543671</text:p>
              </table:table-cell>
              <table:table-cell office:value-type="float" office:value="64611.839213831">
                <text:p>64611.8392138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363118171692">
                <text:p>21.3363118171692</text:p>
              </table:table-cell>
              <table:table-cell office:value-type="float" office:value="65195.8512663526">
                <text:p>65195.85126635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456241607666">
                <text:p>21.456241607666</text:p>
              </table:table-cell>
              <table:table-cell office:value-type="float" office:value="63437.1157364887">
                <text:p>63437.11573648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727436542511">
                <text:p>21.5727436542511</text:p>
              </table:table-cell>
              <table:table-cell office:value-type="float" office:value="65921.5887198273">
                <text:p>65921.58871982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6874449253082">
                <text:p>21.6874449253082</text:p>
              </table:table-cell>
              <table:table-cell office:value-type="float" office:value="67514.5090253008">
                <text:p>67514.5090253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8026394844055">
                <text:p>21.8026394844055</text:p>
              </table:table-cell>
              <table:table-cell office:value-type="float" office:value="67642.0836284386">
                <text:p>67642.0836284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9175205230713">
                <text:p>21.9175205230713</text:p>
              </table:table-cell>
              <table:table-cell office:value-type="float" office:value="68174.8710749908">
                <text:p>68174.871074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0325076580048">
                <text:p>22.0325076580048</text:p>
              </table:table-cell>
              <table:table-cell office:value-type="float" office:value="68390.2595238145">
                <text:p>68390.25952381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1536617279053">
                <text:p>22.1536617279053</text:p>
              </table:table-cell>
              <table:table-cell office:value-type="float" office:value="65107.1813474969">
                <text:p>65107.18134749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2700321674347">
                <text:p>22.2700321674347</text:p>
              </table:table-cell>
              <table:table-cell office:value-type="float" office:value="67783.5370554382">
                <text:p>67783.53705543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384925365448">
                <text:p>22.384925365448</text:p>
              </table:table-cell>
              <table:table-cell office:value-type="float" office:value="68655.0651944295">
                <text:p>68655.0651944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4998672008514">
                <text:p>22.4998672008514</text:p>
              </table:table-cell>
              <table:table-cell office:value-type="float" office:value="68486.8131117753">
                <text:p>68486.8131117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6152265071869">
                <text:p>22.6152265071869</text:p>
              </table:table-cell>
              <table:table-cell office:value-type="float" office:value="67961.5737043559">
                <text:p>67961.57370435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728964805603">
                <text:p>22.728964805603</text:p>
              </table:table-cell>
              <table:table-cell office:value-type="float" office:value="68578.4833131748">
                <text:p>68578.48331317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8502457141876">
                <text:p>22.8502457141876</text:p>
              </table:table-cell>
              <table:table-cell office:value-type="float" office:value="63917.7269569423">
                <text:p>63917.72695694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9666483402252">
                <text:p>22.9666483402252</text:p>
              </table:table-cell>
              <table:table-cell office:value-type="float" office:value="66046.6199234784">
                <text:p>66046.61992347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0821778774261">
                <text:p>23.0821778774261</text:p>
              </table:table-cell>
              <table:table-cell office:value-type="float" office:value="65922.5353491578">
                <text:p>65922.5353491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1970911026001">
                <text:p>23.1970911026001</text:p>
              </table:table-cell>
              <table:table-cell office:value-type="float" office:value="65579.9190092556">
                <text:p>65579.9190092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31214594841">
                <text:p>23.31214594841</text:p>
              </table:table-cell>
              <table:table-cell office:value-type="float" office:value="64664.8122260789">
                <text:p>64664.81222607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426899433136">
                <text:p>23.426899433136</text:p>
              </table:table-cell>
              <table:table-cell office:value-type="float" office:value="63998.0565081621">
                <text:p>63998.05650816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547070980072">
                <text:p>23.547070980072</text:p>
              </table:table-cell>
              <table:table-cell office:value-type="float" office:value="60180.634970518">
                <text:p>60180.634970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6636846065521">
                <text:p>23.6636846065521</text:p>
              </table:table-cell>
              <table:table-cell office:value-type="float" office:value="60987.7268606641">
                <text:p>60987.72686066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.7788319587708">
                <text:p>23.7788319587708</text:p>
              </table:table-cell>
              <table:table-cell office:value-type="float" office:value="60722.1952157826">
                <text:p>60722.1952157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8939869403839">
                <text:p>23.8939869403839</text:p>
              </table:table-cell>
              <table:table-cell office:value-type="float" office:value="59606.6266855765">
                <text:p>59606.6266855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0095174312592">
                <text:p>24.0095174312592</text:p>
              </table:table-cell>
              <table:table-cell office:value-type="float" office:value="58235.708591122">
                <text:p>58235.708591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1241145133972">
                <text:p>24.1241145133972</text:p>
              </table:table-cell>
              <table:table-cell office:value-type="float" office:value="57523.2796246788">
                <text:p>57523.27962467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2434310913086">
                <text:p>24.2434310913086</text:p>
              </table:table-cell>
              <table:table-cell office:value-type="float" office:value="54041.1073873514">
                <text:p>54041.10738735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3601648807526">
                <text:p>24.3601648807526</text:p>
              </table:table-cell>
              <table:table-cell office:value-type="float" office:value="54003.2156073012">
                <text:p>54003.21560730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4750134944916">
                <text:p>24.4750134944916</text:p>
              </table:table-cell>
              <table:table-cell office:value-type="float" office:value="53635.8237113616">
                <text:p>53635.82371136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5903432369232">
                <text:p>24.5903432369232</text:p>
              </table:table-cell>
              <table:table-cell office:value-type="float" office:value="52163.473819998">
                <text:p>52163.473819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7064657211304">
                <text:p>24.7064657211304</text:p>
              </table:table-cell>
              <table:table-cell office:value-type="float" office:value="50567.295731676">
                <text:p>50567.2957316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8210003376007">
                <text:p>24.8210003376007</text:p>
              </table:table-cell>
              <table:table-cell office:value-type="float" office:value="50011.0811606331">
                <text:p>50011.08116063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.9403376579285">
                <text:p>24.9403376579285</text:p>
              </table:table-cell>
              <table:table-cell office:value-type="float" office:value="46791.7327510254">
                <text:p>46791.73275102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0571322441101">
                <text:p>25.0571322441101</text:p>
              </table:table-cell>
              <table:table-cell office:value-type="float" office:value="46577.5013881177">
                <text:p>46577.50138811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172523021698">
                <text:p>25.172523021698</text:p>
              </table:table-cell>
              <table:table-cell office:value-type="float" office:value="46034.8748057787">
                <text:p>46034.87480577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2876105308533">
                <text:p>25.2876105308533</text:p>
              </table:table-cell>
              <table:table-cell office:value-type="float" office:value="45043.9846865212">
                <text:p>45043.98468652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4040577411652">
                <text:p>25.4040577411652</text:p>
              </table:table-cell>
              <table:table-cell office:value-type="float" office:value="43418.8160150692">
                <text:p>43418.81601506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5191440582275">
                <text:p>25.5191440582275</text:p>
              </table:table-cell>
              <table:table-cell office:value-type="float" office:value="42959.0600012016">
                <text:p>42959.06000120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6369225978851">
                <text:p>25.6369225978851</text:p>
              </table:table-cell>
              <table:table-cell office:value-type="float" office:value="41026.1497047565">
                <text:p>41026.1497047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.753445148468">
                <text:p>25.753445148468</text:p>
              </table:table-cell>
              <table:table-cell office:value-type="float" office:value="40644.4930728765">
                <text:p>40644.4930728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8683981895447">
                <text:p>25.8683981895447</text:p>
              </table:table-cell>
              <table:table-cell office:value-type="float" office:value="40364.3083866365">
                <text:p>40364.3083866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.9833085536957">
                <text:p>25.9833085536957</text:p>
              </table:table-cell>
              <table:table-cell office:value-type="float" office:value="39683.1045980136">
                <text:p>39683.10459801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1002435684204">
                <text:p>26.1002435684204</text:p>
              </table:table-cell>
              <table:table-cell office:value-type="float" office:value="38380.2919131185">
                <text:p>38380.29191311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2150740623474">
                <text:p>26.2150740623474</text:p>
              </table:table-cell>
              <table:table-cell office:value-type="float" office:value="38596.0196497756">
                <text:p>38596.01964977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333211183548">
                <text:p>26.333211183548</text:p>
              </table:table-cell>
              <table:table-cell office:value-type="float" office:value="37041.7016728456">
                <text:p>37041.70167284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4496970176697">
                <text:p>26.4496970176697</text:p>
              </table:table-cell>
              <table:table-cell office:value-type="float" office:value="37223.4103201747">
                <text:p>37223.41032017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5652141571045">
                <text:p>26.5652141571045</text:p>
              </table:table-cell>
              <table:table-cell office:value-type="float" office:value="37327.7941359796">
                <text:p>37327.7941359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6804230213165">
                <text:p>26.6804230213165</text:p>
              </table:table-cell>
              <table:table-cell office:value-type="float" office:value="37288.7974322308">
                <text:p>37288.79743223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.7971060276031">
                <text:p>26.7971060276031</text:p>
              </table:table-cell>
              <table:table-cell office:value-type="float" office:value="36817.7006808281">
                <text:p>36817.70068082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9120290279388">
                <text:p>26.9120290279388</text:p>
              </table:table-cell>
              <table:table-cell office:value-type="float" office:value="37381.5510163437">
                <text:p>37381.55101634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0296592712402">
                <text:p>27.0296592712402</text:p>
              </table:table-cell>
              <table:table-cell office:value-type="float" office:value="36725.2492110496">
                <text:p>36725.2492110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1458866596222">
                <text:p>27.1458866596222</text:p>
              </table:table-cell>
              <table:table-cell office:value-type="float" office:value="37443.8422869662">
                <text:p>37443.8422869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2603244781494">
                <text:p>27.2603244781494</text:p>
              </table:table-cell>
              <table:table-cell office:value-type="float" office:value="38378.9210291112">
                <text:p>38378.92102911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3756399154663">
                <text:p>27.3756399154663</text:p>
              </table:table-cell>
              <table:table-cell office:value-type="float" office:value="38572.4591910153">
                <text:p>38572.45919101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4923422336578">
                <text:p>27.4923422336578</text:p>
              </table:table-cell>
              <table:table-cell office:value-type="float" office:value="38662.4710624432">
                <text:p>38662.47106244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6083762645721">
                <text:p>27.6083762645721</text:p>
              </table:table-cell>
              <table:table-cell office:value-type="float" office:value="39505.651608237">
                <text:p>39505.651608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72509765625">
                <text:p>27.72509765625</text:p>
              </table:table-cell>
              <table:table-cell office:value-type="float" office:value="40026.9387885163">
                <text:p>40026.93878851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8418962955475">
                <text:p>27.8418962955475</text:p>
              </table:table-cell>
              <table:table-cell office:value-type="float" office:value="40822.3933829908">
                <text:p>40822.3933829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9571039676666">
                <text:p>27.9571039676666</text:p>
              </table:table-cell>
              <table:table-cell office:value-type="float" office:value="42288.8503029701">
                <text:p>42288.85030297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072413444519">
                <text:p>28.072413444519</text:p>
              </table:table-cell>
              <table:table-cell office:value-type="float" office:value="43153.4348765515">
                <text:p>43153.43487655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1888997554779">
                <text:p>28.1888997554779</text:p>
              </table:table-cell>
              <table:table-cell office:value-type="float" office:value="43747.629726206">
                <text:p>43747.629726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3042492866516">
                <text:p>28.3042492866516</text:p>
              </table:table-cell>
              <table:table-cell office:value-type="float" office:value="45288.4372120518">
                <text:p>45288.43721205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4216759204864">
                <text:p>28.4216759204864</text:p>
              </table:table-cell>
              <table:table-cell office:value-type="float" office:value="45577.3943714304">
                <text:p>45577.39437143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5378768444061">
                <text:p>28.5378768444061</text:p>
              </table:table-cell>
              <table:table-cell office:value-type="float" office:value="47228.54014305">
                <text:p>47228.540143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6526608467102">
                <text:p>28.6526608467102</text:p>
              </table:table-cell>
              <table:table-cell office:value-type="float" office:value="48996.3748179936">
                <text:p>48996.3748179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76779961586">
                <text:p>28.76779961586</text:p>
              </table:table-cell>
              <table:table-cell office:value-type="float" office:value="50096.0713979546">
                <text:p>50096.07139795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8838157653809">
                <text:p>28.8838157653809</text:p>
              </table:table-cell>
              <table:table-cell office:value-type="float" office:value="50958.4228093718">
                <text:p>50958.42280937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0002493858337">
                <text:p>29.0002493858337</text:p>
              </table:table-cell>
              <table:table-cell office:value-type="float" office:value="52012.4683613251">
                <text:p>52012.46836132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1181061267853">
                <text:p>29.1181061267853</text:p>
              </table:table-cell>
              <table:table-cell office:value-type="float" office:value="52674.1190183826">
                <text:p>52674.11901838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2351381778717">
                <text:p>29.2351381778717</text:p>
              </table:table-cell>
              <table:table-cell office:value-type="float" office:value="54275.729947766">
                <text:p>54275.7299477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3500468730927">
                <text:p>29.3500468730927</text:p>
              </table:table-cell>
              <table:table-cell office:value-type="float" office:value="56531.8402363672">
                <text:p>56531.84023636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464763879776">
                <text:p>29.464763879776</text:p>
              </table:table-cell>
              <table:table-cell office:value-type="float" office:value="57811.8292286525">
                <text:p>57811.82922865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5809569358826">
                <text:p>29.5809569358826</text:p>
              </table:table-cell>
              <table:table-cell office:value-type="float" office:value="58247.8869803775">
                <text:p>58247.88698037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6975655555725">
                <text:p>29.6975655555725</text:p>
              </table:table-cell>
              <table:table-cell office:value-type="float" office:value="59206.6008358346">
                <text:p>59206.60083583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8154537677765">
                <text:p>29.8154537677765</text:p>
              </table:table-cell>
              <table:table-cell office:value-type="float" office:value="59649.7297612138">
                <text:p>59649.7297612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934198141098">
                <text:p>29.934198141098</text:p>
              </table:table-cell>
              <table:table-cell office:value-type="float" office:value="60230.2222829033">
                <text:p>60230.22228290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0486409664154">
                <text:p>30.0486409664154</text:p>
              </table:table-cell>
              <table:table-cell office:value-type="float" office:value="63542.6465558907">
                <text:p>63542.64655589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1624705791473">
                <text:p>30.1624705791473</text:p>
              </table:table-cell>
              <table:table-cell office:value-type="float" office:value="64798.6040097521">
                <text:p>64798.6040097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.278698682785">
                <text:p>30.278698682785</text:p>
              </table:table-cell>
              <table:table-cell office:value-type="float" office:value="64287.377717971">
                <text:p>64287.377717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3954803943634">
                <text:p>30.3954803943634</text:p>
              </table:table-cell>
              <table:table-cell office:value-type="float" office:value="64736.1637179524">
                <text:p>64736.1637179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.5138022899628">
                <text:p>30.5138022899628</text:p>
              </table:table-cell>
              <table:table-cell office:value-type="float" office:value="64569.6213815644">
                <text:p>64569.62138156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6306207180023">
                <text:p>30.6306207180023</text:p>
              </table:table-cell>
              <table:table-cell office:value-type="float" office:value="66016.9814764925">
                <text:p>66016.98147649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7465333938599">
                <text:p>30.7465333938599</text:p>
              </table:table-cell>
              <table:table-cell office:value-type="float" office:value="67015.9664810674">
                <text:p>67015.96648106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.8595681190491">
                <text:p>30.8595681190491</text:p>
              </table:table-cell>
              <table:table-cell office:value-type="float" office:value="69146.8925758592">
                <text:p>69146.89257585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9747650623322">
                <text:p>30.9747650623322</text:p>
              </table:table-cell>
              <table:table-cell office:value-type="float" office:value="68126.8076767852">
                <text:p>68126.80767678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.0926146507263">
                <text:p>31.0926146507263</text:p>
              </table:table-cell>
              <table:table-cell office:value-type="float" office:value="66864.8919981307">
                <text:p>66864.8919981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.2111918926239">
                <text:p>31.2111918926239</text:p>
              </table:table-cell>
              <table:table-cell office:value-type="float" office:value="66522.0397588012">
                <text:p>66522.03975880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3275763988495">
                <text:p>31.3275763988495</text:p>
              </table:table-cell>
              <table:table-cell office:value-type="float" office:value="67775.3444664777">
                <text:p>67775.34446647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4441595077515">
                <text:p>31.4441595077515</text:p>
              </table:table-cell>
              <table:table-cell office:value-type="float" office:value="67591.2666441711">
                <text:p>67591.26664417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5562546253204">
                <text:p>31.5562546253204</text:p>
              </table:table-cell>
              <table:table-cell office:value-type="float" office:value="70083.3378863836">
                <text:p>70083.33788638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.6712481975555">
                <text:p>31.6712481975555</text:p>
              </table:table-cell>
              <table:table-cell office:value-type="float" office:value="68038.585530708">
                <text:p>68038.5855307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7890677452087">
                <text:p>31.7890677452087</text:p>
              </table:table-cell>
              <table:table-cell office:value-type="float" office:value="65999.2348883281">
                <text:p>65999.23488832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9074769020081">
                <text:p>31.9074769020081</text:p>
              </table:table-cell>
              <table:table-cell office:value-type="float" office:value="65197.6604569873">
                <text:p>65197.66045698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.0240087509155">
                <text:p>32.0240087509155</text:p>
              </table:table-cell>
              <table:table-cell office:value-type="float" office:value="65698.7773881376">
                <text:p>65698.77738813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.1403365135193">
                <text:p>32.1403365135193</text:p>
              </table:table-cell>
              <table:table-cell office:value-type="float" office:value="65126.3278036703">
                <text:p>65126.32780367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.2535138130188">
                <text:p>32.2535138130188</text:p>
              </table:table-cell>
              <table:table-cell office:value-type="float" office:value="66161.6775900569">
                <text:p>66161.67759005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.3687720298767">
                <text:p>32.3687720298767</text:p>
              </table:table-cell>
              <table:table-cell office:value-type="float" office:value="64134.2561208701">
                <text:p>64134.25612087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.4860022068024">
                <text:p>32.4860022068024</text:p>
              </table:table-cell>
              <table:table-cell office:value-type="float" office:value="62168.2931061483">
                <text:p>62168.29310614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.6047878265381">
                <text:p>32.6047878265381</text:p>
              </table:table-cell>
              <table:table-cell office:value-type="float" office:value="60411.3529564071">
                <text:p>60411.35295640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.721461057663">
                <text:p>32.721461057663</text:p>
              </table:table-cell>
              <table:table-cell office:value-type="float" office:value="60476.5971763292">
                <text:p>60476.597176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8375918865204">
                <text:p>32.8375918865204</text:p>
              </table:table-cell>
              <table:table-cell office:value-type="float" office:value="59656.854843478">
                <text:p>59656.8548434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9504637718201">
                <text:p>32.9504637718201</text:p>
              </table:table-cell>
              <table:table-cell office:value-type="float" office:value="60245.2947600329">
                <text:p>60245.29476003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0658133029938">
                <text:p>33.0658133029938</text:p>
              </table:table-cell>
              <table:table-cell office:value-type="float" office:value="57772.2330744857">
                <text:p>57772.23307448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1824615001678">
                <text:p>33.1824615001678</text:p>
              </table:table-cell>
              <table:table-cell office:value-type="float" office:value="55894.562950427">
                <text:p>55894.5629504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3014466762543">
                <text:p>33.3014466762543</text:p>
              </table:table-cell>
              <table:table-cell office:value-type="float" office:value="53586.5072416142">
                <text:p>53586.50724161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4179794788361">
                <text:p>33.4179794788361</text:p>
              </table:table-cell>
              <table:table-cell office:value-type="float" office:value="53478.5044376338">
                <text:p>53478.50443763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5342507362366">
                <text:p>33.5342507362366</text:p>
              </table:table-cell>
              <table:table-cell office:value-type="float" office:value="52360.3178989372">
                <text:p>52360.31789893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6480481624603">
                <text:p>33.6480481624603</text:p>
              </table:table-cell>
              <table:table-cell office:value-type="float" office:value="52233.1672801859">
                <text:p>52233.16728018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7629990577698">
                <text:p>33.7629990577698</text:p>
              </table:table-cell>
              <table:table-cell office:value-type="float" office:value="50456.3273246927">
                <text:p>50456.32732469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8798341751099">
                <text:p>33.8798341751099</text:p>
              </table:table-cell>
              <table:table-cell office:value-type="float" office:value="48410.1024483616">
                <text:p>48410.10244836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9986431598663">
                <text:p>33.9986431598663</text:p>
              </table:table-cell>
              <table:table-cell office:value-type="float" office:value="46393.7976685711">
                <text:p>46393.79766857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.1143975257874">
                <text:p>34.1143975257874</text:p>
              </table:table-cell>
              <table:table-cell office:value-type="float" office:value="46443.1726373765">
                <text:p>46443.17263737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.2307074069977">
                <text:p>34.2307074069977</text:p>
              </table:table-cell>
              <table:table-cell office:value-type="float" office:value="45052.0621762508">
                <text:p>45052.06217625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.3456599712372">
                <text:p>34.3456599712372</text:p>
              </table:table-cell>
              <table:table-cell office:value-type="float" office:value="44540.1112526081">
                <text:p>44540.11125260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4602742195129">
                <text:p>34.4602742195129</text:p>
              </table:table-cell>
              <table:table-cell office:value-type="float" office:value="43624.5935843005">
                <text:p>43624.5935843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.576652765274">
                <text:p>34.576652765274</text:p>
              </table:table-cell>
              <table:table-cell office:value-type="float" office:value="42000.8685280675">
                <text:p>42000.8685280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6944241523743">
                <text:p>34.6944241523743</text:p>
              </table:table-cell>
              <table:table-cell office:value-type="float" office:value="40621.0720429825">
                <text:p>40621.07204298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8107938766479">
                <text:p>34.8107938766479</text:p>
              </table:table-cell>
              <table:table-cell office:value-type="float" office:value="40285.3923497716">
                <text:p>40285.39234977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9264209270477">
                <text:p>34.9264209270477</text:p>
              </table:table-cell>
              <table:table-cell office:value-type="float" office:value="39783.0783030053">
                <text:p>39783.07830300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.0420899391174">
                <text:p>35.0420899391174</text:p>
              </table:table-cell>
              <table:table-cell office:value-type="float" office:value="39146.1802861377">
                <text:p>39146.18028613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.15700340271">
                <text:p>35.15700340271</text:p>
              </table:table-cell>
              <table:table-cell office:value-type="float" office:value="38777.00541514">
                <text:p>38777.005415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2736539840698">
                <text:p>35.2736539840698</text:p>
              </table:table-cell>
              <table:table-cell office:value-type="float" office:value="37719.486252933">
                <text:p>37719.486252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.3909499645233">
                <text:p>35.3909499645233</text:p>
              </table:table-cell>
              <table:table-cell office:value-type="float" office:value="37170.9242136287">
                <text:p>37170.92421362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.5073277950287">
                <text:p>35.5073277950287</text:p>
              </table:table-cell>
              <table:table-cell office:value-type="float" office:value="37120.4720112103">
                <text:p>37120.47201121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.623482465744">
                <text:p>35.623482465744</text:p>
              </table:table-cell>
              <table:table-cell office:value-type="float" office:value="37054.0415937995">
                <text:p>37054.04159379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7388861179352">
                <text:p>35.7388861179352</text:p>
              </table:table-cell>
              <table:table-cell office:value-type="float" office:value="37225.8582673261">
                <text:p>37225.85826732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8536500930786">
                <text:p>35.8536500930786</text:p>
              </table:table-cell>
              <table:table-cell office:value-type="float" office:value="37433.3495735995">
                <text:p>37433.34957359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970183134079">
                <text:p>35.970183134079</text:p>
              </table:table-cell>
              <table:table-cell office:value-type="float" office:value="37002.3811528822">
                <text:p>37002.38115288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.0866003036499">
                <text:p>36.0866003036499</text:p>
              </table:table-cell>
              <table:table-cell office:value-type="float" office:value="37245.365232475">
                <text:p>37245.365232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.2028033733368">
                <text:p>36.2028033733368</text:p>
              </table:table-cell>
              <table:table-cell office:value-type="float" office:value="37589.3684372506">
                <text:p>37589.36843725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.3195536136627">
                <text:p>36.3195536136627</text:p>
              </table:table-cell>
              <table:table-cell office:value-type="float" office:value="37824.3332747924">
                <text:p>37824.33327479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.4343085289001">
                <text:p>36.4343085289001</text:p>
              </table:table-cell>
              <table:table-cell office:value-type="float" office:value="39039.7220958329">
                <text:p>39039.72209583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.5502700805664">
                <text:p>36.5502700805664</text:p>
              </table:table-cell>
              <table:table-cell office:value-type="float" office:value="39185.4018397214">
                <text:p>39185.40183972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.6665909290314">
                <text:p>36.6665909290314</text:p>
              </table:table-cell>
              <table:table-cell office:value-type="float" office:value="39752.1171915513">
                <text:p>39752.11719155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.7830884456635">
                <text:p>36.7830884456635</text:p>
              </table:table-cell>
              <table:table-cell office:value-type="float" office:value="40515.8851145866">
                <text:p>40515.88511458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.8992931842804">
                <text:p>36.8992931842804</text:p>
              </table:table-cell>
              <table:table-cell office:value-type="float" office:value="41444.0930492124">
                <text:p>41444.09304921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.0156266689301">
                <text:p>37.0156266689301</text:p>
              </table:table-cell>
              <table:table-cell office:value-type="float" office:value="42292.208600273">
                <text:p>42292.2086002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.1306011676788">
                <text:p>37.1306011676788</text:p>
              </table:table-cell>
              <table:table-cell office:value-type="float" office:value="43835.8075473107">
                <text:p>43835.80754731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.2468707561493">
                <text:p>37.2468707561493</text:p>
              </table:table-cell>
              <table:table-cell office:value-type="float" office:value="44379.6186765641">
                <text:p>44379.61867656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.3636071681976">
                <text:p>37.3636071681976</text:p>
              </table:table-cell>
              <table:table-cell office:value-type="float" office:value="45298.6339670117">
                <text:p>45298.63396701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.4789607524872">
                <text:p>37.4789607524872</text:p>
              </table:table-cell>
              <table:table-cell office:value-type="float" office:value="46951.2935671354">
                <text:p>46951.29356713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.5950531959534">
                <text:p>37.5950531959534</text:p>
              </table:table-cell>
              <table:table-cell office:value-type="float" office:value="47892.8673907999">
                <text:p>47892.86739079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.7115774154663">
                <text:p>37.7115774154663</text:p>
              </table:table-cell>
              <table:table-cell office:value-type="float" office:value="48882.5415335006">
                <text:p>48882.54153350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.8268520832062">
                <text:p>37.8268520832062</text:p>
              </table:table-cell>
              <table:table-cell office:value-type="float" office:value="50661.6077452394">
                <text:p>50661.60774523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.9431557655334">
                <text:p>37.9431557655334</text:p>
              </table:table-cell>
              <table:table-cell office:value-type="float" office:value="51451.5093611691">
                <text:p>51451.5093611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.0598680973053">
                <text:p>38.0598680973053</text:p>
              </table:table-cell>
              <table:table-cell office:value-type="float" office:value="52505.1629675176">
                <text:p>52505.1629675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.17524933815">
                <text:p>38.17524933815</text:p>
              </table:table-cell>
              <table:table-cell office:value-type="float" office:value="54428.2584761873">
                <text:p>54428.25847618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.290923833847">
                <text:p>38.290923833847</text:p>
              </table:table-cell>
              <table:table-cell office:value-type="float" office:value="55535.1459393949">
                <text:p>55535.14593939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.4080262184143">
                <text:p>38.4080262184143</text:p>
              </table:table-cell>
              <table:table-cell office:value-type="float" office:value="56019.3545523584">
                <text:p>56019.35455235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.523131608963">
                <text:p>38.523131608963</text:p>
              </table:table-cell>
              <table:table-cell office:value-type="float" office:value="58242.2766478799">
                <text:p>58242.2766478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